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2.1+273" office:value-type="float" office:value="295.1" calcext:value-type="float">
            <text:p>295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908025221200136" calcext:value-type="float">
            <text:p>0.908025221200136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93592501439676" calcext:value-type="float">
            <text:p>0.007935925014397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9"/>
        </table:table-row>
        <table:table-row table:style-name="ro1">
          <table:table-cell office:value-type="time" office:time-value="PT17H32M39.9S" calcext:value-type="time">
            <text:p>17:32:39.90</text:p>
          </table:table-cell>
          <table:table-cell office:value-type="float" office:value="0" calcext:value-type="float">
            <text:p>0</text:p>
          </table:table-cell>
          <table:table-cell office:value-type="float" office:value="0.00000002732898" calcext:value-type="float">
            <text:p>2.73E-08</text:p>
          </table:table-cell>
          <table:table-cell table:formula="of:=[.C4]*10^9" office:value-type="float" office:value="27.32898" calcext:value-type="float">
            <text:p>27.32898</text:p>
          </table:table-cell>
          <table:table-cell table:formula="of:=[.$N$1]*[.D4]" office:value-type="float" office:value="24.8154031096741" calcext:value-type="float">
            <text:p>24.815403109674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7H32M40.269S" calcext:value-type="time">
            <text:p>17:32:40.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681184" calcext:value-type="float">
            <text:p>2.68E-08</text:p>
          </table:table-cell>
          <table:table-cell table:formula="of:=[.C5]*10^9" office:value-type="float" office:value="26.81184" calcext:value-type="float">
            <text:p>26.81184</text:p>
          </table:table-cell>
          <table:table-cell table:formula="of:=[.$N$1]*[.D5]" office:value-type="float" office:value="24.3458269467827" calcext:value-type="float">
            <text:p>24.3458269467827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25.0301928436481" calcext:value-type="float">
            <text:p>25.030192843648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623813244412482" calcext:value-type="float">
            <text:p>0.623813244412482</text:p>
          </table:table-cell>
          <table:table-cell/>
          <table:table-cell table:formula="of:=(MAX([.E4:.E8])-MIN([.E4:.E8]))/2" office:value-type="float" office:value="0.651240228770845" calcext:value-type="float">
            <text:p>0.651240228770845</text:p>
          </table:table-cell>
          <table:table-cell table:number-columns-repeated="2"/>
        </table:table-row>
        <table:table-row table:style-name="ro1">
          <table:table-cell office:value-type="time" office:time-value="PT17H32M40.637S" calcext:value-type="time">
            <text:p>17:32:40.64</text:p>
          </table:table-cell>
          <table:table-cell office:value-type="float" office:value="0" calcext:value-type="float">
            <text:p>0</text:p>
          </table:table-cell>
          <table:table-cell office:value-type="float" office:value="0.00000002824625" calcext:value-type="float">
            <text:p>2.82E-08</text:p>
          </table:table-cell>
          <table:table-cell table:formula="of:=[.C6]*10^9" office:value-type="float" office:value="28.24625" calcext:value-type="float">
            <text:p>28.24625</text:p>
          </table:table-cell>
          <table:table-cell table:formula="of:=[.$N$1]*[.D6]" office:value-type="float" office:value="25.6483074043243" calcext:value-type="float">
            <text:p>25.6483074043243</text:p>
          </table:table-cell>
          <table:table-cell table:number-columns-repeated="9"/>
        </table:table-row>
        <table:table-row table:style-name="ro1">
          <table:table-cell office:value-type="time" office:time-value="PT17H32M41.005S" calcext:value-type="time">
            <text:p>17:32:41.01</text:p>
          </table:table-cell>
          <table:table-cell office:value-type="float" office:value="0" calcext:value-type="float">
            <text:p>0</text:p>
          </table:table-cell>
          <table:table-cell office:value-type="float" office:value="0.00000002785101" calcext:value-type="float">
            <text:p>2.79E-08</text:p>
          </table:table-cell>
          <table:table-cell table:formula="of:=[.C7]*10^9" office:value-type="float" office:value="27.85101" calcext:value-type="float">
            <text:p>27.85101</text:p>
          </table:table-cell>
          <table:table-cell table:formula="of:=[.$N$1]*[.D7]" office:value-type="float" office:value="25.2894195158972" calcext:value-type="float">
            <text:p>25.2894195158972</text:p>
          </table:table-cell>
          <table:table-cell table:number-columns-repeated="9"/>
        </table:table-row>
        <table:table-row table:style-name="ro1">
          <table:table-cell office:value-type="time" office:time-value="PT17H32M41.372S" calcext:value-type="time">
            <text:p>17:32:41.37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8955" calcext:value-type="float">
            <text:p>2.76E-08</text:p>
          </table:table-cell>
          <table:table-cell table:formula="of:=[.C8]*10^9" office:value-type="float" office:value="27.58955" calcext:value-type="float">
            <text:p>27.58955</text:p>
          </table:table-cell>
          <table:table-cell table:formula="of:=[.$N$1]*[.D8]" office:value-type="float" office:value="25.0520072415622" calcext:value-type="float">
            <text:p>25.0520072415622</text:p>
          </table:table-cell>
          <table:table-cell table:number-columns-repeated="9"/>
        </table:table-row>
        <table:table-row table:style-name="ro1">
          <table:table-cell office:value-type="time" office:time-value="PT17H32M41.748S" calcext:value-type="time">
            <text:p>17:32:41.7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7715384" calcext:value-type="float">
            <text:p>-7.72E-08</text:p>
          </table:table-cell>
          <table:table-cell table:formula="of:=[.C9]*10^9" office:value-type="float" office:value="-77.15384" calcext:value-type="float">
            <text:p>-77.15384</text:p>
          </table:table-cell>
          <table:table-cell table:formula="of:=[.$N$1]*[.D9]" office:value-type="float" office:value="-70.0576326324399" calcext:value-type="float">
            <text:p>-70.0576326324399</text:p>
          </table:table-cell>
          <table:table-cell table:number-columns-repeated="9"/>
        </table:table-row>
        <table:table-row table:style-name="ro1">
          <table:table-cell office:value-type="time" office:time-value="PT17H32M42.131S" calcext:value-type="time">
            <text:p>17:32:42.13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7683141" calcext:value-type="float">
            <text:p>-7.68E-08</text:p>
          </table:table-cell>
          <table:table-cell table:formula="of:=[.C10]*10^9" office:value-type="float" office:value="-76.83141" calcext:value-type="float">
            <text:p>-76.83141</text:p>
          </table:table-cell>
          <table:table-cell table:formula="of:=[.$N$1]*[.D10]" office:value-type="float" office:value="-69.7648580603684" calcext:value-type="float">
            <text:p>-69.764858060368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69.7314100433202" calcext:value-type="float">
            <text:p>-69.7314100433202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608890995558481" calcext:value-type="float">
            <text:p>0.608890995558481</text:p>
          </table:table-cell>
          <table:table-cell/>
          <table:table-cell table:formula="of:=(MAX([.E9:.E13])-MIN([.E9:.E13]))/2" office:value-type="float" office:value="0.279726249642927" calcext:value-type="float">
            <text:p>0.279726249642927</text:p>
          </table:table-cell>
          <table:table-cell table:number-columns-repeated="2"/>
        </table:table-row>
        <table:table-row table:style-name="ro1">
          <table:table-cell office:value-type="time" office:time-value="PT17H32M42.507S" calcext:value-type="time">
            <text:p>17:32:42.5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7653772" calcext:value-type="float">
            <text:p>-7.65E-08</text:p>
          </table:table-cell>
          <table:table-cell table:formula="of:=[.C11]*10^9" office:value-type="float" office:value="-76.53772" calcext:value-type="float">
            <text:p>-76.53772</text:p>
          </table:table-cell>
          <table:table-cell table:formula="of:=[.$N$1]*[.D11]" office:value-type="float" office:value="-69.4981801331541" calcext:value-type="float">
            <text:p>-69.4981801331541</text:p>
          </table:table-cell>
          <table:table-cell table:number-columns-repeated="9"/>
        </table:table-row>
        <table:table-row table:style-name="ro1">
          <table:table-cell office:value-type="time" office:time-value="PT17H32M42.883S" calcext:value-type="time">
            <text:p>17:32:42.8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7669892" calcext:value-type="float">
            <text:p>-7.67E-08</text:p>
          </table:table-cell>
          <table:table-cell table:formula="of:=[.C12]*10^9" office:value-type="float" office:value="-76.69892" calcext:value-type="float">
            <text:p>-76.69892</text:p>
          </table:table-cell>
          <table:table-cell table:formula="of:=[.$N$1]*[.D12]" office:value-type="float" office:value="-69.6445537988115" calcext:value-type="float">
            <text:p>-69.6445537988115</text:p>
          </table:table-cell>
          <table:table-cell table:number-columns-repeated="9"/>
        </table:table-row>
        <table:table-row table:style-name="ro1">
          <table:table-cell office:value-type="time" office:time-value="PT17H32M43.267S" calcext:value-type="time">
            <text:p>17:32:43.2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7675098" calcext:value-type="float">
            <text:p>-7.68E-08</text:p>
          </table:table-cell>
          <table:table-cell table:formula="of:=[.C13]*10^9" office:value-type="float" office:value="-76.75098" calcext:value-type="float">
            <text:p>-76.75098</text:p>
          </table:table-cell>
          <table:table-cell table:formula="of:=[.$N$1]*[.D13]" office:value-type="float" office:value="-69.6918255918272" calcext:value-type="float">
            <text:p>-69.6918255918272</text:p>
          </table:table-cell>
          <table:table-cell table:number-columns-repeated="9"/>
        </table:table-row>
        <table:table-row table:style-name="ro1">
          <table:table-cell office:value-type="time" office:time-value="PT17H32M43.651S" calcext:value-type="time">
            <text:p>17:32:43.65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047429" calcext:value-type="float">
            <text:p>-1.05E-07</text:p>
          </table:table-cell>
          <table:table-cell table:formula="of:=[.C14]*10^9" office:value-type="float" office:value="-104.7429" calcext:value-type="float">
            <text:p>-104.7429</text:p>
          </table:table-cell>
          <table:table-cell table:formula="of:=[.$N$1]*[.D14]" office:value-type="float" office:value="-95.1091949416437" calcext:value-type="float">
            <text:p>-95.1091949416437</text:p>
          </table:table-cell>
          <table:table-cell table:number-columns-repeated="9"/>
        </table:table-row>
        <table:table-row table:style-name="ro1">
          <table:table-cell office:value-type="time" office:time-value="PT17H32M44.034S" calcext:value-type="time">
            <text:p>17:32:44.0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042328" calcext:value-type="float">
            <text:p>-1.04E-07</text:p>
          </table:table-cell>
          <table:table-cell table:formula="of:=[.C15]*10^9" office:value-type="float" office:value="-104.2328" calcext:value-type="float">
            <text:p>-104.2328</text:p>
          </table:table-cell>
          <table:table-cell table:formula="of:=[.$N$1]*[.D15]" office:value-type="float" office:value="-94.6460112763095" calcext:value-type="float">
            <text:p>-94.646011276309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94.7076843493334" calcext:value-type="float">
            <text:p>-94.7076843493334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800031320180506" calcext:value-type="float">
            <text:p>0.800031320180506</text:p>
          </table:table-cell>
          <table:table-cell/>
          <table:table-cell table:formula="of:=(MAX([.E14:.E18])-MIN([.E14:.E18]))/2" office:value-type="float" office:value="0.301918386049046" calcext:value-type="float">
            <text:p>0.301918386049046</text:p>
          </table:table-cell>
          <table:table-cell table:number-columns-repeated="2"/>
        </table:table-row>
        <table:table-row table:style-name="ro1">
          <table:table-cell office:value-type="time" office:time-value="PT17H32M44.418S" calcext:value-type="time">
            <text:p>17:32:44.4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040779" calcext:value-type="float">
            <text:p>-1.04E-07</text:p>
          </table:table-cell>
          <table:table-cell table:formula="of:=[.C16]*10^9" office:value-type="float" office:value="-104.0779" calcext:value-type="float">
            <text:p>-104.0779</text:p>
          </table:table-cell>
          <table:table-cell table:formula="of:=[.$N$1]*[.D16]" office:value-type="float" office:value="-94.5053581695456" calcext:value-type="float">
            <text:p>-94.5053581695456</text:p>
          </table:table-cell>
          <table:table-cell table:number-columns-repeated="9"/>
        </table:table-row>
        <table:table-row table:style-name="ro1">
          <table:table-cell office:value-type="time" office:time-value="PT17H32M44.794S" calcext:value-type="time">
            <text:p>17:32:44.79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043025" calcext:value-type="float">
            <text:p>-1.04E-07</text:p>
          </table:table-cell>
          <table:table-cell table:formula="of:=[.C17]*10^9" office:value-type="float" office:value="-104.3025" calcext:value-type="float">
            <text:p>-104.3025</text:p>
          </table:table-cell>
          <table:table-cell table:formula="of:=[.$N$1]*[.D17]" office:value-type="float" office:value="-94.7093006342272" calcext:value-type="float">
            <text:p>-94.7093006342272</text:p>
          </table:table-cell>
          <table:table-cell table:number-columns-repeated="9"/>
        </table:table-row>
        <table:table-row table:style-name="ro1">
          <table:table-cell office:value-type="time" office:time-value="PT17H32M45.17S" calcext:value-type="time">
            <text:p>17:32:45.1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1041475" calcext:value-type="float">
            <text:p>-1.04E-07</text:p>
          </table:table-cell>
          <table:table-cell table:formula="of:=[.C18]*10^9" office:value-type="float" office:value="-104.1475" calcext:value-type="float">
            <text:p>-104.1475</text:p>
          </table:table-cell>
          <table:table-cell table:formula="of:=[.$N$1]*[.D18]" office:value-type="float" office:value="-94.5685567249412" calcext:value-type="float">
            <text:p>-94.5685567249412</text:p>
          </table:table-cell>
          <table:table-cell table:number-columns-repeated="9"/>
        </table:table-row>
        <table:table-row table:style-name="ro1">
          <table:table-cell office:value-type="time" office:time-value="PT17H32M45.555S" calcext:value-type="time">
            <text:p>17:32:45.5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1259544" calcext:value-type="float">
            <text:p>-1.26E-07</text:p>
          </table:table-cell>
          <table:table-cell table:formula="of:=[.C19]*10^9" office:value-type="float" office:value="-125.9544" calcext:value-type="float">
            <text:p>-125.9544</text:p>
          </table:table-cell>
          <table:table-cell table:formula="of:=[.$N$1]*[.D19]" office:value-type="float" office:value="-114.36977192113" calcext:value-type="float">
            <text:p>-114.36977192113</text:p>
          </table:table-cell>
          <table:table-cell table:number-columns-repeated="9"/>
        </table:table-row>
        <table:table-row table:style-name="ro1">
          <table:table-cell office:value-type="time" office:time-value="PT17H32M45.938S" calcext:value-type="time">
            <text:p>17:32:45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1255796" calcext:value-type="float">
            <text:p>-1.26E-07</text:p>
          </table:table-cell>
          <table:table-cell table:formula="of:=[.C20]*10^9" office:value-type="float" office:value="-125.5796" calcext:value-type="float">
            <text:p>-125.5796</text:p>
          </table:table-cell>
          <table:table-cell table:formula="of:=[.$N$1]*[.D20]" office:value-type="float" office:value="-114.029444068225" calcext:value-type="float">
            <text:p>-114.029444068225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114.169970051458" calcext:value-type="float">
            <text:p>-114.169970051458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919124921604941" calcext:value-type="float">
            <text:p>0.919124921604941</text:p>
          </table:table-cell>
          <table:table-cell/>
          <table:table-cell table:formula="of:=(MAX([.E19:.E23])-MIN([.E19:.E23]))/2" office:value-type="float" office:value="0.170163926452901" calcext:value-type="float">
            <text:p>0.170163926452901</text:p>
          </table:table-cell>
          <table:table-cell table:number-columns-repeated="2"/>
        </table:table-row>
        <table:table-row table:style-name="ro1">
          <table:table-cell office:value-type="time" office:time-value="PT17H32M46.322S" calcext:value-type="time">
            <text:p>17:32:46.3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1257222" calcext:value-type="float">
            <text:p>-1.26E-07</text:p>
          </table:table-cell>
          <table:table-cell table:formula="of:=[.C21]*10^9" office:value-type="float" office:value="-125.7222" calcext:value-type="float">
            <text:p>-125.7222</text:p>
          </table:table-cell>
          <table:table-cell table:formula="of:=[.$N$1]*[.D21]" office:value-type="float" office:value="-114.158928464768" calcext:value-type="float">
            <text:p>-114.158928464768</text:p>
          </table:table-cell>
          <table:table-cell table:number-columns-repeated="9"/>
        </table:table-row>
        <table:table-row table:style-name="ro1">
          <table:table-cell office:value-type="time" office:time-value="PT17H32M46.697S" calcext:value-type="time">
            <text:p>17:32:46.7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1258103" calcext:value-type="float">
            <text:p>-1.26E-07</text:p>
          </table:table-cell>
          <table:table-cell table:formula="of:=[.C22]*10^9" office:value-type="float" office:value="-125.8103" calcext:value-type="float">
            <text:p>-125.8103</text:p>
          </table:table-cell>
          <table:table-cell table:formula="of:=[.$N$1]*[.D22]" office:value-type="float" office:value="-114.238925486755" calcext:value-type="float">
            <text:p>-114.238925486755</text:p>
          </table:table-cell>
          <table:table-cell table:number-columns-repeated="9"/>
        </table:table-row>
        <table:table-row table:style-name="ro1">
          <table:table-cell office:value-type="time" office:time-value="PT17H32M47.074S" calcext:value-type="time">
            <text:p>17:32:47.0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1256053" calcext:value-type="float">
            <text:p>-1.26E-07</text:p>
          </table:table-cell>
          <table:table-cell table:formula="of:=[.C23]*10^9" office:value-type="float" office:value="-125.6053" calcext:value-type="float">
            <text:p>-125.6053</text:p>
          </table:table-cell>
          <table:table-cell table:formula="of:=[.$N$1]*[.D23]" office:value-type="float" office:value="-114.052780316409" calcext:value-type="float">
            <text:p>-114.052780316409</text:p>
          </table:table-cell>
          <table:table-cell table:number-columns-repeated="9"/>
        </table:table-row>
        <table:table-row table:style-name="ro1">
          <table:table-cell office:value-type="time" office:time-value="PT17H32M47.459S" calcext:value-type="time">
            <text:p>17:32:47.4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1445044" calcext:value-type="float">
            <text:p>-1.45E-07</text:p>
          </table:table-cell>
          <table:table-cell table:formula="of:=[.C24]*10^9" office:value-type="float" office:value="-144.5044" calcext:value-type="float">
            <text:p>-144.5044</text:p>
          </table:table-cell>
          <table:table-cell table:formula="of:=[.$N$1]*[.D24]" office:value-type="float" office:value="-131.213639774393" calcext:value-type="float">
            <text:p>-131.213639774393</text:p>
          </table:table-cell>
          <table:table-cell table:number-columns-repeated="9"/>
        </table:table-row>
        <table:table-row table:style-name="ro1">
          <table:table-cell office:value-type="time" office:time-value="PT17H32M47.842S" calcext:value-type="time">
            <text:p>17:32:47.8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1441998" calcext:value-type="float">
            <text:p>-1.44E-07</text:p>
          </table:table-cell>
          <table:table-cell table:formula="of:=[.C25]*10^9" office:value-type="float" office:value="-144.1998" calcext:value-type="float">
            <text:p>-144.1998</text:p>
          </table:table-cell>
          <table:table-cell table:formula="of:=[.$N$1]*[.D25]" office:value-type="float" office:value="-130.937055292015" calcext:value-type="float">
            <text:p>-130.937055292015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131.004739492004" calcext:value-type="float">
            <text:p>-131.004739492004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1.05443456774635" calcext:value-type="float">
            <text:p>1.05443456774635</text:p>
          </table:table-cell>
          <table:table-cell/>
          <table:table-cell table:formula="of:=(MAX([.E24:.E28])-MIN([.E24:.E28]))/2" office:value-type="float" office:value="0.193817983465181" calcext:value-type="float">
            <text:p>0.193817983465181</text:p>
          </table:table-cell>
          <table:table-cell table:number-columns-repeated="2"/>
        </table:table-row>
        <table:table-row table:style-name="ro1">
          <table:table-cell office:value-type="time" office:time-value="PT17H32M48.226S" calcext:value-type="time">
            <text:p>17:32:48.2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1442851" calcext:value-type="float">
            <text:p>-1.44E-07</text:p>
          </table:table-cell>
          <table:table-cell table:formula="of:=[.C26]*10^9" office:value-type="float" office:value="-144.2851" calcext:value-type="float">
            <text:p>-144.2851</text:p>
          </table:table-cell>
          <table:table-cell table:formula="of:=[.$N$1]*[.D26]" office:value-type="float" office:value="-131.014509843384" calcext:value-type="float">
            <text:p>-131.014509843384</text:p>
          </table:table-cell>
          <table:table-cell table:number-columns-repeated="9"/>
        </table:table-row>
        <table:table-row table:style-name="ro1">
          <table:table-cell office:value-type="time" office:time-value="PT17H32M48.61S" calcext:value-type="time">
            <text:p>17:32:48.6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1443049" calcext:value-type="float">
            <text:p>-1.44E-07</text:p>
          </table:table-cell>
          <table:table-cell table:formula="of:=[.C27]*10^9" office:value-type="float" office:value="-144.3049" calcext:value-type="float">
            <text:p>-144.3049</text:p>
          </table:table-cell>
          <table:table-cell table:formula="of:=[.$N$1]*[.D27]" office:value-type="float" office:value="-131.032488742764" calcext:value-type="float">
            <text:p>-131.032488742764</text:p>
          </table:table-cell>
          <table:table-cell table:number-columns-repeated="9"/>
        </table:table-row>
        <table:table-row table:style-name="ro1">
          <table:table-cell office:value-type="time" office:time-value="PT17H32M48.993S" calcext:value-type="time">
            <text:p>17:32:48.9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1440775" calcext:value-type="float">
            <text:p>-1.44E-07</text:p>
          </table:table-cell>
          <table:table-cell table:formula="of:=[.C28]*10^9" office:value-type="float" office:value="-144.0775" calcext:value-type="float">
            <text:p>-144.0775</text:p>
          </table:table-cell>
          <table:table-cell table:formula="of:=[.$N$1]*[.D28]" office:value-type="float" office:value="-130.826003807463" calcext:value-type="float">
            <text:p>-130.826003807463</text:p>
          </table:table-cell>
          <table:table-cell table:number-columns-repeated="9"/>
        </table:table-row>
        <table:table-row table:style-name="ro1">
          <table:table-cell office:value-type="time" office:time-value="PT17H32M49.377S" calcext:value-type="time">
            <text:p>17:32:49.3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1607985" calcext:value-type="float">
            <text:p>-1.61E-07</text:p>
          </table:table-cell>
          <table:table-cell table:formula="of:=[.C29]*10^9" office:value-type="float" office:value="-160.7985" calcext:value-type="float">
            <text:p>-160.7985</text:p>
          </table:table-cell>
          <table:table-cell table:formula="of:=[.$N$1]*[.D29]" office:value-type="float" office:value="-146.00909353115" calcext:value-type="float">
            <text:p>-146.00909353115</text:p>
          </table:table-cell>
          <table:table-cell table:number-columns-repeated="9"/>
        </table:table-row>
        <table:table-row table:style-name="ro1">
          <table:table-cell office:value-type="time" office:time-value="PT17H32M49.753S" calcext:value-type="time">
            <text:p>17:32:49.7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160885" calcext:value-type="float">
            <text:p>-1.61E-07</text:p>
          </table:table-cell>
          <table:table-cell table:formula="of:=[.C30]*10^9" office:value-type="float" office:value="-160.885" calcext:value-type="float">
            <text:p>-160.885</text:p>
          </table:table-cell>
          <table:table-cell table:formula="of:=[.$N$1]*[.D30]" office:value-type="float" office:value="-146.087637712784" calcext:value-type="float">
            <text:p>-146.087637712784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145.954612017878" calcext:value-type="float">
            <text:p>-145.954612017878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1.16940170494806" calcext:value-type="float">
            <text:p>1.16940170494806</text:p>
          </table:table-cell>
          <table:table-cell/>
          <table:table-cell table:formula="of:=(MAX([.E29:.E33])-MIN([.E29:.E33]))/2" office:value-type="float" office:value="0.177155720656131" calcext:value-type="float">
            <text:p>0.177155720656131</text:p>
          </table:table-cell>
          <table:table-cell table:number-columns-repeated="2"/>
        </table:table-row>
        <table:table-row table:style-name="ro1">
          <table:table-cell office:value-type="time" office:time-value="PT17H32M50.129S" calcext:value-type="time">
            <text:p>17:32:50.1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1608395" calcext:value-type="float">
            <text:p>-1.61E-07</text:p>
          </table:table-cell>
          <table:table-cell table:formula="of:=[.C31]*10^9" office:value-type="float" office:value="-160.8395" calcext:value-type="float">
            <text:p>-160.8395</text:p>
          </table:table-cell>
          <table:table-cell table:formula="of:=[.$N$1]*[.D31]" office:value-type="float" office:value="-146.046322565219" calcext:value-type="float">
            <text:p>-146.046322565219</text:p>
          </table:table-cell>
          <table:table-cell table:number-columns-repeated="9"/>
        </table:table-row>
        <table:table-row table:style-name="ro1">
          <table:table-cell office:value-type="time" office:time-value="PT17H32M50.513S" calcext:value-type="time">
            <text:p>17:32:50.5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1606747" calcext:value-type="float">
            <text:p>-1.61E-07</text:p>
          </table:table-cell>
          <table:table-cell table:formula="of:=[.C32]*10^9" office:value-type="float" office:value="-160.6747" calcext:value-type="float">
            <text:p>-160.6747</text:p>
          </table:table-cell>
          <table:table-cell table:formula="of:=[.$N$1]*[.D32]" office:value-type="float" office:value="-145.896680008766" calcext:value-type="float">
            <text:p>-145.896680008766</text:p>
          </table:table-cell>
          <table:table-cell table:number-columns-repeated="9"/>
        </table:table-row>
        <table:table-row table:style-name="ro1">
          <table:table-cell office:value-type="time" office:time-value="PT17H32M50.897S" calcext:value-type="time">
            <text:p>17:32:50.9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1604948" calcext:value-type="float">
            <text:p>-1.60E-07</text:p>
          </table:table-cell>
          <table:table-cell table:formula="of:=[.C33]*10^9" office:value-type="float" office:value="-160.4948" calcext:value-type="float">
            <text:p>-160.4948</text:p>
          </table:table-cell>
          <table:table-cell table:formula="of:=[.$N$1]*[.D33]" office:value-type="float" office:value="-145.733326271472" calcext:value-type="float">
            <text:p>-145.733326271472</text:p>
          </table:table-cell>
          <table:table-cell table:number-columns-repeated="9"/>
        </table:table-row>
        <table:table-row table:style-name="ro1">
          <table:table-cell office:value-type="time" office:time-value="PT17H32M51.28S" calcext:value-type="time">
            <text:p>17:32:51.2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1758258" calcext:value-type="float">
            <text:p>-1.76E-07</text:p>
          </table:table-cell>
          <table:table-cell table:formula="of:=[.C34]*10^9" office:value-type="float" office:value="-175.8258" calcext:value-type="float">
            <text:p>-175.8258</text:p>
          </table:table-cell>
          <table:table-cell table:formula="of:=[.$N$1]*[.D34]" office:value-type="float" office:value="-159.654260937691" calcext:value-type="float">
            <text:p>-159.654260937691</text:p>
          </table:table-cell>
          <table:table-cell table:number-columns-repeated="9"/>
        </table:table-row>
        <table:table-row table:style-name="ro1">
          <table:table-cell office:value-type="time" office:time-value="PT17H32M51.656S" calcext:value-type="time">
            <text:p>17:32:51.6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1759402" calcext:value-type="float">
            <text:p>-1.76E-07</text:p>
          </table:table-cell>
          <table:table-cell table:formula="of:=[.C35]*10^9" office:value-type="float" office:value="-175.9402" calcext:value-type="float">
            <text:p>-175.9402</text:p>
          </table:table-cell>
          <table:table-cell table:formula="of:=[.$N$1]*[.D35]" office:value-type="float" office:value="-159.758139022996" calcext:value-type="float">
            <text:p>-159.75813902299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159.557737856677" calcext:value-type="float">
            <text:p>-159.557737856677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1.27893772531958" calcext:value-type="float">
            <text:p>1.27893772531958</text:p>
          </table:table-cell>
          <table:table-cell/>
          <table:table-cell table:formula="of:=(MAX([.E34:.E38])-MIN([.E34:.E38]))/2" office:value-type="float" office:value="0.197994899482694" calcext:value-type="float">
            <text:p>0.197994899482694</text:p>
          </table:table-cell>
          <table:table-cell table:number-columns-repeated="2"/>
        </table:table-row>
        <table:table-row table:style-name="ro1">
          <table:table-cell office:value-type="time" office:time-value="PT17H32M52.032S" calcext:value-type="time">
            <text:p>17:32:52.0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1757494" calcext:value-type="float">
            <text:p>-1.76E-07</text:p>
          </table:table-cell>
          <table:table-cell table:formula="of:=[.C36]*10^9" office:value-type="float" office:value="-175.7494" calcext:value-type="float">
            <text:p>-175.7494</text:p>
          </table:table-cell>
          <table:table-cell table:formula="of:=[.$N$1]*[.D36]" office:value-type="float" office:value="-159.584887810791" calcext:value-type="float">
            <text:p>-159.584887810791</text:p>
          </table:table-cell>
          <table:table-cell table:number-columns-repeated="9"/>
        </table:table-row>
        <table:table-row table:style-name="ro1">
          <table:table-cell office:value-type="time" office:time-value="PT17H32M52.416S" calcext:value-type="time">
            <text:p>17:32:52.4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175578" calcext:value-type="float">
            <text:p>-1.76E-07</text:p>
          </table:table-cell>
          <table:table-cell table:formula="of:=[.C37]*10^9" office:value-type="float" office:value="-175.578" calcext:value-type="float">
            <text:p>-175.578</text:p>
          </table:table-cell>
          <table:table-cell table:formula="of:=[.$N$1]*[.D37]" office:value-type="float" office:value="-159.429252287878" calcext:value-type="float">
            <text:p>-159.429252287878</text:p>
          </table:table-cell>
          <table:table-cell table:number-columns-repeated="9"/>
        </table:table-row>
        <table:table-row table:style-name="ro1">
          <table:table-cell office:value-type="time" office:time-value="PT17H32M52.8S" calcext:value-type="time">
            <text:p>17:32:52.8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1755041" calcext:value-type="float">
            <text:p>-1.76E-07</text:p>
          </table:table-cell>
          <table:table-cell table:formula="of:=[.C38]*10^9" office:value-type="float" office:value="-175.5041" calcext:value-type="float">
            <text:p>-175.5041</text:p>
          </table:table-cell>
          <table:table-cell table:formula="of:=[.$N$1]*[.D38]" office:value-type="float" office:value="-159.362149224031" calcext:value-type="float">
            <text:p>-159.362149224031</text:p>
          </table:table-cell>
          <table:table-cell table:number-columns-repeated="9"/>
        </table:table-row>
        <table:table-row table:style-name="ro1">
          <table:table-cell office:value-type="time" office:time-value="PT17H32M53.184S" calcext:value-type="time">
            <text:p>17:32:53.1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1895982" calcext:value-type="float">
            <text:p>-1.90E-07</text:p>
          </table:table-cell>
          <table:table-cell table:formula="of:=[.C39]*10^9" office:value-type="float" office:value="-189.5982" calcext:value-type="float">
            <text:p>-189.5982</text:p>
          </table:table-cell>
          <table:table-cell table:formula="of:=[.$N$1]*[.D39]" office:value-type="float" office:value="-172.159947494148" calcext:value-type="float">
            <text:p>-172.159947494148</text:p>
          </table:table-cell>
          <table:table-cell table:number-columns-repeated="9"/>
        </table:table-row>
        <table:table-row table:style-name="ro1">
          <table:table-cell office:value-type="time" office:time-value="PT17H32M53.567S" calcext:value-type="time">
            <text:p>17:32:53.5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1896935" calcext:value-type="float">
            <text:p>-1.90E-07</text:p>
          </table:table-cell>
          <table:table-cell table:formula="of:=[.C40]*10^9" office:value-type="float" office:value="-189.6935" calcext:value-type="float">
            <text:p>-189.6935</text:p>
          </table:table-cell>
          <table:table-cell table:formula="of:=[.$N$1]*[.D40]" office:value-type="float" office:value="-172.246482297728" calcext:value-type="float">
            <text:p>-172.246482297728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172.065077019037" calcext:value-type="float">
            <text:p>-172.065077019037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1.37369824536022" calcext:value-type="float">
            <text:p>1.37369824536022</text:p>
          </table:table-cell>
          <table:table-cell/>
          <table:table-cell table:formula="of:=(MAX([.E39:.E43])-MIN([.E39:.E43]))/2" office:value-type="float" office:value="0.165078985214194" calcext:value-type="float">
            <text:p>0.165078985214194</text:p>
          </table:table-cell>
          <table:table-cell table:number-columns-repeated="2"/>
        </table:table-row>
        <table:table-row table:style-name="ro1">
          <table:table-cell office:value-type="time" office:time-value="PT17H32M53.951S" calcext:value-type="time">
            <text:p>17:32:53.9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189463" calcext:value-type="float">
            <text:p>-1.89E-07</text:p>
          </table:table-cell>
          <table:table-cell table:formula="of:=[.C41]*10^9" office:value-type="float" office:value="-189.463" calcext:value-type="float">
            <text:p>-189.463</text:p>
          </table:table-cell>
          <table:table-cell table:formula="of:=[.$N$1]*[.D41]" office:value-type="float" office:value="-172.037182484241" calcext:value-type="float">
            <text:p>-172.037182484241</text:p>
          </table:table-cell>
          <table:table-cell table:number-columns-repeated="9"/>
        </table:table-row>
        <table:table-row table:style-name="ro1">
          <table:table-cell office:value-type="time" office:time-value="PT17H32M54.336S" calcext:value-type="time">
            <text:p>17:32:54.3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189384" calcext:value-type="float">
            <text:p>-1.89E-07</text:p>
          </table:table-cell>
          <table:table-cell table:formula="of:=[.C42]*10^9" office:value-type="float" office:value="-189.384" calcext:value-type="float">
            <text:p>-189.384</text:p>
          </table:table-cell>
          <table:table-cell table:formula="of:=[.$N$1]*[.D42]" office:value-type="float" office:value="-171.965448491767" calcext:value-type="float">
            <text:p>-171.965448491767</text:p>
          </table:table-cell>
          <table:table-cell table:number-columns-repeated="9"/>
        </table:table-row>
        <table:table-row table:style-name="ro1">
          <table:table-cell office:value-type="time" office:time-value="PT17H32M54.72S" calcext:value-type="time">
            <text:p>17:32:54.7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1893299" calcext:value-type="float">
            <text:p>-1.89E-07</text:p>
          </table:table-cell>
          <table:table-cell table:formula="of:=[.C43]*10^9" office:value-type="float" office:value="-189.3299" calcext:value-type="float">
            <text:p>-189.3299</text:p>
          </table:table-cell>
          <table:table-cell table:formula="of:=[.$N$1]*[.D43]" office:value-type="float" office:value="-171.9163243273" calcext:value-type="float">
            <text:p>-171.9163243273</text:p>
          </table:table-cell>
          <table:table-cell table:number-columns-repeated="9"/>
        </table:table-row>
        <table:table-row table:style-name="ro1">
          <table:table-cell office:value-type="time" office:time-value="PT17H32M55.104S" calcext:value-type="time">
            <text:p>17:32:55.1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2024103" calcext:value-type="float">
            <text:p>-2.02E-07</text:p>
          </table:table-cell>
          <table:table-cell table:formula="of:=[.C44]*10^9" office:value-type="float" office:value="-202.4103" calcext:value-type="float">
            <text:p>-202.4103</text:p>
          </table:table-cell>
          <table:table-cell table:formula="of:=[.$N$1]*[.D44]" office:value-type="float" office:value="-183.793657430686" calcext:value-type="float">
            <text:p>-183.793657430686</text:p>
          </table:table-cell>
          <table:table-cell table:number-columns-repeated="9"/>
        </table:table-row>
        <table:table-row table:style-name="ro1">
          <table:table-cell office:value-type="time" office:time-value="PT17H32M55.487S" calcext:value-type="time">
            <text:p>17:32:55.4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2025243" calcext:value-type="float">
            <text:p>-2.03E-07</text:p>
          </table:table-cell>
          <table:table-cell table:formula="of:=[.C45]*10^9" office:value-type="float" office:value="-202.5243" calcext:value-type="float">
            <text:p>-202.5243</text:p>
          </table:table-cell>
          <table:table-cell table:formula="of:=[.$N$1]*[.D45]" office:value-type="float" office:value="-183.897172305903" calcext:value-type="float">
            <text:p>-183.89717230590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183.708847875026" calcext:value-type="float">
            <text:p>-183.708847875026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1.46538002779545" calcext:value-type="float">
            <text:p>1.46538002779545</text:p>
          </table:table-cell>
          <table:table-cell/>
          <table:table-cell table:formula="of:=(MAX([.E44:.E48])-MIN([.E44:.E48]))/2" office:value-type="float" office:value="0.162854323422252" calcext:value-type="float">
            <text:p>0.162854323422252</text:p>
          </table:table-cell>
          <table:table-cell table:number-columns-repeated="2"/>
        </table:table-row>
        <table:table-row table:style-name="ro1">
          <table:table-cell office:value-type="time" office:time-value="PT17H32M55.87S" calcext:value-type="time">
            <text:p>17:32:55.8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2022637" calcext:value-type="float">
            <text:p>-2.02E-07</text:p>
          </table:table-cell>
          <table:table-cell table:formula="of:=[.C46]*10^9" office:value-type="float" office:value="-202.2637" calcext:value-type="float">
            <text:p>-202.2637</text:p>
          </table:table-cell>
          <table:table-cell table:formula="of:=[.$N$1]*[.D46]" office:value-type="float" office:value="-183.660540933258" calcext:value-type="float">
            <text:p>-183.660540933258</text:p>
          </table:table-cell>
          <table:table-cell table:number-columns-repeated="9"/>
        </table:table-row>
        <table:table-row table:style-name="ro1">
          <table:table-cell office:value-type="time" office:time-value="PT17H32M56.254S" calcext:value-type="time">
            <text:p>17:32:56.2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2021656" calcext:value-type="float">
            <text:p>-2.02E-07</text:p>
          </table:table-cell>
          <table:table-cell table:formula="of:=[.C47]*10^9" office:value-type="float" office:value="-202.1656" calcext:value-type="float">
            <text:p>-202.1656</text:p>
          </table:table-cell>
          <table:table-cell table:formula="of:=[.$N$1]*[.D47]" office:value-type="float" office:value="-183.571463659058" calcext:value-type="float">
            <text:p>-183.571463659058</text:p>
          </table:table-cell>
          <table:table-cell table:number-columns-repeated="9"/>
        </table:table-row>
        <table:table-row table:style-name="ro1">
          <table:table-cell office:value-type="time" office:time-value="PT17H32M56.63S" calcext:value-type="time">
            <text:p>17:32:56.6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2022206" calcext:value-type="float">
            <text:p>-2.02E-07</text:p>
          </table:table-cell>
          <table:table-cell table:formula="of:=[.C48]*10^9" office:value-type="float" office:value="-202.2206" calcext:value-type="float">
            <text:p>-202.2206</text:p>
          </table:table-cell>
          <table:table-cell table:formula="of:=[.$N$1]*[.D48]" office:value-type="float" office:value="-183.621405046224" calcext:value-type="float">
            <text:p>-183.621405046224</text:p>
          </table:table-cell>
          <table:table-cell table:number-columns-repeated="9"/>
        </table:table-row>
        <table:table-row table:style-name="ro1">
          <table:table-cell office:value-type="time" office:time-value="PT17H32M57.007S" calcext:value-type="time">
            <text:p>17:32:57.0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2143795" calcext:value-type="float">
            <text:p>-2.14E-07</text:p>
          </table:table-cell>
          <table:table-cell table:formula="of:=[.C49]*10^9" office:value-type="float" office:value="-214.3795" calcext:value-type="float">
            <text:p>-214.3795</text:p>
          </table:table-cell>
          <table:table-cell table:formula="of:=[.$N$1]*[.D49]" office:value-type="float" office:value="-194.661992908275" calcext:value-type="float">
            <text:p>-194.661992908275</text:p>
          </table:table-cell>
          <table:table-cell table:number-columns-repeated="9"/>
        </table:table-row>
        <table:table-row table:style-name="ro1">
          <table:table-cell office:value-type="time" office:time-value="PT17H32M57.39S" calcext:value-type="time">
            <text:p>17:32:57.3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2143803" calcext:value-type="float">
            <text:p>-2.14E-07</text:p>
          </table:table-cell>
          <table:table-cell table:formula="of:=[.C50]*10^9" office:value-type="float" office:value="-214.3803" calcext:value-type="float">
            <text:p>-214.3803</text:p>
          </table:table-cell>
          <table:table-cell table:formula="of:=[.$N$1]*[.D50]" office:value-type="float" office:value="-194.662719328452" calcext:value-type="float">
            <text:p>-194.662719328452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194.546383137111" calcext:value-type="float">
            <text:p>-194.546383137111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1.54888749221287" calcext:value-type="float">
            <text:p>1.54888749221287</text:p>
          </table:table-cell>
          <table:table-cell/>
          <table:table-cell table:formula="of:=(MAX([.E49:.E53])-MIN([.E49:.E53]))/2" office:value-type="float" office:value="0.136703197051688" calcext:value-type="float">
            <text:p>0.136703197051688</text:p>
          </table:table-cell>
          <table:table-cell table:number-columns-repeated="2"/>
        </table:table-row>
        <table:table-row table:style-name="ro1">
          <table:table-cell office:value-type="time" office:time-value="PT17H32M57.774S" calcext:value-type="time">
            <text:p>17:32:57.7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2140792" calcext:value-type="float">
            <text:p>-2.14E-07</text:p>
          </table:table-cell>
          <table:table-cell table:formula="of:=[.C51]*10^9" office:value-type="float" office:value="-214.0792" calcext:value-type="float">
            <text:p>-214.0792</text:p>
          </table:table-cell>
          <table:table-cell table:formula="of:=[.$N$1]*[.D51]" office:value-type="float" office:value="-194.389312934348" calcext:value-type="float">
            <text:p>-194.389312934348</text:p>
          </table:table-cell>
          <table:table-cell table:number-columns-repeated="9"/>
        </table:table-row>
        <table:table-row table:style-name="ro1">
          <table:table-cell office:value-type="time" office:time-value="PT17H32M58.158S" calcext:value-type="time">
            <text:p>17:32:58.1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2141273" calcext:value-type="float">
            <text:p>-2.14E-07</text:p>
          </table:table-cell>
          <table:table-cell table:formula="of:=[.C52]*10^9" office:value-type="float" office:value="-214.1273" calcext:value-type="float">
            <text:p>-214.1273</text:p>
          </table:table-cell>
          <table:table-cell table:formula="of:=[.$N$1]*[.D52]" office:value-type="float" office:value="-194.432988947488" calcext:value-type="float">
            <text:p>-194.432988947488</text:p>
          </table:table-cell>
          <table:table-cell table:number-columns-repeated="9"/>
        </table:table-row>
        <table:table-row table:style-name="ro1">
          <table:table-cell office:value-type="time" office:time-value="PT17H32M58.542S" calcext:value-type="time">
            <text:p>17:32:58.5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2142946" calcext:value-type="float">
            <text:p>-2.14E-07</text:p>
          </table:table-cell>
          <table:table-cell table:formula="of:=[.C53]*10^9" office:value-type="float" office:value="-214.2946" calcext:value-type="float">
            <text:p>-214.2946</text:p>
          </table:table-cell>
          <table:table-cell table:formula="of:=[.$N$1]*[.D53]" office:value-type="float" office:value="-194.584901566995" calcext:value-type="float">
            <text:p>-194.584901566995</text:p>
          </table:table-cell>
          <table:table-cell table:number-columns-repeated="9"/>
        </table:table-row>
        <table:table-row table:style-name="ro1">
          <table:table-cell office:value-type="time" office:time-value="PT17H32M58.926S" calcext:value-type="time">
            <text:p>17:32:58.9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2255507" calcext:value-type="float">
            <text:p>-2.26E-07</text:p>
          </table:table-cell>
          <table:table-cell table:formula="of:=[.C54]*10^9" office:value-type="float" office:value="-225.5507" calcext:value-type="float">
            <text:p>-225.5507</text:p>
          </table:table-cell>
          <table:table-cell table:formula="of:=[.$N$1]*[.D54]" office:value-type="float" office:value="-204.805724259346" calcext:value-type="float">
            <text:p>-204.805724259346</text:p>
          </table:table-cell>
          <table:table-cell table:number-columns-repeated="9"/>
        </table:table-row>
        <table:table-row table:style-name="ro1">
          <table:table-cell office:value-type="time" office:time-value="PT17H32M59.31S" calcext:value-type="time">
            <text:p>17:32:59.3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2253087" calcext:value-type="float">
            <text:p>-2.25E-07</text:p>
          </table:table-cell>
          <table:table-cell table:formula="of:=[.C55]*10^9" office:value-type="float" office:value="-225.3087" calcext:value-type="float">
            <text:p>-225.3087</text:p>
          </table:table-cell>
          <table:table-cell table:formula="of:=[.$N$1]*[.D55]" office:value-type="float" office:value="-204.585982155815" calcext:value-type="float">
            <text:p>-204.58598215581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204.634507023636" calcext:value-type="float">
            <text:p>-204.63450702363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1.63032147959158" calcext:value-type="float">
            <text:p>1.63032147959158</text:p>
          </table:table-cell>
          <table:table-cell/>
          <table:table-cell table:formula="of:=(MAX([.E54:.E58])-MIN([.E54:.E58]))/2" office:value-type="float" office:value="0.158404999838368" calcext:value-type="float">
            <text:p>0.158404999838368</text:p>
          </table:table-cell>
          <table:table-cell table:number-columns-repeated="2"/>
        </table:table-row>
        <table:table-row table:style-name="ro1">
          <table:table-cell office:value-type="time" office:time-value="PT17H32M59.694S" calcext:value-type="time">
            <text:p>17:32:59.6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2252018" calcext:value-type="float">
            <text:p>-2.25E-07</text:p>
          </table:table-cell>
          <table:table-cell table:formula="of:=[.C56]*10^9" office:value-type="float" office:value="-225.2018" calcext:value-type="float">
            <text:p>-225.2018</text:p>
          </table:table-cell>
          <table:table-cell table:formula="of:=[.$N$1]*[.D56]" office:value-type="float" office:value="-204.488914259669" calcext:value-type="float">
            <text:p>-204.488914259669</text:p>
          </table:table-cell>
          <table:table-cell table:number-columns-repeated="9"/>
        </table:table-row>
        <table:table-row table:style-name="ro1">
          <table:table-cell office:value-type="time" office:time-value="PT17H33M00.078S" calcext:value-type="time">
            <text:p>17:33:00.0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2253171" calcext:value-type="float">
            <text:p>-2.25E-07</text:p>
          </table:table-cell>
          <table:table-cell table:formula="of:=[.C57]*10^9" office:value-type="float" office:value="-225.3171" calcext:value-type="float">
            <text:p>-225.3171</text:p>
          </table:table-cell>
          <table:table-cell table:formula="of:=[.$N$1]*[.D57]" office:value-type="float" office:value="-204.593609567673" calcext:value-type="float">
            <text:p>-204.593609567673</text:p>
          </table:table-cell>
          <table:table-cell table:number-columns-repeated="9"/>
        </table:table-row>
        <table:table-row table:style-name="ro1">
          <table:table-cell office:value-type="time" office:time-value="PT17H33M00.461S" calcext:value-type="time">
            <text:p>17:33:00.4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2254324" calcext:value-type="float">
            <text:p>-2.25E-07</text:p>
          </table:table-cell>
          <table:table-cell table:formula="of:=[.C58]*10^9" office:value-type="float" office:value="-225.4324" calcext:value-type="float">
            <text:p>-225.4324</text:p>
          </table:table-cell>
          <table:table-cell table:formula="of:=[.$N$1]*[.D58]" office:value-type="float" office:value="-204.698304875678" calcext:value-type="float">
            <text:p>-204.698304875678</text:p>
          </table:table-cell>
          <table:table-cell table:number-columns-repeated="9"/>
        </table:table-row>
        <table:table-row table:style-name="ro1">
          <table:table-cell office:value-type="time" office:time-value="PT17H33M00.845S" calcext:value-type="time">
            <text:p>17:33:00.8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2358063" calcext:value-type="float">
            <text:p>-2.36E-07</text:p>
          </table:table-cell>
          <table:table-cell table:formula="of:=[.C59]*10^9" office:value-type="float" office:value="-235.8063" calcext:value-type="float">
            <text:p>-235.8063</text:p>
          </table:table-cell>
          <table:table-cell table:formula="of:=[.$N$1]*[.D59]" office:value-type="float" office:value="-214.118067717886" calcext:value-type="float">
            <text:p>-214.118067717886</text:p>
          </table:table-cell>
          <table:table-cell table:number-columns-repeated="9"/>
        </table:table-row>
        <table:table-row table:style-name="ro1">
          <table:table-cell office:value-type="time" office:time-value="PT17H33M01.229S" calcext:value-type="time">
            <text:p>17:33:01.2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2355511" calcext:value-type="float">
            <text:p>-2.36E-07</text:p>
          </table:table-cell>
          <table:table-cell table:formula="of:=[.C60]*10^9" office:value-type="float" office:value="-235.5511" calcext:value-type="float">
            <text:p>-235.5511</text:p>
          </table:table-cell>
          <table:table-cell table:formula="of:=[.$N$1]*[.D60]" office:value-type="float" office:value="-213.886339681435" calcext:value-type="float">
            <text:p>-213.886339681435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213.916250032222" calcext:value-type="float">
            <text:p>-213.91625003222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1.70579794207932" calcext:value-type="float">
            <text:p>1.70579794207932</text:p>
          </table:table-cell>
          <table:table-cell/>
          <table:table-cell table:formula="of:=(MAX([.E59:.E63])-MIN([.E59:.E63]))/2" office:value-type="float" office:value="0.183693502248801" calcext:value-type="float">
            <text:p>0.183693502248801</text:p>
          </table:table-cell>
          <table:table-cell table:number-columns-repeated="2"/>
        </table:table-row>
        <table:table-row table:style-name="ro1">
          <table:table-cell office:value-type="time" office:time-value="PT17H33M01.613S" calcext:value-type="time">
            <text:p>17:33:01.6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2354017" calcext:value-type="float">
            <text:p>-2.35E-07</text:p>
          </table:table-cell>
          <table:table-cell table:formula="of:=[.C61]*10^9" office:value-type="float" office:value="-235.4017" calcext:value-type="float">
            <text:p>-235.4017</text:p>
          </table:table-cell>
          <table:table-cell table:formula="of:=[.$N$1]*[.D61]" office:value-type="float" office:value="-213.750680713388" calcext:value-type="float">
            <text:p>-213.750680713388</text:p>
          </table:table-cell>
          <table:table-cell table:number-columns-repeated="9"/>
        </table:table-row>
        <table:table-row table:style-name="ro1">
          <table:table-cell office:value-type="time" office:time-value="PT17H33M01.997S" calcext:value-type="time">
            <text:p>17:33:02.0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235538" calcext:value-type="float">
            <text:p>-2.36E-07</text:p>
          </table:table-cell>
          <table:table-cell table:formula="of:=[.C62]*10^9" office:value-type="float" office:value="-235.538" calcext:value-type="float">
            <text:p>-235.538</text:p>
          </table:table-cell>
          <table:table-cell table:formula="of:=[.$N$1]*[.D62]" office:value-type="float" office:value="-213.874444551038" calcext:value-type="float">
            <text:p>-213.874444551038</text:p>
          </table:table-cell>
          <table:table-cell table:number-columns-repeated="9"/>
        </table:table-row>
        <table:table-row table:style-name="ro1">
          <table:table-cell office:value-type="time" office:time-value="PT17H33M02.381S" calcext:value-type="time">
            <text:p>17:33:02.3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2356231" calcext:value-type="float">
            <text:p>-2.36E-07</text:p>
          </table:table-cell>
          <table:table-cell table:formula="of:=[.C63]*10^9" office:value-type="float" office:value="-235.6231" calcext:value-type="float">
            <text:p>-235.6231</text:p>
          </table:table-cell>
          <table:table-cell table:formula="of:=[.$N$1]*[.D63]" office:value-type="float" office:value="-213.951717497362" calcext:value-type="float">
            <text:p>-213.951717497362</text:p>
          </table:table-cell>
          <table:table-cell table:number-columns-repeated="9"/>
        </table:table-row>
        <table:table-row table:style-name="ro1">
          <table:table-cell office:value-type="time" office:time-value="PT17H33M02.765S" calcext:value-type="time">
            <text:p>17:33:02.7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2452411" calcext:value-type="float">
            <text:p>-2.45E-07</text:p>
          </table:table-cell>
          <table:table-cell table:formula="of:=[.C64]*10^9" office:value-type="float" office:value="-245.2411" calcext:value-type="float">
            <text:p>-245.2411</text:p>
          </table:table-cell>
          <table:table-cell table:formula="of:=[.$N$1]*[.D64]" office:value-type="float" office:value="-222.685104074865" calcext:value-type="float">
            <text:p>-222.685104074865</text:p>
          </table:table-cell>
          <table:table-cell table:number-columns-repeated="9"/>
        </table:table-row>
        <table:table-row table:style-name="ro1">
          <table:table-cell office:value-type="time" office:time-value="PT17H33M03.149S" calcext:value-type="time">
            <text:p>17:33:03.1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2451538" calcext:value-type="float">
            <text:p>-2.45E-07</text:p>
          </table:table-cell>
          <table:table-cell table:formula="of:=[.C65]*10^9" office:value-type="float" office:value="-245.1538" calcext:value-type="float">
            <text:p>-245.1538</text:p>
          </table:table-cell>
          <table:table-cell table:formula="of:=[.$N$1]*[.D65]" office:value-type="float" office:value="-222.605833473054" calcext:value-type="float">
            <text:p>-222.605833473054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222.540001644517" calcext:value-type="float">
            <text:p>-222.540001644517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1.77049901871204" calcext:value-type="float">
            <text:p>1.77049901871204</text:p>
          </table:table-cell>
          <table:table-cell/>
          <table:table-cell table:formula="of:=(MAX([.E64:.E68])-MIN([.E64:.E68]))/2" office:value-type="float" office:value="0.137974432361375" calcext:value-type="float">
            <text:p>0.137974432361375</text:p>
          </table:table-cell>
          <table:table-cell table:number-columns-repeated="2"/>
        </table:table-row>
        <table:table-row table:style-name="ro1">
          <table:table-cell office:value-type="time" office:time-value="PT17H33M03.532S" calcext:value-type="time">
            <text:p>17:33:03.5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2449657" calcext:value-type="float">
            <text:p>-2.45E-07</text:p>
          </table:table-cell>
          <table:table-cell table:formula="of:=[.C66]*10^9" office:value-type="float" office:value="-244.9657" calcext:value-type="float">
            <text:p>-244.9657</text:p>
          </table:table-cell>
          <table:table-cell table:formula="of:=[.$N$1]*[.D66]" office:value-type="float" office:value="-222.435033928946" calcext:value-type="float">
            <text:p>-222.435033928946</text:p>
          </table:table-cell>
          <table:table-cell table:number-columns-repeated="9"/>
        </table:table-row>
        <table:table-row table:style-name="ro1">
          <table:table-cell office:value-type="time" office:time-value="PT17H33M03.916S" calcext:value-type="time">
            <text:p>17:33:03.9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2449372" calcext:value-type="float">
            <text:p>-2.45E-07</text:p>
          </table:table-cell>
          <table:table-cell table:formula="of:=[.C67]*10^9" office:value-type="float" office:value="-244.9372" calcext:value-type="float">
            <text:p>-244.9372</text:p>
          </table:table-cell>
          <table:table-cell table:formula="of:=[.$N$1]*[.D67]" office:value-type="float" office:value="-222.409155210142" calcext:value-type="float">
            <text:p>-222.409155210142</text:p>
          </table:table-cell>
          <table:table-cell table:number-columns-repeated="9"/>
        </table:table-row>
        <table:table-row table:style-name="ro1">
          <table:table-cell office:value-type="time" office:time-value="PT17H33M04.292S" calcext:value-type="time">
            <text:p>17:33:04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2451087" calcext:value-type="float">
            <text:p>-2.45E-07</text:p>
          </table:table-cell>
          <table:table-cell table:formula="of:=[.C68]*10^9" office:value-type="float" office:value="-245.1087" calcext:value-type="float">
            <text:p>-245.1087</text:p>
          </table:table-cell>
          <table:table-cell table:formula="of:=[.$N$1]*[.D68]" office:value-type="float" office:value="-222.564881535578" calcext:value-type="float">
            <text:p>-222.564881535578</text:p>
          </table:table-cell>
          <table:table-cell table:number-columns-repeated="9"/>
        </table:table-row>
        <table:table-row table:style-name="ro1">
          <table:table-cell office:value-type="time" office:time-value="PT17H33M04.669S" calcext:value-type="time">
            <text:p>17:33:04.6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2536399" calcext:value-type="float">
            <text:p>-2.54E-07</text:p>
          </table:table-cell>
          <table:table-cell table:formula="of:=[.C69]*10^9" office:value-type="float" office:value="-253.6399" calcext:value-type="float">
            <text:p>-253.6399</text:p>
          </table:table-cell>
          <table:table-cell table:formula="of:=[.$N$1]*[.D69]" office:value-type="float" office:value="-230.31142630268" calcext:value-type="float">
            <text:p>-230.31142630268</text:p>
          </table:table-cell>
          <table:table-cell table:number-columns-repeated="9"/>
        </table:table-row>
        <table:table-row table:style-name="ro1">
          <table:table-cell office:value-type="time" office:time-value="PT17H33M05.052S" calcext:value-type="time">
            <text:p>17:33:05.0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2537631" calcext:value-type="float">
            <text:p>-2.54E-07</text:p>
          </table:table-cell>
          <table:table-cell table:formula="of:=[.C70]*10^9" office:value-type="float" office:value="-253.7631" calcext:value-type="float">
            <text:p>-253.7631</text:p>
          </table:table-cell>
          <table:table-cell table:formula="of:=[.$N$1]*[.D70]" office:value-type="float" office:value="-230.423295009932" calcext:value-type="float">
            <text:p>-230.423295009932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230.385938852332" calcext:value-type="float">
            <text:p>-230.385938852332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1.82915493228632" calcext:value-type="float">
            <text:p>1.82915493228632</text:p>
          </table:table-cell>
          <table:table-cell/>
          <table:table-cell table:formula="of:=(MAX([.E69:.E73])-MIN([.E69:.E73]))/2" office:value-type="float" office:value="0.0606560847761699" calcext:value-type="float">
            <text:p>0.06065608477617</text:p>
          </table:table-cell>
          <table:table-cell table:number-columns-repeated="2"/>
        </table:table-row>
        <table:table-row table:style-name="ro1">
          <table:table-cell office:value-type="time" office:time-value="PT17H33M05.436S" calcext:value-type="time">
            <text:p>17:33:05.4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2537735" calcext:value-type="float">
            <text:p>-2.54E-07</text:p>
          </table:table-cell>
          <table:table-cell table:formula="of:=[.C71]*10^9" office:value-type="float" office:value="-253.7735" calcext:value-type="float">
            <text:p>-253.7735</text:p>
          </table:table-cell>
          <table:table-cell table:formula="of:=[.$N$1]*[.D71]" office:value-type="float" office:value="-230.432738472233" calcext:value-type="float">
            <text:p>-230.432738472233</text:p>
          </table:table-cell>
          <table:table-cell table:number-columns-repeated="9"/>
        </table:table-row>
        <table:table-row table:style-name="ro1">
          <table:table-cell office:value-type="time" office:time-value="PT17H33M05.819S" calcext:value-type="time">
            <text:p>17:33:05.8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2537593" calcext:value-type="float">
            <text:p>-2.54E-07</text:p>
          </table:table-cell>
          <table:table-cell table:formula="of:=[.C72]*10^9" office:value-type="float" office:value="-253.7593" calcext:value-type="float">
            <text:p>-253.7593</text:p>
          </table:table-cell>
          <table:table-cell table:formula="of:=[.$N$1]*[.D72]" office:value-type="float" office:value="-230.419844514092" calcext:value-type="float">
            <text:p>-230.419844514092</text:p>
          </table:table-cell>
          <table:table-cell table:number-columns-repeated="9"/>
        </table:table-row>
        <table:table-row table:style-name="ro1">
          <table:table-cell office:value-type="time" office:time-value="PT17H33M06.203S" calcext:value-type="time">
            <text:p>17:33:06.2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253674" calcext:value-type="float">
            <text:p>-2.54E-07</text:p>
          </table:table-cell>
          <table:table-cell table:formula="of:=[.C73]*10^9" office:value-type="float" office:value="-253.674" calcext:value-type="float">
            <text:p>-253.674</text:p>
          </table:table-cell>
          <table:table-cell table:formula="of:=[.$N$1]*[.D73]" office:value-type="float" office:value="-230.342389962723" calcext:value-type="float">
            <text:p>-230.342389962723</text:p>
          </table:table-cell>
          <table:table-cell table:number-columns-repeated="9"/>
        </table:table-row>
        <table:table-row table:style-name="ro1">
          <table:table-cell office:value-type="time" office:time-value="PT17H33M06.588S" calcext:value-type="time">
            <text:p>17:33:06.5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2613447" calcext:value-type="float">
            <text:p>-2.61E-07</text:p>
          </table:table-cell>
          <table:table-cell table:formula="of:=[.C74]*10^9" office:value-type="float" office:value="-261.3447" calcext:value-type="float">
            <text:p>-261.3447</text:p>
          </table:table-cell>
          <table:table-cell table:formula="of:=[.$N$1]*[.D74]" office:value-type="float" office:value="-237.307579026983" calcext:value-type="float">
            <text:p>-237.307579026983</text:p>
          </table:table-cell>
          <table:table-cell table:number-columns-repeated="9"/>
        </table:table-row>
        <table:table-row table:style-name="ro1">
          <table:table-cell office:value-type="time" office:time-value="PT17H33M06.971S" calcext:value-type="time">
            <text:p>17:33:06.9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2611056" calcext:value-type="float">
            <text:p>-2.61E-07</text:p>
          </table:table-cell>
          <table:table-cell table:formula="of:=[.C75]*10^9" office:value-type="float" office:value="-261.1056" calcext:value-type="float">
            <text:p>-261.1056</text:p>
          </table:table-cell>
          <table:table-cell table:formula="of:=[.$N$1]*[.D75]" office:value-type="float" office:value="-237.090470196594" calcext:value-type="float">
            <text:p>-237.090470196594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237.180746064086" calcext:value-type="float">
            <text:p>-237.180746064086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1.88491478118891" calcext:value-type="float">
            <text:p>1.88491478118891</text:p>
          </table:table-cell>
          <table:table-cell/>
          <table:table-cell table:formula="of:=(MAX([.E74:.E78])-MIN([.E74:.E78]))/2" office:value-type="float" office:value="0.110370465636862" calcext:value-type="float">
            <text:p>0.110370465636862</text:p>
          </table:table-cell>
          <table:table-cell table:number-columns-repeated="2"/>
        </table:table-row>
        <table:table-row table:style-name="ro1">
          <table:table-cell office:value-type="time" office:time-value="PT17H33M07.355S" calcext:value-type="time">
            <text:p>17:33:07.3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2611016" calcext:value-type="float">
            <text:p>-2.61E-07</text:p>
          </table:table-cell>
          <table:table-cell table:formula="of:=[.C76]*10^9" office:value-type="float" office:value="-261.1016" calcext:value-type="float">
            <text:p>-261.1016</text:p>
          </table:table-cell>
          <table:table-cell table:formula="of:=[.$N$1]*[.D76]" office:value-type="float" office:value="-237.086838095709" calcext:value-type="float">
            <text:p>-237.086838095709</text:p>
          </table:table-cell>
          <table:table-cell table:number-columns-repeated="9"/>
        </table:table-row>
        <table:table-row table:style-name="ro1">
          <table:table-cell office:value-type="time" office:time-value="PT17H33M07.739S" calcext:value-type="time">
            <text:p>17:33:07.7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2612416" calcext:value-type="float">
            <text:p>-2.61E-07</text:p>
          </table:table-cell>
          <table:table-cell table:formula="of:=[.C77]*10^9" office:value-type="float" office:value="-261.2416" calcext:value-type="float">
            <text:p>-261.2416</text:p>
          </table:table-cell>
          <table:table-cell table:formula="of:=[.$N$1]*[.D77]" office:value-type="float" office:value="-237.213961626677" calcext:value-type="float">
            <text:p>-237.213961626677</text:p>
          </table:table-cell>
          <table:table-cell table:number-columns-repeated="9"/>
        </table:table-row>
        <table:table-row table:style-name="ro1">
          <table:table-cell office:value-type="time" office:time-value="PT17H33M08.123S" calcext:value-type="time">
            <text:p>17:33:08.1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2612316" calcext:value-type="float">
            <text:p>-2.61E-07</text:p>
          </table:table-cell>
          <table:table-cell table:formula="of:=[.C78]*10^9" office:value-type="float" office:value="-261.2316" calcext:value-type="float">
            <text:p>-261.2316</text:p>
          </table:table-cell>
          <table:table-cell table:formula="of:=[.$N$1]*[.D78]" office:value-type="float" office:value="-237.204881374465" calcext:value-type="float">
            <text:p>-237.204881374465</text:p>
          </table:table-cell>
          <table:table-cell table:number-columns-repeated="9"/>
        </table:table-row>
        <table:table-row table:style-name="ro1">
          <table:table-cell office:value-type="time" office:time-value="PT17H33M08.507S" calcext:value-type="time">
            <text:p>17:33:08.5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2678221" calcext:value-type="float">
            <text:p>-2.68E-07</text:p>
          </table:table-cell>
          <table:table-cell table:formula="of:=[.C79]*10^9" office:value-type="float" office:value="-267.8221" calcext:value-type="float">
            <text:p>-267.8221</text:p>
          </table:table-cell>
          <table:table-cell table:formula="of:=[.$N$1]*[.D79]" office:value-type="float" office:value="-243.189221594785" calcext:value-type="float">
            <text:p>-243.189221594785</text:p>
          </table:table-cell>
          <table:table-cell table:number-columns-repeated="9"/>
        </table:table-row>
        <table:table-row table:style-name="ro1">
          <table:table-cell office:value-type="time" office:time-value="PT17H33M08.89S" calcext:value-type="time">
            <text:p>17:33:08.8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2679296" calcext:value-type="float">
            <text:p>-2.68E-07</text:p>
          </table:table-cell>
          <table:table-cell table:formula="of:=[.C80]*10^9" office:value-type="float" office:value="-267.9296" calcext:value-type="float">
            <text:p>-267.9296</text:p>
          </table:table-cell>
          <table:table-cell table:formula="of:=[.$N$1]*[.D80]" office:value-type="float" office:value="-243.286834306064" calcext:value-type="float">
            <text:p>-243.28683430606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243.172586572733" calcext:value-type="float">
            <text:p>-243.172586572733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1.9324623451425" calcext:value-type="float">
            <text:p>1.9324623451425</text:p>
          </table:table-cell>
          <table:table-cell/>
          <table:table-cell table:formula="of:=(MAX([.E79:.E83])-MIN([.E79:.E83]))/2" office:value-type="float" office:value="0.11168710220764" calcext:value-type="float">
            <text:p>0.11168710220764</text:p>
          </table:table-cell>
          <table:table-cell table:number-columns-repeated="2"/>
        </table:table-row>
        <table:table-row table:style-name="ro1">
          <table:table-cell office:value-type="time" office:time-value="PT17H33M09.274S" calcext:value-type="time">
            <text:p>17:33:09.2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2678492" calcext:value-type="float">
            <text:p>-2.68E-07</text:p>
          </table:table-cell>
          <table:table-cell table:formula="of:=[.C81]*10^9" office:value-type="float" office:value="-267.8492" calcext:value-type="float">
            <text:p>-267.8492</text:p>
          </table:table-cell>
          <table:table-cell table:formula="of:=[.$N$1]*[.D81]" office:value-type="float" office:value="-243.213829078279" calcext:value-type="float">
            <text:p>-243.213829078279</text:p>
          </table:table-cell>
          <table:table-cell table:number-columns-repeated="9"/>
        </table:table-row>
        <table:table-row table:style-name="ro1">
          <table:table-cell office:value-type="time" office:time-value="PT17H33M09.658S" calcext:value-type="time">
            <text:p>17:33:09.6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2677344" calcext:value-type="float">
            <text:p>-2.68E-07</text:p>
          </table:table-cell>
          <table:table-cell table:formula="of:=[.C82]*10^9" office:value-type="float" office:value="-267.7344" calcext:value-type="float">
            <text:p>-267.7344</text:p>
          </table:table-cell>
          <table:table-cell table:formula="of:=[.$N$1]*[.D82]" office:value-type="float" office:value="-243.109587782886" calcext:value-type="float">
            <text:p>-243.109587782886</text:p>
          </table:table-cell>
          <table:table-cell table:number-columns-repeated="9"/>
        </table:table-row>
        <table:table-row table:style-name="ro1">
          <table:table-cell office:value-type="time" office:time-value="PT17H33M10.042S" calcext:value-type="time">
            <text:p>17:33:10.0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2676836" calcext:value-type="float">
            <text:p>-2.68E-07</text:p>
          </table:table-cell>
          <table:table-cell table:formula="of:=[.C83]*10^9" office:value-type="float" office:value="-267.6836" calcext:value-type="float">
            <text:p>-267.6836</text:p>
          </table:table-cell>
          <table:table-cell table:formula="of:=[.$N$1]*[.D83]" office:value-type="float" office:value="-243.063460101649" calcext:value-type="float">
            <text:p>-243.063460101649</text:p>
          </table:table-cell>
          <table:table-cell table:number-columns-repeated="9"/>
        </table:table-row>
        <table:table-row table:style-name="ro1">
          <table:table-cell office:value-type="time" office:time-value="PT17H33M10.426S" calcext:value-type="time">
            <text:p>17:33:10.4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2733584" calcext:value-type="float">
            <text:p>-2.73E-07</text:p>
          </table:table-cell>
          <table:table-cell table:formula="of:=[.C84]*10^9" office:value-type="float" office:value="-273.3584" calcext:value-type="float">
            <text:p>-273.3584</text:p>
          </table:table-cell>
          <table:table-cell table:formula="of:=[.$N$1]*[.D84]" office:value-type="float" office:value="-248.216321626915" calcext:value-type="float">
            <text:p>-248.216321626915</text:p>
          </table:table-cell>
          <table:table-cell table:number-columns-repeated="9"/>
        </table:table-row>
        <table:table-row table:style-name="ro1">
          <table:table-cell office:value-type="time" office:time-value="PT17H33M10.809S" calcext:value-type="time">
            <text:p>17:33:10.8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273542" calcext:value-type="float">
            <text:p>-2.74E-07</text:p>
          </table:table-cell>
          <table:table-cell table:formula="of:=[.C85]*10^9" office:value-type="float" office:value="-273.542" calcext:value-type="float">
            <text:p>-273.542</text:p>
          </table:table-cell>
          <table:table-cell table:formula="of:=[.$N$1]*[.D85]" office:value-type="float" office:value="-248.383035057528" calcext:value-type="float">
            <text:p>-248.38303505752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248.375789016262" calcext:value-type="float">
            <text:p>-248.37578901626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1.97396145804009" calcext:value-type="float">
            <text:p>1.97396145804009</text:p>
          </table:table-cell>
          <table:table-cell/>
          <table:table-cell table:formula="of:=(MAX([.E84:.E88])-MIN([.E84:.E88]))/2" office:value-type="float" office:value="0.11718065479586" calcext:value-type="float">
            <text:p>0.11718065479586</text:p>
          </table:table-cell>
          <table:table-cell table:number-columns-repeated="2"/>
        </table:table-row>
        <table:table-row table:style-name="ro1">
          <table:table-cell office:value-type="time" office:time-value="PT17H33M11.193S" calcext:value-type="time">
            <text:p>17:33:11.1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2735514" calcext:value-type="float">
            <text:p>-2.74E-07</text:p>
          </table:table-cell>
          <table:table-cell table:formula="of:=[.C86]*10^9" office:value-type="float" office:value="-273.5514" calcext:value-type="float">
            <text:p>-273.5514</text:p>
          </table:table-cell>
          <table:table-cell table:formula="of:=[.$N$1]*[.D86]" office:value-type="float" office:value="-248.391570494607" calcext:value-type="float">
            <text:p>-248.391570494607</text:p>
          </table:table-cell>
          <table:table-cell table:number-columns-repeated="9"/>
        </table:table-row>
        <table:table-row table:style-name="ro1">
          <table:table-cell office:value-type="time" office:time-value="PT17H33M11.577S" calcext:value-type="time">
            <text:p>17:33:11.5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2736018" calcext:value-type="float">
            <text:p>-2.74E-07</text:p>
          </table:table-cell>
          <table:table-cell table:formula="of:=[.C87]*10^9" office:value-type="float" office:value="-273.6018" calcext:value-type="float">
            <text:p>-273.6018</text:p>
          </table:table-cell>
          <table:table-cell table:formula="of:=[.$N$1]*[.D87]" office:value-type="float" office:value="-248.437334965755" calcext:value-type="float">
            <text:p>-248.437334965755</text:p>
          </table:table-cell>
          <table:table-cell table:number-columns-repeated="9"/>
        </table:table-row>
        <table:table-row table:style-name="ro1">
          <table:table-cell office:value-type="time" office:time-value="PT17H33M11.962S" calcext:value-type="time">
            <text:p>17:33:11.9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2736165" calcext:value-type="float">
            <text:p>-2.74E-07</text:p>
          </table:table-cell>
          <table:table-cell table:formula="of:=[.C88]*10^9" office:value-type="float" office:value="-273.6165" calcext:value-type="float">
            <text:p>-273.6165</text:p>
          </table:table-cell>
          <table:table-cell table:formula="of:=[.$N$1]*[.D88]" office:value-type="float" office:value="-248.450682936507" calcext:value-type="float">
            <text:p>-248.450682936507</text:p>
          </table:table-cell>
          <table:table-cell table:number-columns-repeated="9"/>
        </table:table-row>
        <table:table-row table:style-name="ro1">
          <table:table-cell office:value-type="time" office:time-value="PT17H33M12.346S" calcext:value-type="time">
            <text:p>17:33:12.3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2784165" calcext:value-type="float">
            <text:p>-2.78E-07</text:p>
          </table:table-cell>
          <table:table-cell table:formula="of:=[.C89]*10^9" office:value-type="float" office:value="-278.4165" calcext:value-type="float">
            <text:p>-278.4165</text:p>
          </table:table-cell>
          <table:table-cell table:formula="of:=[.$N$1]*[.D89]" office:value-type="float" office:value="-252.809203998268" calcext:value-type="float">
            <text:p>-252.809203998268</text:p>
          </table:table-cell>
          <table:table-cell table:number-columns-repeated="9"/>
        </table:table-row>
        <table:table-row table:style-name="ro1">
          <table:table-cell office:value-type="time" office:time-value="PT17H33M12.73S" calcext:value-type="time">
            <text:p>17:33:12.7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2783067" calcext:value-type="float">
            <text:p>-2.78E-07</text:p>
          </table:table-cell>
          <table:table-cell table:formula="of:=[.C90]*10^9" office:value-type="float" office:value="-278.3067" calcext:value-type="float">
            <text:p>-278.3067</text:p>
          </table:table-cell>
          <table:table-cell table:formula="of:=[.$N$1]*[.D90]" office:value-type="float" office:value="-252.70950282898" calcext:value-type="float">
            <text:p>-252.7095028289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252.684168925308" calcext:value-type="float">
            <text:p>-252.684168925308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2.00756612890208" calcext:value-type="float">
            <text:p>2.00756612890208</text:p>
          </table:table-cell>
          <table:table-cell/>
          <table:table-cell table:formula="of:=(MAX([.E89:.E93])-MIN([.E89:.E93]))/2" office:value-type="float" office:value="0.105421728181341" calcext:value-type="float">
            <text:p>0.105421728181341</text:p>
          </table:table-cell>
          <table:table-cell table:number-columns-repeated="2"/>
        </table:table-row>
        <table:table-row table:style-name="ro1">
          <table:table-cell office:value-type="time" office:time-value="PT17H33M13.113S" calcext:value-type="time">
            <text:p>17:33:13.1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2782666" calcext:value-type="float">
            <text:p>-2.78E-07</text:p>
          </table:table-cell>
          <table:table-cell table:formula="of:=[.C91]*10^9" office:value-type="float" office:value="-278.2666" calcext:value-type="float">
            <text:p>-278.2666</text:p>
          </table:table-cell>
          <table:table-cell table:formula="of:=[.$N$1]*[.D91]" office:value-type="float" office:value="-252.67309101761" calcext:value-type="float">
            <text:p>-252.67309101761</text:p>
          </table:table-cell>
          <table:table-cell table:number-columns-repeated="9"/>
        </table:table-row>
        <table:table-row table:style-name="ro1">
          <table:table-cell office:value-type="time" office:time-value="PT17H33M13.497S" calcext:value-type="time">
            <text:p>17:33:13.5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2781843" calcext:value-type="float">
            <text:p>-2.78E-07</text:p>
          </table:table-cell>
          <table:table-cell table:formula="of:=[.C92]*10^9" office:value-type="float" office:value="-278.1843" calcext:value-type="float">
            <text:p>-278.1843</text:p>
          </table:table-cell>
          <table:table-cell table:formula="of:=[.$N$1]*[.D92]" office:value-type="float" office:value="-252.598360541905" calcext:value-type="float">
            <text:p>-252.598360541905</text:p>
          </table:table-cell>
          <table:table-cell table:number-columns-repeated="9"/>
        </table:table-row>
        <table:table-row table:style-name="ro1">
          <table:table-cell office:value-type="time" office:time-value="PT17H33M13.881S" calcext:value-type="time">
            <text:p>17:33:13.8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2782199" calcext:value-type="float">
            <text:p>-2.78E-07</text:p>
          </table:table-cell>
          <table:table-cell table:formula="of:=[.C93]*10^9" office:value-type="float" office:value="-278.2199" calcext:value-type="float">
            <text:p>-278.2199</text:p>
          </table:table-cell>
          <table:table-cell table:formula="of:=[.$N$1]*[.D93]" office:value-type="float" office:value="-252.63068623978" calcext:value-type="float">
            <text:p>-252.63068623978</text:p>
          </table:table-cell>
          <table:table-cell table:number-columns-repeated="9"/>
        </table:table-row>
        <table:table-row table:style-name="ro1">
          <table:table-cell office:value-type="time" office:time-value="PT17H33M14.265S" calcext:value-type="time">
            <text:p>17:33:14.2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2821705" calcext:value-type="float">
            <text:p>-2.82E-07</text:p>
          </table:table-cell>
          <table:table-cell table:formula="of:=[.C94]*10^9" office:value-type="float" office:value="-282.1705" calcext:value-type="float">
            <text:p>-282.1705</text:p>
          </table:table-cell>
          <table:table-cell table:formula="of:=[.$N$1]*[.D94]" office:value-type="float" office:value="-256.217930678653" calcext:value-type="float">
            <text:p>-256.217930678653</text:p>
          </table:table-cell>
          <table:table-cell table:number-columns-repeated="9"/>
        </table:table-row>
        <table:table-row table:style-name="ro1">
          <table:table-cell office:value-type="time" office:time-value="PT17H33M14.649S" calcext:value-type="time">
            <text:p>17:33:14.6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2823399" calcext:value-type="float">
            <text:p>-2.82E-07</text:p>
          </table:table-cell>
          <table:table-cell table:formula="of:=[.C95]*10^9" office:value-type="float" office:value="-282.3399" calcext:value-type="float">
            <text:p>-282.3399</text:p>
          </table:table-cell>
          <table:table-cell table:formula="of:=[.$N$1]*[.D95]" office:value-type="float" office:value="-256.371750151124" calcext:value-type="float">
            <text:p>-256.371750151124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256.448569084838" calcext:value-type="float">
            <text:p>-256.44856908483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2.04725572501863" calcext:value-type="float">
            <text:p>2.04725572501863</text:p>
          </table:table-cell>
          <table:table-cell/>
          <table:table-cell table:formula="of:=(MAX([.E94:.E98])-MIN([.E94:.E98]))/2" office:value-type="float" office:value="0.244758198374541" calcext:value-type="float">
            <text:p>0.244758198374541</text:p>
          </table:table-cell>
          <table:table-cell table:number-columns-repeated="2"/>
        </table:table-row>
        <table:table-row table:style-name="ro1">
          <table:table-cell office:value-type="time" office:time-value="PT17H33M15.033S" calcext:value-type="time">
            <text:p>17:33:15.0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2823835" calcext:value-type="float">
            <text:p>-2.82E-07</text:p>
          </table:table-cell>
          <table:table-cell table:formula="of:=[.C96]*10^9" office:value-type="float" office:value="-282.3835" calcext:value-type="float">
            <text:p>-282.3835</text:p>
          </table:table-cell>
          <table:table-cell table:formula="of:=[.$N$1]*[.D96]" office:value-type="float" office:value="-256.411340050769" calcext:value-type="float">
            <text:p>-256.411340050769</text:p>
          </table:table-cell>
          <table:table-cell table:number-columns-repeated="9"/>
        </table:table-row>
        <table:table-row table:style-name="ro1">
          <table:table-cell office:value-type="time" office:time-value="PT17H33M15.417S" calcext:value-type="time">
            <text:p>17:33:15.4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282519" calcext:value-type="float">
            <text:p>-2.83E-07</text:p>
          </table:table-cell>
          <table:table-cell table:formula="of:=[.C97]*10^9" office:value-type="float" office:value="-282.519" calcext:value-type="float">
            <text:p>-282.519</text:p>
          </table:table-cell>
          <table:table-cell table:formula="of:=[.$N$1]*[.D97]" office:value-type="float" office:value="-256.534377468241" calcext:value-type="float">
            <text:p>-256.534377468241</text:p>
          </table:table-cell>
          <table:table-cell table:number-columns-repeated="9"/>
        </table:table-row>
        <table:table-row table:style-name="ro1">
          <table:table-cell office:value-type="time" office:time-value="PT17H33M15.8S" calcext:value-type="time">
            <text:p>17:33:15.8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2827096" calcext:value-type="float">
            <text:p>-2.83E-07</text:p>
          </table:table-cell>
          <table:table-cell table:formula="of:=[.C98]*10^9" office:value-type="float" office:value="-282.7096" calcext:value-type="float">
            <text:p>-282.7096</text:p>
          </table:table-cell>
          <table:table-cell table:formula="of:=[.$N$1]*[.D98]" office:value-type="float" office:value="-256.707447075402" calcext:value-type="float">
            <text:p>-256.707447075402</text:p>
          </table:table-cell>
          <table:table-cell table:number-columns-repeated="9"/>
        </table:table-row>
        <table:table-row table:style-name="ro1">
          <table:table-cell office:value-type="time" office:time-value="PT17H33M16.184S" calcext:value-type="time">
            <text:p>17:33:16.1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2860252" calcext:value-type="float">
            <text:p>-2.86E-07</text:p>
          </table:table-cell>
          <table:table-cell table:formula="of:=[.C99]*10^9" office:value-type="float" office:value="-286.0252" calcext:value-type="float">
            <text:p>-286.0252</text:p>
          </table:table-cell>
          <table:table-cell table:formula="of:=[.$N$1]*[.D99]" office:value-type="float" office:value="-259.718095498813" calcext:value-type="float">
            <text:p>-259.718095498813</text:p>
          </table:table-cell>
          <table:table-cell table:number-columns-repeated="9"/>
        </table:table-row>
        <table:table-row table:style-name="ro1">
          <table:table-cell office:value-type="time" office:time-value="PT17H33M16.568S" calcext:value-type="time">
            <text:p>17:33:16.5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2858741" calcext:value-type="float">
            <text:p>-2.86E-07</text:p>
          </table:table-cell>
          <table:table-cell table:formula="of:=[.C100]*10^9" office:value-type="float" office:value="-285.8741" calcext:value-type="float">
            <text:p>-285.8741</text:p>
          </table:table-cell>
          <table:table-cell table:formula="of:=[.$N$1]*[.D100]" office:value-type="float" office:value="-259.58089288789" calcext:value-type="float">
            <text:p>-259.58089288789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259.613000659711" calcext:value-type="float">
            <text:p>-259.61300065971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2.0619901165836" calcext:value-type="float">
            <text:p>2.0619901165836</text:p>
          </table:table-cell>
          <table:table-cell/>
          <table:table-cell table:formula="of:=(MAX([.E99:.E103])-MIN([.E99:.E103]))/2" office:value-type="float" office:value="0.0927547763456005" calcext:value-type="float">
            <text:p>0.092754776345601</text:p>
          </table:table-cell>
          <table:table-cell table:number-columns-repeated="2"/>
        </table:table-row>
        <table:table-row table:style-name="ro1">
          <table:table-cell office:value-type="time" office:time-value="PT17H33M16.952S" calcext:value-type="time">
            <text:p>17:33:16.9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2858209" calcext:value-type="float">
            <text:p>-2.86E-07</text:p>
          </table:table-cell>
          <table:table-cell table:formula="of:=[.C101]*10^9" office:value-type="float" office:value="-285.8209" calcext:value-type="float">
            <text:p>-285.8209</text:p>
          </table:table-cell>
          <table:table-cell table:formula="of:=[.$N$1]*[.D101]" office:value-type="float" office:value="-259.532585946122" calcext:value-type="float">
            <text:p>-259.532585946122</text:p>
          </table:table-cell>
          <table:table-cell table:number-columns-repeated="9"/>
        </table:table-row>
        <table:table-row table:style-name="ro1">
          <table:table-cell office:value-type="time" office:time-value="PT17H33M17.336S" calcext:value-type="time">
            <text:p>17:33:17.3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2858792" calcext:value-type="float">
            <text:p>-2.86E-07</text:p>
          </table:table-cell>
          <table:table-cell table:formula="of:=[.C102]*10^9" office:value-type="float" office:value="-285.8792" calcext:value-type="float">
            <text:p>-285.8792</text:p>
          </table:table-cell>
          <table:table-cell table:formula="of:=[.$N$1]*[.D102]" office:value-type="float" office:value="-259.585523816518" calcext:value-type="float">
            <text:p>-259.585523816518</text:p>
          </table:table-cell>
          <table:table-cell table:number-columns-repeated="9"/>
        </table:table-row>
        <table:table-row table:style-name="ro1">
          <table:table-cell office:value-type="time" office:time-value="PT17H33M17.719S" calcext:value-type="time">
            <text:p>17:33:17.7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2859479" calcext:value-type="float">
            <text:p>-2.86E-07</text:p>
          </table:table-cell>
          <table:table-cell table:formula="of:=[.C103]*10^9" office:value-type="float" office:value="-285.9479" calcext:value-type="float">
            <text:p>-285.9479</text:p>
          </table:table-cell>
          <table:table-cell table:formula="of:=[.$N$1]*[.D103]" office:value-type="float" office:value="-259.647905149214" calcext:value-type="float">
            <text:p>-259.647905149214</text:p>
          </table:table-cell>
          <table:table-cell table:number-columns-repeated="9"/>
        </table:table-row>
        <table:table-row table:style-name="ro1">
          <table:table-cell office:value-type="time" office:time-value="PT17H33M18.103S" calcext:value-type="time">
            <text:p>17:33:18.1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2891782" calcext:value-type="float">
            <text:p>-2.89E-07</text:p>
          </table:table-cell>
          <table:table-cell table:formula="of:=[.C104]*10^9" office:value-type="float" office:value="-289.1782" calcext:value-type="float">
            <text:p>-289.1782</text:p>
          </table:table-cell>
          <table:table-cell table:formula="of:=[.$N$1]*[.D104]" office:value-type="float" office:value="-262.581099021257" calcext:value-type="float">
            <text:p>-262.581099021257</text:p>
          </table:table-cell>
          <table:table-cell table:number-columns-repeated="9"/>
        </table:table-row>
        <table:table-row table:style-name="ro1">
          <table:table-cell office:value-type="time" office:time-value="PT17H33M18.478S" calcext:value-type="time">
            <text:p>17:33:18.4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289397" calcext:value-type="float">
            <text:p>-2.89E-07</text:p>
          </table:table-cell>
          <table:table-cell table:formula="of:=[.C105]*10^9" office:value-type="float" office:value="-289.397" calcext:value-type="float">
            <text:p>-289.397</text:p>
          </table:table-cell>
          <table:table-cell table:formula="of:=[.$N$1]*[.D105]" office:value-type="float" office:value="-262.779774939656" calcext:value-type="float">
            <text:p>-262.77977493965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262.671538333289" calcext:value-type="float">
            <text:p>-262.671538333289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2.08678594521108" calcext:value-type="float">
            <text:p>2.08678594521108</text:p>
          </table:table-cell>
          <table:table-cell/>
          <table:table-cell table:formula="of:=(MAX([.E104:.E108])-MIN([.E104:.E108]))/2" office:value-type="float" office:value="0.106556759707814" calcext:value-type="float">
            <text:p>0.106556759707814</text:p>
          </table:table-cell>
          <table:table-cell table:number-columns-repeated="2"/>
        </table:table-row>
        <table:table-row table:style-name="ro1">
          <table:table-cell office:value-type="time" office:time-value="PT17H33M18.855S" calcext:value-type="time">
            <text:p>17:33:18.8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2892884" calcext:value-type="float">
            <text:p>-2.89E-07</text:p>
          </table:table-cell>
          <table:table-cell table:formula="of:=[.C106]*10^9" office:value-type="float" office:value="-289.2884" calcext:value-type="float">
            <text:p>-289.2884</text:p>
          </table:table-cell>
          <table:table-cell table:formula="of:=[.$N$1]*[.D106]" office:value-type="float" office:value="-262.681163400633" calcext:value-type="float">
            <text:p>-262.681163400633</text:p>
          </table:table-cell>
          <table:table-cell table:number-columns-repeated="9"/>
        </table:table-row>
        <table:table-row table:style-name="ro1">
          <table:table-cell office:value-type="time" office:time-value="PT17H33M19.239S" calcext:value-type="time">
            <text:p>17:33:19.2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2891623" calcext:value-type="float">
            <text:p>-2.89E-07</text:p>
          </table:table-cell>
          <table:table-cell table:formula="of:=[.C107]*10^9" office:value-type="float" office:value="-289.1623" calcext:value-type="float">
            <text:p>-289.1623</text:p>
          </table:table-cell>
          <table:table-cell table:formula="of:=[.$N$1]*[.D107]" office:value-type="float" office:value="-262.56666142024" calcext:value-type="float">
            <text:p>-262.56666142024</text:p>
          </table:table-cell>
          <table:table-cell table:number-columns-repeated="9"/>
        </table:table-row>
        <table:table-row table:style-name="ro1">
          <table:table-cell office:value-type="time" office:time-value="PT17H33M19.623S" calcext:value-type="time">
            <text:p>17:33:19.6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2893631" calcext:value-type="float">
            <text:p>-2.89E-07</text:p>
          </table:table-cell>
          <table:table-cell table:formula="of:=[.C108]*10^9" office:value-type="float" office:value="-289.3631" calcext:value-type="float">
            <text:p>-289.3631</text:p>
          </table:table-cell>
          <table:table-cell table:formula="of:=[.$N$1]*[.D108]" office:value-type="float" office:value="-262.748992884657" calcext:value-type="float">
            <text:p>-262.748992884657</text:p>
          </table:table-cell>
          <table:table-cell table:number-columns-repeated="9"/>
        </table:table-row>
        <table:table-row table:style-name="ro1">
          <table:table-cell office:value-type="time" office:time-value="PT17H33M20.006S" calcext:value-type="time">
            <text:p>17:33:20.0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2926752" calcext:value-type="float">
            <text:p>-2.93E-07</text:p>
          </table:table-cell>
          <table:table-cell table:formula="of:=[.C109]*10^9" office:value-type="float" office:value="-292.6752" calcext:value-type="float">
            <text:p>-292.6752</text:p>
          </table:table-cell>
          <table:table-cell table:formula="of:=[.$N$1]*[.D109]" office:value-type="float" office:value="-265.756463219794" calcext:value-type="float">
            <text:p>-265.756463219794</text:p>
          </table:table-cell>
          <table:table-cell table:number-columns-repeated="9"/>
        </table:table-row>
        <table:table-row table:style-name="ro1">
          <table:table-cell office:value-type="time" office:time-value="PT17H33M20.389S" calcext:value-type="time">
            <text:p>17:33:20.3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2923729" calcext:value-type="float">
            <text:p>-2.92E-07</text:p>
          </table:table-cell>
          <table:table-cell table:formula="of:=[.C110]*10^9" office:value-type="float" office:value="-292.3729" calcext:value-type="float">
            <text:p>-292.3729</text:p>
          </table:table-cell>
          <table:table-cell table:formula="of:=[.$N$1]*[.D110]" office:value-type="float" office:value="-265.481967195425" calcext:value-type="float">
            <text:p>-265.48196719542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265.569355542714" calcext:value-type="float">
            <text:p>-265.569355542714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2.11149251958881" calcext:value-type="float">
            <text:p>2.11149251958881</text:p>
          </table:table-cell>
          <table:table-cell/>
          <table:table-cell table:formula="of:=(MAX([.E109:.E113])-MIN([.E109:.E113]))/2" office:value-type="float" office:value="0.142242150901041" calcext:value-type="float">
            <text:p>0.142242150901041</text:p>
          </table:table-cell>
          <table:table-cell table:number-columns-repeated="2"/>
        </table:table-row>
        <table:table-row table:style-name="ro1">
          <table:table-cell office:value-type="time" office:time-value="PT17H33M20.774S" calcext:value-type="time">
            <text:p>17:33:20.7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2923619" calcext:value-type="float">
            <text:p>-2.92E-07</text:p>
          </table:table-cell>
          <table:table-cell table:formula="of:=[.C111]*10^9" office:value-type="float" office:value="-292.3619" calcext:value-type="float">
            <text:p>-292.3619</text:p>
          </table:table-cell>
          <table:table-cell table:formula="of:=[.$N$1]*[.D111]" office:value-type="float" office:value="-265.471978917992" calcext:value-type="float">
            <text:p>-265.471978917992</text:p>
          </table:table-cell>
          <table:table-cell table:number-columns-repeated="9"/>
        </table:table-row>
        <table:table-row table:style-name="ro1">
          <table:table-cell office:value-type="time" office:time-value="PT17H33M21.158S" calcext:value-type="time">
            <text:p>17:33:21.1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292422" calcext:value-type="float">
            <text:p>-2.92E-07</text:p>
          </table:table-cell>
          <table:table-cell table:formula="of:=[.C112]*10^9" office:value-type="float" office:value="-292.422" calcext:value-type="float">
            <text:p>-292.422</text:p>
          </table:table-cell>
          <table:table-cell table:formula="of:=[.$N$1]*[.D112]" office:value-type="float" office:value="-265.526551233786" calcext:value-type="float">
            <text:p>-265.526551233786</text:p>
          </table:table-cell>
          <table:table-cell table:number-columns-repeated="9"/>
        </table:table-row>
        <table:table-row table:style-name="ro1">
          <table:table-cell office:value-type="time" office:time-value="PT17H33M21.542S" calcext:value-type="time">
            <text:p>17:33:21.5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2925137" calcext:value-type="float">
            <text:p>-2.93E-07</text:p>
          </table:table-cell>
          <table:table-cell table:formula="of:=[.C113]*10^9" office:value-type="float" office:value="-292.5137" calcext:value-type="float">
            <text:p>-292.5137</text:p>
          </table:table-cell>
          <table:table-cell table:formula="of:=[.$N$1]*[.D113]" office:value-type="float" office:value="-265.60981714657" calcext:value-type="float">
            <text:p>-265.60981714657</text:p>
          </table:table-cell>
          <table:table-cell table:number-columns-repeated="9"/>
        </table:table-row>
        <table:table-row table:style-name="ro1">
          <table:table-cell office:value-type="time" office:time-value="PT17H33M21.927S" calcext:value-type="time">
            <text:p>17:33:21.9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2955843" calcext:value-type="float">
            <text:p>-2.96E-07</text:p>
          </table:table-cell>
          <table:table-cell table:formula="of:=[.C114]*10^9" office:value-type="float" office:value="-295.5843" calcext:value-type="float">
            <text:p>-295.5843</text:p>
          </table:table-cell>
          <table:table-cell table:formula="of:=[.$N$1]*[.D114]" office:value-type="float" office:value="-268.397999390787" calcext:value-type="float">
            <text:p>-268.397999390787</text:p>
          </table:table-cell>
          <table:table-cell table:number-columns-repeated="9"/>
        </table:table-row>
        <table:table-row table:style-name="ro1">
          <table:table-cell office:value-type="time" office:time-value="PT17H33M22.31S" calcext:value-type="time">
            <text:p>17:33:22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2957094" calcext:value-type="float">
            <text:p>-2.96E-07</text:p>
          </table:table-cell>
          <table:table-cell table:formula="of:=[.C115]*10^9" office:value-type="float" office:value="-295.7094" calcext:value-type="float">
            <text:p>-295.7094</text:p>
          </table:table-cell>
          <table:table-cell table:formula="of:=[.$N$1]*[.D115]" office:value-type="float" office:value="-268.511593345959" calcext:value-type="float">
            <text:p>-268.511593345959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268.464248910926" calcext:value-type="float">
            <text:p>-268.46424891092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2.1311362692035" calcext:value-type="float">
            <text:p>2.1311362692035</text:p>
          </table:table-cell>
          <table:table-cell/>
          <table:table-cell table:formula="of:=(MAX([.E114:.E118])-MIN([.E114:.E118]))/2" office:value-type="float" office:value="0.056796977586032" calcext:value-type="float">
            <text:p>0.056796977586032</text:p>
          </table:table-cell>
          <table:table-cell table:number-columns-repeated="2"/>
        </table:table-row>
        <table:table-row table:style-name="ro1">
          <table:table-cell office:value-type="time" office:time-value="PT17H33M22.694S" calcext:value-type="time">
            <text:p>17:33:22.6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2956785" calcext:value-type="float">
            <text:p>-2.96E-07</text:p>
          </table:table-cell>
          <table:table-cell table:formula="of:=[.C116]*10^9" office:value-type="float" office:value="-295.6785" calcext:value-type="float">
            <text:p>-295.6785</text:p>
          </table:table-cell>
          <table:table-cell table:formula="of:=[.$N$1]*[.D116]" office:value-type="float" office:value="-268.483535366624" calcext:value-type="float">
            <text:p>-268.483535366624</text:p>
          </table:table-cell>
          <table:table-cell table:number-columns-repeated="9"/>
        </table:table-row>
        <table:table-row table:style-name="ro1">
          <table:table-cell office:value-type="time" office:time-value="PT17H33M23.077S" calcext:value-type="time">
            <text:p>17:33:23.0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2956902" calcext:value-type="float">
            <text:p>-2.96E-07</text:p>
          </table:table-cell>
          <table:table-cell table:formula="of:=[.C117]*10^9" office:value-type="float" office:value="-295.6902" calcext:value-type="float">
            <text:p>-295.6902</text:p>
          </table:table-cell>
          <table:table-cell table:formula="of:=[.$N$1]*[.D117]" office:value-type="float" office:value="-268.494159261712" calcext:value-type="float">
            <text:p>-268.494159261712</text:p>
          </table:table-cell>
          <table:table-cell table:number-columns-repeated="9"/>
        </table:table-row>
        <table:table-row table:style-name="ro1">
          <table:table-cell office:value-type="time" office:time-value="PT17H33M23.461S" calcext:value-type="time">
            <text:p>17:33:23.4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2956239" calcext:value-type="float">
            <text:p>-2.96E-07</text:p>
          </table:table-cell>
          <table:table-cell table:formula="of:=[.C118]*10^9" office:value-type="float" office:value="-295.6239" calcext:value-type="float">
            <text:p>-295.6239</text:p>
          </table:table-cell>
          <table:table-cell table:formula="of:=[.$N$1]*[.D118]" office:value-type="float" office:value="-268.433957189547" calcext:value-type="float">
            <text:p>-268.433957189547</text:p>
          </table:table-cell>
          <table:table-cell table:number-columns-repeated="9"/>
        </table:table-row>
        <table:table-row table:style-name="ro1">
          <table:table-cell office:value-type="time" office:time-value="PT17H33M23.845S" calcext:value-type="time">
            <text:p>17:33:23.8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2985555" calcext:value-type="float">
            <text:p>-2.99E-07</text:p>
          </table:table-cell>
          <table:table-cell table:formula="of:=[.C119]*10^9" office:value-type="float" office:value="-298.5555" calcext:value-type="float">
            <text:p>-298.5555</text:p>
          </table:table-cell>
          <table:table-cell table:formula="of:=[.$N$1]*[.D119]" office:value-type="float" office:value="-271.095923928017" calcext:value-type="float">
            <text:p>-271.095923928017</text:p>
          </table:table-cell>
          <table:table-cell table:number-columns-repeated="9"/>
        </table:table-row>
        <table:table-row table:style-name="ro1">
          <table:table-cell office:value-type="time" office:time-value="PT17H33M24.229S" calcext:value-type="time">
            <text:p>17:33:24.2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2985137" calcext:value-type="float">
            <text:p>-2.99E-07</text:p>
          </table:table-cell>
          <table:table-cell table:formula="of:=[.C120]*10^9" office:value-type="float" office:value="-298.5137" calcext:value-type="float">
            <text:p>-298.5137</text:p>
          </table:table-cell>
          <table:table-cell table:formula="of:=[.$N$1]*[.D120]" office:value-type="float" office:value="-271.057968473771" calcext:value-type="float">
            <text:p>-271.05796847377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271.118043422406" calcext:value-type="float">
            <text:p>-271.118043422406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2.15363361512049" calcext:value-type="float">
            <text:p>2.15363361512049</text:p>
          </table:table-cell>
          <table:table-cell/>
          <table:table-cell table:formula="of:=(MAX([.E119:.E123])-MIN([.E119:.E123]))/2" office:value-type="float" office:value="0.103741881522097" calcext:value-type="float">
            <text:p>0.103741881522097</text:p>
          </table:table-cell>
          <table:table-cell table:number-columns-repeated="2"/>
        </table:table-row>
        <table:table-row table:style-name="ro1">
          <table:table-cell office:value-type="time" office:time-value="PT17H33M24.613S" calcext:value-type="time">
            <text:p>17:33:24.6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298533" calcext:value-type="float">
            <text:p>-2.99E-07</text:p>
          </table:table-cell>
          <table:table-cell table:formula="of:=[.C121]*10^9" office:value-type="float" office:value="-298.533" calcext:value-type="float">
            <text:p>-298.533</text:p>
          </table:table-cell>
          <table:table-cell table:formula="of:=[.$N$1]*[.D121]" office:value-type="float" office:value="-271.07549336054" calcext:value-type="float">
            <text:p>-271.07549336054</text:p>
          </table:table-cell>
          <table:table-cell table:number-columns-repeated="9"/>
        </table:table-row>
        <table:table-row table:style-name="ro1">
          <table:table-cell office:value-type="time" office:time-value="PT17H33M24.997S" calcext:value-type="time">
            <text:p>17:33:25.0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2985549" calcext:value-type="float">
            <text:p>-2.99E-07</text:p>
          </table:table-cell>
          <table:table-cell table:formula="of:=[.C122]*10^9" office:value-type="float" office:value="-298.5549" calcext:value-type="float">
            <text:p>-298.5549</text:p>
          </table:table-cell>
          <table:table-cell table:formula="of:=[.$N$1]*[.D122]" office:value-type="float" office:value="-271.095379112884" calcext:value-type="float">
            <text:p>-271.095379112884</text:p>
          </table:table-cell>
          <table:table-cell table:number-columns-repeated="9"/>
        </table:table-row>
        <table:table-row table:style-name="ro1">
          <table:table-cell office:value-type="time" office:time-value="PT17H33M25.38S" calcext:value-type="time">
            <text:p>17:33:25.3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2987422" calcext:value-type="float">
            <text:p>-2.99E-07</text:p>
          </table:table-cell>
          <table:table-cell table:formula="of:=[.C123]*10^9" office:value-type="float" office:value="-298.7422" calcext:value-type="float">
            <text:p>-298.7422</text:p>
          </table:table-cell>
          <table:table-cell table:formula="of:=[.$N$1]*[.D123]" office:value-type="float" office:value="-271.265452236815" calcext:value-type="float">
            <text:p>-271.265452236815</text:p>
          </table:table-cell>
          <table:table-cell table:number-columns-repeated="9"/>
        </table:table-row>
        <table:table-row table:style-name="ro1">
          <table:table-cell office:value-type="time" office:time-value="PT17H33M25.764S" calcext:value-type="time">
            <text:p>17:33:25.7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3017926" calcext:value-type="float">
            <text:p>-3.02E-07</text:p>
          </table:table-cell>
          <table:table-cell table:formula="of:=[.C124]*10^9" office:value-type="float" office:value="-301.7926" calcext:value-type="float">
            <text:p>-301.7926</text:p>
          </table:table-cell>
          <table:table-cell table:formula="of:=[.$N$1]*[.D124]" office:value-type="float" office:value="-274.035292371564" calcext:value-type="float">
            <text:p>-274.035292371564</text:p>
          </table:table-cell>
          <table:table-cell table:number-columns-repeated="9"/>
        </table:table-row>
        <table:table-row table:style-name="ro1">
          <table:table-cell office:value-type="time" office:time-value="PT17H33M26.148S" calcext:value-type="time">
            <text:p>17:33:26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301819" calcext:value-type="float">
            <text:p>-3.02E-07</text:p>
          </table:table-cell>
          <table:table-cell table:formula="of:=[.C125]*10^9" office:value-type="float" office:value="-301.819" calcext:value-type="float">
            <text:p>-301.819</text:p>
          </table:table-cell>
          <table:table-cell table:formula="of:=[.$N$1]*[.D125]" office:value-type="float" office:value="-274.059264237404" calcext:value-type="float">
            <text:p>-274.059264237404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274.060717077758" calcext:value-type="float">
            <text:p>-274.06071707775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2.17501345284393" calcext:value-type="float">
            <text:p>2.17501345284393</text:p>
          </table:table-cell>
          <table:table-cell/>
          <table:table-cell table:formula="of:=(MAX([.E124:.E128])-MIN([.E124:.E128]))/2" office:value-type="float" office:value="0.0215655990035088" calcext:value-type="float">
            <text:p>0.021565599003509</text:p>
          </table:table-cell>
          <table:table-cell table:number-columns-repeated="2"/>
        </table:table-row>
        <table:table-row table:style-name="ro1">
          <table:table-cell office:value-type="time" office:time-value="PT17H33M26.532S" calcext:value-type="time">
            <text:p>17:33:26.5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3018246" calcext:value-type="float">
            <text:p>-3.02E-07</text:p>
          </table:table-cell>
          <table:table-cell table:formula="of:=[.C126]*10^9" office:value-type="float" office:value="-301.8246" calcext:value-type="float">
            <text:p>-301.8246</text:p>
          </table:table-cell>
          <table:table-cell table:formula="of:=[.$N$1]*[.D126]" office:value-type="float" office:value="-274.064349178643" calcext:value-type="float">
            <text:p>-274.064349178643</text:p>
          </table:table-cell>
          <table:table-cell table:number-columns-repeated="9"/>
        </table:table-row>
        <table:table-row table:style-name="ro1">
          <table:table-cell office:value-type="time" office:time-value="PT17H33M26.916S" calcext:value-type="time">
            <text:p>17:33:26.9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3018401" calcext:value-type="float">
            <text:p>-3.02E-07</text:p>
          </table:table-cell>
          <table:table-cell table:formula="of:=[.C127]*10^9" office:value-type="float" office:value="-301.8401" calcext:value-type="float">
            <text:p>-301.8401</text:p>
          </table:table-cell>
          <table:table-cell table:formula="of:=[.$N$1]*[.D127]" office:value-type="float" office:value="-274.078423569571" calcext:value-type="float">
            <text:p>-274.078423569571</text:p>
          </table:table-cell>
          <table:table-cell table:number-columns-repeated="9"/>
        </table:table-row>
        <table:table-row table:style-name="ro1">
          <table:table-cell office:value-type="time" office:time-value="PT17H33M27.3S" calcext:value-type="time">
            <text:p>17:33:27.3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3018267" calcext:value-type="float">
            <text:p>-3.02E-07</text:p>
          </table:table-cell>
          <table:table-cell table:formula="of:=[.C128]*10^9" office:value-type="float" office:value="-301.8267" calcext:value-type="float">
            <text:p>-301.8267</text:p>
          </table:table-cell>
          <table:table-cell table:formula="of:=[.$N$1]*[.D128]" office:value-type="float" office:value="-274.066256031607" calcext:value-type="float">
            <text:p>-274.066256031607</text:p>
          </table:table-cell>
          <table:table-cell table:number-columns-repeated="9"/>
        </table:table-row>
        <table:table-row table:style-name="ro1">
          <table:table-cell office:value-type="time" office:time-value="PT17H33M27.683S" calcext:value-type="time">
            <text:p>17:33:27.6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3047155" calcext:value-type="float">
            <text:p>-3.05E-07</text:p>
          </table:table-cell>
          <table:table-cell table:formula="of:=[.C129]*10^9" office:value-type="float" office:value="-304.7155" calcext:value-type="float">
            <text:p>-304.7155</text:p>
          </table:table-cell>
          <table:table-cell table:formula="of:=[.$N$1]*[.D129]" office:value-type="float" office:value="-276.68935929061" calcext:value-type="float">
            <text:p>-276.68935929061</text:p>
          </table:table-cell>
          <table:table-cell table:number-columns-repeated="9"/>
        </table:table-row>
        <table:table-row table:style-name="ro1">
          <table:table-cell office:value-type="time" office:time-value="PT17H33M28.067S" calcext:value-type="time">
            <text:p>17:33:28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3046314" calcext:value-type="float">
            <text:p>-3.05E-07</text:p>
          </table:table-cell>
          <table:table-cell table:formula="of:=[.C130]*10^9" office:value-type="float" office:value="-304.6314" calcext:value-type="float">
            <text:p>-304.6314</text:p>
          </table:table-cell>
          <table:table-cell table:formula="of:=[.$N$1]*[.D130]" office:value-type="float" office:value="-276.612994369507" calcext:value-type="float">
            <text:p>-276.612994369507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276.674413195469" calcext:value-type="float">
            <text:p>-276.674413195469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2.19645867423236" calcext:value-type="float">
            <text:p>2.19645867423236</text:p>
          </table:table-cell>
          <table:table-cell/>
          <table:table-cell table:formula="of:=(MAX([.E129:.E133])-MIN([.E129:.E133]))/2" office:value-type="float" office:value="0.0649238033157928" calcext:value-type="float">
            <text:p>0.064923803315793</text:p>
          </table:table-cell>
          <table:table-cell table:number-columns-repeated="2"/>
        </table:table-row>
        <table:table-row table:style-name="ro1">
          <table:table-cell office:value-type="time" office:time-value="PT17H33M28.443S" calcext:value-type="time">
            <text:p>17:33:28.4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3047744" calcext:value-type="float">
            <text:p>-3.05E-07</text:p>
          </table:table-cell>
          <table:table-cell table:formula="of:=[.C131]*10^9" office:value-type="float" office:value="-304.7744" calcext:value-type="float">
            <text:p>-304.7744</text:p>
          </table:table-cell>
          <table:table-cell table:formula="of:=[.$N$1]*[.D131]" office:value-type="float" office:value="-276.742841976139" calcext:value-type="float">
            <text:p>-276.742841976139</text:p>
          </table:table-cell>
          <table:table-cell table:number-columns-repeated="9"/>
        </table:table-row>
        <table:table-row table:style-name="ro1">
          <table:table-cell office:value-type="time" office:time-value="PT17H33M28.819S" calcext:value-type="time">
            <text:p>17:33:28.8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3046634" calcext:value-type="float">
            <text:p>-3.05E-07</text:p>
          </table:table-cell>
          <table:table-cell table:formula="of:=[.C132]*10^9" office:value-type="float" office:value="-304.6634" calcext:value-type="float">
            <text:p>-304.6634</text:p>
          </table:table-cell>
          <table:table-cell table:formula="of:=[.$N$1]*[.D132]" office:value-type="float" office:value="-276.642051176585" calcext:value-type="float">
            <text:p>-276.642051176585</text:p>
          </table:table-cell>
          <table:table-cell table:number-columns-repeated="9"/>
        </table:table-row>
        <table:table-row table:style-name="ro1">
          <table:table-cell office:value-type="time" office:time-value="PT17H33M29.204S" calcext:value-type="time">
            <text:p>17:33:29.2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3047105" calcext:value-type="float">
            <text:p>-3.05E-07</text:p>
          </table:table-cell>
          <table:table-cell table:formula="of:=[.C133]*10^9" office:value-type="float" office:value="-304.7105" calcext:value-type="float">
            <text:p>-304.7105</text:p>
          </table:table-cell>
          <table:table-cell table:formula="of:=[.$N$1]*[.D133]" office:value-type="float" office:value="-276.684819164504" calcext:value-type="float">
            <text:p>-276.684819164504</text:p>
          </table:table-cell>
          <table:table-cell table:number-columns-repeated="9"/>
        </table:table-row>
        <table:table-row table:style-name="ro1">
          <table:table-cell office:value-type="time" office:time-value="PT17H33M29.588S" calcext:value-type="time">
            <text:p>17:33:29.5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3078436" calcext:value-type="float">
            <text:p>-3.08E-07</text:p>
          </table:table-cell>
          <table:table-cell table:formula="of:=[.C134]*10^9" office:value-type="float" office:value="-307.8436" calcext:value-type="float">
            <text:p>-307.8436</text:p>
          </table:table-cell>
          <table:table-cell table:formula="of:=[.$N$1]*[.D134]" office:value-type="float" office:value="-279.529752985046" calcext:value-type="float">
            <text:p>-279.529752985046</text:p>
          </table:table-cell>
          <table:table-cell table:number-columns-repeated="9"/>
        </table:table-row>
        <table:table-row table:style-name="ro1">
          <table:table-cell office:value-type="time" office:time-value="PT17H33M29.97S" calcext:value-type="time">
            <text:p>17:33:29.9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3081112" calcext:value-type="float">
            <text:p>-3.08E-07</text:p>
          </table:table-cell>
          <table:table-cell table:formula="of:=[.C135]*10^9" office:value-type="float" office:value="-308.1112" calcext:value-type="float">
            <text:p>-308.1112</text:p>
          </table:table-cell>
          <table:table-cell table:formula="of:=[.$N$1]*[.D135]" office:value-type="float" office:value="-279.772740534239" calcext:value-type="float">
            <text:p>-279.772740534239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279.619538518918" calcext:value-type="float">
            <text:p>-279.619538518918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2.22178025903868" calcext:value-type="float">
            <text:p>2.22178025903868</text:p>
          </table:table-cell>
          <table:table-cell/>
          <table:table-cell table:formula="of:=(MAX([.E134:.E138])-MIN([.E134:.E138]))/2" office:value-type="float" office:value="0.121493774596587" calcext:value-type="float">
            <text:p>0.121493774596587</text:p>
          </table:table-cell>
          <table:table-cell table:number-columns-repeated="2"/>
        </table:table-row>
        <table:table-row table:style-name="ro1">
          <table:table-cell office:value-type="time" office:time-value="PT17H33M30.354S" calcext:value-type="time">
            <text:p>17:33:30.3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3080397" calcext:value-type="float">
            <text:p>-3.08E-07</text:p>
          </table:table-cell>
          <table:table-cell table:formula="of:=[.C136]*10^9" office:value-type="float" office:value="-308.0397" calcext:value-type="float">
            <text:p>-308.0397</text:p>
          </table:table-cell>
          <table:table-cell table:formula="of:=[.$N$1]*[.D136]" office:value-type="float" office:value="-279.707816730924" calcext:value-type="float">
            <text:p>-279.707816730924</text:p>
          </table:table-cell>
          <table:table-cell table:number-columns-repeated="9"/>
        </table:table-row>
        <table:table-row table:style-name="ro1">
          <table:table-cell office:value-type="time" office:time-value="PT17H33M30.739S" calcext:value-type="time">
            <text:p>17:33:30.7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3078445" calcext:value-type="float">
            <text:p>-3.08E-07</text:p>
          </table:table-cell>
          <table:table-cell table:formula="of:=[.C137]*10^9" office:value-type="float" office:value="-307.8445" calcext:value-type="float">
            <text:p>-307.8445</text:p>
          </table:table-cell>
          <table:table-cell table:formula="of:=[.$N$1]*[.D137]" office:value-type="float" office:value="-279.530570207745" calcext:value-type="float">
            <text:p>-279.530570207745</text:p>
          </table:table-cell>
          <table:table-cell table:number-columns-repeated="9"/>
        </table:table-row>
        <table:table-row table:style-name="ro1">
          <table:table-cell office:value-type="time" office:time-value="PT17H33M31.123S" calcext:value-type="time">
            <text:p>17:33:31.1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3078734" calcext:value-type="float">
            <text:p>-3.08E-07</text:p>
          </table:table-cell>
          <table:table-cell table:formula="of:=[.C138]*10^9" office:value-type="float" office:value="-307.8734" calcext:value-type="float">
            <text:p>-307.8734</text:p>
          </table:table-cell>
          <table:table-cell table:formula="of:=[.$N$1]*[.D138]" office:value-type="float" office:value="-279.556812136638" calcext:value-type="float">
            <text:p>-279.556812136638</text:p>
          </table:table-cell>
          <table:table-cell table:number-columns-repeated="9"/>
        </table:table-row>
        <table:table-row table:style-name="ro1">
          <table:table-cell office:value-type="time" office:time-value="PT17H33M31.507S" calcext:value-type="time">
            <text:p>17:33:31.5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3109569" calcext:value-type="float">
            <text:p>-3.11E-07</text:p>
          </table:table-cell>
          <table:table-cell table:formula="of:=[.C139]*10^9" office:value-type="float" office:value="-310.9569" calcext:value-type="float">
            <text:p>-310.9569</text:p>
          </table:table-cell>
          <table:table-cell table:formula="of:=[.$N$1]*[.D139]" office:value-type="float" office:value="-282.356707906209" calcext:value-type="float">
            <text:p>-282.356707906209</text:p>
          </table:table-cell>
          <table:table-cell table:number-columns-repeated="9"/>
        </table:table-row>
        <table:table-row table:style-name="ro1">
          <table:table-cell office:value-type="time" office:time-value="PT17H33M31.891S" calcext:value-type="time">
            <text:p>17:33:31.8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3107888" calcext:value-type="float">
            <text:p>-3.11E-07</text:p>
          </table:table-cell>
          <table:table-cell table:formula="of:=[.C140]*10^9" office:value-type="float" office:value="-310.7888" calcext:value-type="float">
            <text:p>-310.7888</text:p>
          </table:table-cell>
          <table:table-cell table:formula="of:=[.$N$1]*[.D140]" office:value-type="float" office:value="-282.204068866525" calcext:value-type="float">
            <text:p>-282.204068866525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282.323038331007" calcext:value-type="float">
            <text:p>-282.323038331007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2.24500950600034" calcext:value-type="float">
            <text:p>2.24500950600034</text:p>
          </table:table-cell>
          <table:table-cell/>
          <table:table-cell table:formula="of:=(MAX([.E139:.E143])-MIN([.E139:.E143]))/2" office:value-type="float" office:value="0.156725153179167" calcext:value-type="float">
            <text:p>0.156725153179167</text:p>
          </table:table-cell>
          <table:table-cell table:number-columns-repeated="2"/>
        </table:table-row>
        <table:table-row table:style-name="ro1">
          <table:table-cell office:value-type="time" office:time-value="PT17H33M32.274S" calcext:value-type="time">
            <text:p>17:33:32.2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310809" calcext:value-type="float">
            <text:p>-3.11E-07</text:p>
          </table:table-cell>
          <table:table-cell table:formula="of:=[.C141]*10^9" office:value-type="float" office:value="-310.809" calcext:value-type="float">
            <text:p>-310.809</text:p>
          </table:table-cell>
          <table:table-cell table:formula="of:=[.$N$1]*[.D141]" office:value-type="float" office:value="-282.222410975993" calcext:value-type="float">
            <text:p>-282.222410975993</text:p>
          </table:table-cell>
          <table:table-cell table:number-columns-repeated="9"/>
        </table:table-row>
        <table:table-row table:style-name="ro1">
          <table:table-cell office:value-type="time" office:time-value="PT17H33M32.657S" calcext:value-type="time">
            <text:p>17:33:32.6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3109104" calcext:value-type="float">
            <text:p>-3.11E-07</text:p>
          </table:table-cell>
          <table:table-cell table:formula="of:=[.C142]*10^9" office:value-type="float" office:value="-310.9104" calcext:value-type="float">
            <text:p>-310.9104</text:p>
          </table:table-cell>
          <table:table-cell table:formula="of:=[.$N$1]*[.D142]" office:value-type="float" office:value="-282.314484733423" calcext:value-type="float">
            <text:p>-282.314484733423</text:p>
          </table:table-cell>
          <table:table-cell table:number-columns-repeated="9"/>
        </table:table-row>
        <table:table-row table:style-name="ro1">
          <table:table-cell office:value-type="time" office:time-value="PT17H33M33.033S" calcext:value-type="time">
            <text:p>17:33:33.0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311134" calcext:value-type="float">
            <text:p>-3.11E-07</text:p>
          </table:table-cell>
          <table:table-cell table:formula="of:=[.C143]*10^9" office:value-type="float" office:value="-311.134" calcext:value-type="float">
            <text:p>-311.134</text:p>
          </table:table-cell>
          <table:table-cell table:formula="of:=[.$N$1]*[.D143]" office:value-type="float" office:value="-282.517519172883" calcext:value-type="float">
            <text:p>-282.517519172883</text:p>
          </table:table-cell>
          <table:table-cell table:number-columns-repeated="9"/>
        </table:table-row>
        <table:table-row table:style-name="ro1">
          <table:table-cell office:value-type="time" office:time-value="PT17H33M33.41S" calcext:value-type="time">
            <text:p>17:33:33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3141008" calcext:value-type="float">
            <text:p>-3.14E-07</text:p>
          </table:table-cell>
          <table:table-cell table:formula="of:=[.C144]*10^9" office:value-type="float" office:value="-314.1008" calcext:value-type="float">
            <text:p>-314.1008</text:p>
          </table:table-cell>
          <table:table-cell table:formula="of:=[.$N$1]*[.D144]" office:value-type="float" office:value="-285.21144839914" calcext:value-type="float">
            <text:p>-285.21144839914</text:p>
          </table:table-cell>
          <table:table-cell table:number-columns-repeated="9"/>
        </table:table-row>
        <table:table-row table:style-name="ro1">
          <table:table-cell office:value-type="time" office:time-value="PT17H33M33.794S" calcext:value-type="time">
            <text:p>17:33:33.7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3142069" calcext:value-type="float">
            <text:p>-3.14E-07</text:p>
          </table:table-cell>
          <table:table-cell table:formula="of:=[.C145]*10^9" office:value-type="float" office:value="-314.2069" calcext:value-type="float">
            <text:p>-314.2069</text:p>
          </table:table-cell>
          <table:table-cell table:formula="of:=[.$N$1]*[.D145]" office:value-type="float" office:value="-285.307789875109" calcext:value-type="float">
            <text:p>-285.307789875109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285.238961563342" calcext:value-type="float">
            <text:p>-285.238961563342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2.26461635391779" calcext:value-type="float">
            <text:p>2.26461635391779</text:p>
          </table:table-cell>
          <table:table-cell/>
          <table:table-cell table:formula="of:=(MAX([.E144:.E148])-MIN([.E144:.E148]))/2" office:value-type="float" office:value="0.0734138391340196" calcext:value-type="float">
            <text:p>0.07341383913402</text:p>
          </table:table-cell>
          <table:table-cell table:number-columns-repeated="2"/>
        </table:table-row>
        <table:table-row table:style-name="ro1">
          <table:table-cell office:value-type="time" office:time-value="PT17H33M34.178S" calcext:value-type="time">
            <text:p>17:33:34.1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3141937" calcext:value-type="float">
            <text:p>-3.14E-07</text:p>
          </table:table-cell>
          <table:table-cell table:formula="of:=[.C146]*10^9" office:value-type="float" office:value="-314.1937" calcext:value-type="float">
            <text:p>-314.1937</text:p>
          </table:table-cell>
          <table:table-cell table:formula="of:=[.$N$1]*[.D146]" office:value-type="float" office:value="-285.295803942189" calcext:value-type="float">
            <text:p>-285.295803942189</text:p>
          </table:table-cell>
          <table:table-cell table:number-columns-repeated="9"/>
        </table:table-row>
        <table:table-row table:style-name="ro1">
          <table:table-cell office:value-type="time" office:time-value="PT17H33M34.561S" calcext:value-type="time">
            <text:p>17:33:34.5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3141089" calcext:value-type="float">
            <text:p>-3.14E-07</text:p>
          </table:table-cell>
          <table:table-cell table:formula="of:=[.C147]*10^9" office:value-type="float" office:value="-314.1089" calcext:value-type="float">
            <text:p>-314.1089</text:p>
          </table:table-cell>
          <table:table-cell table:formula="of:=[.$N$1]*[.D147]" office:value-type="float" office:value="-285.218803403431" calcext:value-type="float">
            <text:p>-285.218803403431</text:p>
          </table:table-cell>
          <table:table-cell table:number-columns-repeated="9"/>
        </table:table-row>
        <table:table-row table:style-name="ro1">
          <table:table-cell office:value-type="time" office:time-value="PT17H33M34.944S" calcext:value-type="time">
            <text:p>17:33:34.9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3140452" calcext:value-type="float">
            <text:p>-3.14E-07</text:p>
          </table:table-cell>
          <table:table-cell table:formula="of:=[.C148]*10^9" office:value-type="float" office:value="-314.0452" calcext:value-type="float">
            <text:p>-314.0452</text:p>
          </table:table-cell>
          <table:table-cell table:formula="of:=[.$N$1]*[.D148]" office:value-type="float" office:value="-285.160962196841" calcext:value-type="float">
            <text:p>-285.160962196841</text:p>
          </table:table-cell>
          <table:table-cell table:number-columns-repeated="9"/>
        </table:table-row>
        <table:table-row table:style-name="ro1">
          <table:table-cell office:value-type="time" office:time-value="PT17H33M35.329S" calcext:value-type="time">
            <text:p>17:33:35.3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3171755" calcext:value-type="float">
            <text:p>-3.17E-07</text:p>
          </table:table-cell>
          <table:table-cell table:formula="of:=[.C149]*10^9" office:value-type="float" office:value="-317.1755" calcext:value-type="float">
            <text:p>-317.1755</text:p>
          </table:table-cell>
          <table:table-cell table:formula="of:=[.$N$1]*[.D149]" office:value-type="float" office:value="-288.003353546764" calcext:value-type="float">
            <text:p>-288.003353546764</text:p>
          </table:table-cell>
          <table:table-cell table:number-columns-repeated="9"/>
        </table:table-row>
        <table:table-row table:style-name="ro1">
          <table:table-cell office:value-type="time" office:time-value="PT17H33M35.713S" calcext:value-type="time">
            <text:p>17:33:35.7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3172511" calcext:value-type="float">
            <text:p>-3.17E-07</text:p>
          </table:table-cell>
          <table:table-cell table:formula="of:=[.C150]*10^9" office:value-type="float" office:value="-317.2511" calcext:value-type="float">
            <text:p>-317.2511</text:p>
          </table:table-cell>
          <table:table-cell table:formula="of:=[.$N$1]*[.D150]" office:value-type="float" office:value="-288.072000253486" calcext:value-type="float">
            <text:p>-288.072000253486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288.132874264316" calcext:value-type="float">
            <text:p>-288.132874264316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2.29023881677286" calcext:value-type="float">
            <text:p>2.29023881677286</text:p>
          </table:table-cell>
          <table:table-cell/>
          <table:table-cell table:formula="of:=(MAX([.E149:.E153])-MIN([.E149:.E153]))/2" office:value-type="float" office:value="0.142105947117813" calcext:value-type="float">
            <text:p>0.142105947117813</text:p>
          </table:table-cell>
          <table:table-cell table:number-columns-repeated="2"/>
        </table:table-row>
        <table:table-row table:style-name="ro1">
          <table:table-cell office:value-type="time" office:time-value="PT17H33M36.097S" calcext:value-type="time">
            <text:p>17:33:36.1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3172623" calcext:value-type="float">
            <text:p>-3.17E-07</text:p>
          </table:table-cell>
          <table:table-cell table:formula="of:=[.C151]*10^9" office:value-type="float" office:value="-317.2623" calcext:value-type="float">
            <text:p>-317.2623</text:p>
          </table:table-cell>
          <table:table-cell table:formula="of:=[.$N$1]*[.D151]" office:value-type="float" office:value="-288.082170135964" calcext:value-type="float">
            <text:p>-288.082170135964</text:p>
          </table:table-cell>
          <table:table-cell table:number-columns-repeated="9"/>
        </table:table-row>
        <table:table-row table:style-name="ro1">
          <table:table-cell office:value-type="time" office:time-value="PT17H33M36.481S" calcext:value-type="time">
            <text:p>17:33:36.4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3174133" calcext:value-type="float">
            <text:p>-3.17E-07</text:p>
          </table:table-cell>
          <table:table-cell table:formula="of:=[.C152]*10^9" office:value-type="float" office:value="-317.4133" calcext:value-type="float">
            <text:p>-317.4133</text:p>
          </table:table-cell>
          <table:table-cell table:formula="of:=[.$N$1]*[.D152]" office:value-type="float" office:value="-288.219281944365" calcext:value-type="float">
            <text:p>-288.219281944365</text:p>
          </table:table-cell>
          <table:table-cell table:number-columns-repeated="9"/>
        </table:table-row>
        <table:table-row table:style-name="ro1">
          <table:table-cell office:value-type="time" office:time-value="PT17H33M36.865S" calcext:value-type="time">
            <text:p>17:33:36.8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3174885" calcext:value-type="float">
            <text:p>-3.17E-07</text:p>
          </table:table-cell>
          <table:table-cell table:formula="of:=[.C153]*10^9" office:value-type="float" office:value="-317.4885" calcext:value-type="float">
            <text:p>-317.4885</text:p>
          </table:table-cell>
          <table:table-cell table:formula="of:=[.$N$1]*[.D153]" office:value-type="float" office:value="-288.287565440999" calcext:value-type="float">
            <text:p>-288.287565440999</text:p>
          </table:table-cell>
          <table:table-cell table:number-columns-repeated="9"/>
        </table:table-row>
        <table:table-row table:style-name="ro1">
          <table:table-cell office:value-type="time" office:time-value="PT17H33M37.249S" calcext:value-type="time">
            <text:p>17:33:37.2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3206624" calcext:value-type="float">
            <text:p>-3.21E-07</text:p>
          </table:table-cell>
          <table:table-cell table:formula="of:=[.C154]*10^9" office:value-type="float" office:value="-320.6624" calcext:value-type="float">
            <text:p>-320.6624</text:p>
          </table:table-cell>
          <table:table-cell table:formula="of:=[.$N$1]*[.D154]" office:value-type="float" office:value="-291.169546690566" calcext:value-type="float">
            <text:p>-291.169546690566</text:p>
          </table:table-cell>
          <table:table-cell table:number-columns-repeated="9"/>
        </table:table-row>
        <table:table-row table:style-name="ro1">
          <table:table-cell office:value-type="time" office:time-value="PT17H33M37.632S" calcext:value-type="time">
            <text:p>17:33:37.6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3207814" calcext:value-type="float">
            <text:p>-3.21E-07</text:p>
          </table:table-cell>
          <table:table-cell table:formula="of:=[.C155]*10^9" office:value-type="float" office:value="-320.7814" calcext:value-type="float">
            <text:p>-320.7814</text:p>
          </table:table-cell>
          <table:table-cell table:formula="of:=[.$N$1]*[.D155]" office:value-type="float" office:value="-291.277601691889" calcext:value-type="float">
            <text:p>-291.27760169188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291.229022342555" calcext:value-type="float">
            <text:p>-291.22902234255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2.31169229567234" calcext:value-type="float">
            <text:p>2.31169229567234</text:p>
          </table:table-cell>
          <table:table-cell/>
          <table:table-cell table:formula="of:=(MAX([.E154:.E158])-MIN([.E154:.E158]))/2" office:value-type="float" office:value="0.0540275006613911" calcext:value-type="float">
            <text:p>0.054027500661391</text:p>
          </table:table-cell>
          <table:table-cell table:number-columns-repeated="2"/>
        </table:table-row>
        <table:table-row table:style-name="ro1">
          <table:table-cell office:value-type="time" office:time-value="PT17H33M38.016S" calcext:value-type="time">
            <text:p>17:33:38.0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3207118" calcext:value-type="float">
            <text:p>-3.21E-07</text:p>
          </table:table-cell>
          <table:table-cell table:formula="of:=[.C156]*10^9" office:value-type="float" office:value="-320.7118" calcext:value-type="float">
            <text:p>-320.7118</text:p>
          </table:table-cell>
          <table:table-cell table:formula="of:=[.$N$1]*[.D156]" office:value-type="float" office:value="-291.214403136494" calcext:value-type="float">
            <text:p>-291.214403136494</text:p>
          </table:table-cell>
          <table:table-cell table:number-columns-repeated="9"/>
        </table:table-row>
        <table:table-row table:style-name="ro1">
          <table:table-cell office:value-type="time" office:time-value="PT17H33M38.4S" calcext:value-type="time">
            <text:p>17:33:38.4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3207789" calcext:value-type="float">
            <text:p>-3.21E-07</text:p>
          </table:table-cell>
          <table:table-cell table:formula="of:=[.C157]*10^9" office:value-type="float" office:value="-320.7789" calcext:value-type="float">
            <text:p>-320.7789</text:p>
          </table:table-cell>
          <table:table-cell table:formula="of:=[.$N$1]*[.D157]" office:value-type="float" office:value="-291.275331628836" calcext:value-type="float">
            <text:p>-291.275331628836</text:p>
          </table:table-cell>
          <table:table-cell table:number-columns-repeated="9"/>
        </table:table-row>
        <table:table-row table:style-name="ro1">
          <table:table-cell office:value-type="time" office:time-value="PT17H33M38.784S" calcext:value-type="time">
            <text:p>17:33:38.7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320705" calcext:value-type="float">
            <text:p>-3.21E-07</text:p>
          </table:table-cell>
          <table:table-cell table:formula="of:=[.C158]*10^9" office:value-type="float" office:value="-320.705" calcext:value-type="float">
            <text:p>-320.705</text:p>
          </table:table-cell>
          <table:table-cell table:formula="of:=[.$N$1]*[.D158]" office:value-type="float" office:value="-291.20822856499" calcext:value-type="float">
            <text:p>-291.20822856499</text:p>
          </table:table-cell>
          <table:table-cell table:number-columns-repeated="9"/>
        </table:table-row>
        <table:table-row table:style-name="ro1">
          <table:table-cell office:value-type="time" office:time-value="PT17H33M39.168S" calcext:value-type="time">
            <text:p>17:33:39.1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3240201" calcext:value-type="float">
            <text:p>-3.24E-07</text:p>
          </table:table-cell>
          <table:table-cell table:formula="of:=[.C159]*10^9" office:value-type="float" office:value="-324.0201" calcext:value-type="float">
            <text:p>-324.0201</text:p>
          </table:table-cell>
          <table:table-cell table:formula="of:=[.$N$1]*[.D159]" office:value-type="float" office:value="-294.21842297579" calcext:value-type="float">
            <text:p>-294.21842297579</text:p>
          </table:table-cell>
          <table:table-cell table:number-columns-repeated="9"/>
        </table:table-row>
        <table:table-row table:style-name="ro1">
          <table:table-cell office:value-type="time" office:time-value="PT17H33M39.552S" calcext:value-type="time">
            <text:p>17:33:39.5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3239722" calcext:value-type="float">
            <text:p>-3.24E-07</text:p>
          </table:table-cell>
          <table:table-cell table:formula="of:=[.C160]*10^9" office:value-type="float" office:value="-323.9722" calcext:value-type="float">
            <text:p>-323.9722</text:p>
          </table:table-cell>
          <table:table-cell table:formula="of:=[.$N$1]*[.D160]" office:value-type="float" office:value="-294.174928567695" calcext:value-type="float">
            <text:p>-294.174928567695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294.239743407984" calcext:value-type="float">
            <text:p>-294.239743407984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2.33657556141599" calcext:value-type="float">
            <text:p>2.33657556141599</text:p>
          </table:table-cell>
          <table:table-cell/>
          <table:table-cell table:formula="of:=(MAX([.E159:.E163])-MIN([.E159:.E163]))/2" office:value-type="float" office:value="0.0925277700403058" calcext:value-type="float">
            <text:p>0.092527770040306</text:p>
          </table:table-cell>
          <table:table-cell table:number-columns-repeated="2"/>
        </table:table-row>
        <table:table-row table:style-name="ro1">
          <table:table-cell office:value-type="time" office:time-value="PT17H33M39.935S" calcext:value-type="time">
            <text:p>17:33:39.9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3239896" calcext:value-type="float">
            <text:p>-3.24E-07</text:p>
          </table:table-cell>
          <table:table-cell table:formula="of:=[.C161]*10^9" office:value-type="float" office:value="-323.9896" calcext:value-type="float">
            <text:p>-323.9896</text:p>
          </table:table-cell>
          <table:table-cell table:formula="of:=[.$N$1]*[.D161]" office:value-type="float" office:value="-294.190728206544" calcext:value-type="float">
            <text:p>-294.190728206544</text:p>
          </table:table-cell>
          <table:table-cell table:number-columns-repeated="9"/>
        </table:table-row>
        <table:table-row table:style-name="ro1">
          <table:table-cell office:value-type="time" office:time-value="PT17H33M40.319S" calcext:value-type="time">
            <text:p>17:33:40.3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32406" calcext:value-type="float">
            <text:p>-3.24E-07</text:p>
          </table:table-cell>
          <table:table-cell table:formula="of:=[.C162]*10^9" office:value-type="float" office:value="-324.06" calcext:value-type="float">
            <text:p>-324.06</text:p>
          </table:table-cell>
          <table:table-cell table:formula="of:=[.$N$1]*[.D162]" office:value-type="float" office:value="-294.254653182116" calcext:value-type="float">
            <text:p>-294.254653182116</text:p>
          </table:table-cell>
          <table:table-cell table:number-columns-repeated="9"/>
        </table:table-row>
        <table:table-row table:style-name="ro1">
          <table:table-cell office:value-type="time" office:time-value="PT17H33M40.703S" calcext:value-type="time">
            <text:p>17:33:40.7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324176" calcext:value-type="float">
            <text:p>-3.24E-07</text:p>
          </table:table-cell>
          <table:table-cell table:formula="of:=[.C163]*10^9" office:value-type="float" office:value="-324.176" calcext:value-type="float">
            <text:p>-324.176</text:p>
          </table:table-cell>
          <table:table-cell table:formula="of:=[.$N$1]*[.D163]" office:value-type="float" office:value="-294.359984107775" calcext:value-type="float">
            <text:p>-294.359984107775</text:p>
          </table:table-cell>
          <table:table-cell table:number-columns-repeated="9"/>
        </table:table-row>
        <table:table-row table:style-name="ro1">
          <table:table-cell office:value-type="time" office:time-value="PT17H33M41.088S" calcext:value-type="time">
            <text:p>17:33:41.0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3275549" calcext:value-type="float">
            <text:p>-3.28E-07</text:p>
          </table:table-cell>
          <table:table-cell table:formula="of:=[.C164]*10^9" office:value-type="float" office:value="-327.5549" calcext:value-type="float">
            <text:p>-327.5549</text:p>
          </table:table-cell>
          <table:table-cell table:formula="of:=[.$N$1]*[.D164]" office:value-type="float" office:value="-297.428110527688" calcext:value-type="float">
            <text:p>-297.428110527688</text:p>
          </table:table-cell>
          <table:table-cell table:number-columns-repeated="9"/>
        </table:table-row>
        <table:table-row table:style-name="ro1">
          <table:table-cell office:value-type="time" office:time-value="PT17H33M41.47S" calcext:value-type="time">
            <text:p>17:33:41.4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3278226" calcext:value-type="float">
            <text:p>-3.28E-07</text:p>
          </table:table-cell>
          <table:table-cell table:formula="of:=[.C165]*10^9" office:value-type="float" office:value="-327.8226" calcext:value-type="float">
            <text:p>-327.8226</text:p>
          </table:table-cell>
          <table:table-cell table:formula="of:=[.$N$1]*[.D165]" office:value-type="float" office:value="-297.671188879404" calcext:value-type="float">
            <text:p>-297.67118887940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297.526976313773" calcext:value-type="float">
            <text:p>-297.52697631377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2.36372950420784" calcext:value-type="float">
            <text:p>2.36372950420784</text:p>
          </table:table-cell>
          <table:table-cell/>
          <table:table-cell table:formula="of:=(MAX([.E164:.E168])-MIN([.E164:.E168]))/2" office:value-type="float" office:value="0.121539175857635" calcext:value-type="float">
            <text:p>0.121539175857635</text:p>
          </table:table-cell>
          <table:table-cell table:number-columns-repeated="2"/>
        </table:table-row>
        <table:table-row table:style-name="ro1">
          <table:table-cell office:value-type="time" office:time-value="PT17H33M41.853S" calcext:value-type="time">
            <text:p>17:33:41.8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3276791" calcext:value-type="float">
            <text:p>-3.28E-07</text:p>
          </table:table-cell>
          <table:table-cell table:formula="of:=[.C166]*10^9" office:value-type="float" office:value="-327.6791" calcext:value-type="float">
            <text:p>-327.6791</text:p>
          </table:table-cell>
          <table:table-cell table:formula="of:=[.$N$1]*[.D166]" office:value-type="float" office:value="-297.540887260162" calcext:value-type="float">
            <text:p>-297.540887260162</text:p>
          </table:table-cell>
          <table:table-cell table:number-columns-repeated="9"/>
        </table:table-row>
        <table:table-row table:style-name="ro1">
          <table:table-cell office:value-type="time" office:time-value="PT17H33M42.237S" calcext:value-type="time">
            <text:p>17:33:42.2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3276267" calcext:value-type="float">
            <text:p>-3.28E-07</text:p>
          </table:table-cell>
          <table:table-cell table:formula="of:=[.C167]*10^9" office:value-type="float" office:value="-327.6267" calcext:value-type="float">
            <text:p>-327.6267</text:p>
          </table:table-cell>
          <table:table-cell table:formula="of:=[.$N$1]*[.D167]" office:value-type="float" office:value="-297.493306738571" calcext:value-type="float">
            <text:p>-297.493306738571</text:p>
          </table:table-cell>
          <table:table-cell table:number-columns-repeated="9"/>
        </table:table-row>
        <table:table-row table:style-name="ro1">
          <table:table-cell office:value-type="time" office:time-value="PT17H33M42.621S" calcext:value-type="time">
            <text:p>17:33:42.6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3276356" calcext:value-type="float">
            <text:p>-3.28E-07</text:p>
          </table:table-cell>
          <table:table-cell table:formula="of:=[.C168]*10^9" office:value-type="float" office:value="-327.6356" calcext:value-type="float">
            <text:p>-327.6356</text:p>
          </table:table-cell>
          <table:table-cell table:formula="of:=[.$N$1]*[.D168]" office:value-type="float" office:value="-297.501388163039" calcext:value-type="float">
            <text:p>-297.501388163039</text:p>
          </table:table-cell>
          <table:table-cell table:number-columns-repeated="9"/>
        </table:table-row>
        <table:table-row table:style-name="ro1">
          <table:table-cell office:value-type="time" office:time-value="PT17H33M43.005S" calcext:value-type="time">
            <text:p>17:33:43.0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3314165" calcext:value-type="float">
            <text:p>-3.31E-07</text:p>
          </table:table-cell>
          <table:table-cell table:formula="of:=[.C169]*10^9" office:value-type="float" office:value="-331.4165" calcext:value-type="float">
            <text:p>-331.4165</text:p>
          </table:table-cell>
          <table:table-cell table:formula="of:=[.$N$1]*[.D169]" office:value-type="float" office:value="-300.934540721875" calcext:value-type="float">
            <text:p>-300.934540721875</text:p>
          </table:table-cell>
          <table:table-cell table:number-columns-repeated="9"/>
        </table:table-row>
        <table:table-row table:style-name="ro1">
          <table:table-cell office:value-type="time" office:time-value="PT17H33M43.388S" calcext:value-type="time">
            <text:p>17:33:43.3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3315772" calcext:value-type="float">
            <text:p>-3.32E-07</text:p>
          </table:table-cell>
          <table:table-cell table:formula="of:=[.C170]*10^9" office:value-type="float" office:value="-331.5772" calcext:value-type="float">
            <text:p>-331.5772</text:p>
          </table:table-cell>
          <table:table-cell table:formula="of:=[.$N$1]*[.D170]" office:value-type="float" office:value="-301.080460374922" calcext:value-type="float">
            <text:p>-301.080460374922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300.995378411695" calcext:value-type="float">
            <text:p>-300.99537841169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2.39005418189046" calcext:value-type="float">
            <text:p>2.39005418189046</text:p>
          </table:table-cell>
          <table:table-cell/>
          <table:table-cell table:formula="of:=(MAX([.E169:.E173])-MIN([.E169:.E173]))/2" office:value-type="float" office:value="0.0893496817660946" calcext:value-type="float">
            <text:p>0.089349681766095</text:p>
          </table:table-cell>
          <table:table-cell table:number-columns-repeated="2"/>
        </table:table-row>
        <table:table-row table:style-name="ro1">
          <table:table-cell office:value-type="time" office:time-value="PT17H33M43.771S" calcext:value-type="time">
            <text:p>17:33:43.7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3315974" calcext:value-type="float">
            <text:p>-3.32E-07</text:p>
          </table:table-cell>
          <table:table-cell table:formula="of:=[.C171]*10^9" office:value-type="float" office:value="-331.5974" calcext:value-type="float">
            <text:p>-331.5974</text:p>
          </table:table-cell>
          <table:table-cell table:formula="of:=[.$N$1]*[.D171]" office:value-type="float" office:value="-301.09880248439" calcext:value-type="float">
            <text:p>-301.09880248439</text:p>
          </table:table-cell>
          <table:table-cell table:number-columns-repeated="9"/>
        </table:table-row>
        <table:table-row table:style-name="ro1">
          <table:table-cell office:value-type="time" office:time-value="PT17H33M44.146S" calcext:value-type="time">
            <text:p>17:33:44.1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3314258" calcext:value-type="float">
            <text:p>-3.31E-07</text:p>
          </table:table-cell>
          <table:table-cell table:formula="of:=[.C172]*10^9" office:value-type="float" office:value="-331.4258" calcext:value-type="float">
            <text:p>-331.4258</text:p>
          </table:table-cell>
          <table:table-cell table:formula="of:=[.$N$1]*[.D172]" office:value-type="float" office:value="-300.942985356432" calcext:value-type="float">
            <text:p>-300.942985356432</text:p>
          </table:table-cell>
          <table:table-cell table:number-columns-repeated="9"/>
        </table:table-row>
        <table:table-row table:style-name="ro1">
          <table:table-cell office:value-type="time" office:time-value="PT17H33M44.522S" calcext:value-type="time">
            <text:p>17:33:44.5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3314006" calcext:value-type="float">
            <text:p>-3.31E-07</text:p>
          </table:table-cell>
          <table:table-cell table:formula="of:=[.C173]*10^9" office:value-type="float" office:value="-331.4006" calcext:value-type="float">
            <text:p>-331.4006</text:p>
          </table:table-cell>
          <table:table-cell table:formula="of:=[.$N$1]*[.D173]" office:value-type="float" office:value="-300.920103120858" calcext:value-type="float">
            <text:p>-300.920103120858</text:p>
          </table:table-cell>
          <table:table-cell table:number-columns-repeated="9"/>
        </table:table-row>
        <table:table-row table:style-name="ro1">
          <table:table-cell office:value-type="time" office:time-value="PT17H33M44.906S" calcext:value-type="time">
            <text:p>17:33:44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3354373" calcext:value-type="float">
            <text:p>-3.35E-07</text:p>
          </table:table-cell>
          <table:table-cell table:formula="of:=[.C174]*10^9" office:value-type="float" office:value="-335.4373" calcext:value-type="float">
            <text:p>-335.4373</text:p>
          </table:table-cell>
          <table:table-cell table:formula="of:=[.$N$1]*[.D174]" office:value-type="float" office:value="-304.585528531276" calcext:value-type="float">
            <text:p>-304.585528531276</text:p>
          </table:table-cell>
          <table:table-cell table:number-columns-repeated="9"/>
        </table:table-row>
        <table:table-row table:style-name="ro1">
          <table:table-cell office:value-type="time" office:time-value="PT17H33M45.29S" calcext:value-type="time">
            <text:p>17:33:45.2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3354987" calcext:value-type="float">
            <text:p>-3.35E-07</text:p>
          </table:table-cell>
          <table:table-cell table:formula="of:=[.C175]*10^9" office:value-type="float" office:value="-335.4987" calcext:value-type="float">
            <text:p>-335.4987</text:p>
          </table:table-cell>
          <table:table-cell table:formula="of:=[.$N$1]*[.D175]" office:value-type="float" office:value="-304.641281279858" calcext:value-type="float">
            <text:p>-304.64128127985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304.749027552606" calcext:value-type="float">
            <text:p>-304.749027552606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2.42325273220288" calcext:value-type="float">
            <text:p>2.42325273220288</text:p>
          </table:table-cell>
          <table:table-cell/>
          <table:table-cell table:formula="of:=(MAX([.E174:.E178])-MIN([.E174:.E178]))/2" office:value-type="float" office:value="0.167666857094616" calcext:value-type="float">
            <text:p>0.167666857094616</text:p>
          </table:table-cell>
          <table:table-cell table:number-columns-repeated="2"/>
        </table:table-row>
        <table:table-row table:style-name="ro1">
          <table:table-cell office:value-type="time" office:time-value="PT17H33M45.673S" calcext:value-type="time">
            <text:p>17:33:45.6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335698" calcext:value-type="float">
            <text:p>-3.36E-07</text:p>
          </table:table-cell>
          <table:table-cell table:formula="of:=[.C176]*10^9" office:value-type="float" office:value="-335.698" calcext:value-type="float">
            <text:p>-335.698</text:p>
          </table:table-cell>
          <table:table-cell table:formula="of:=[.$N$1]*[.D176]" office:value-type="float" office:value="-304.822250706443" calcext:value-type="float">
            <text:p>-304.822250706443</text:p>
          </table:table-cell>
          <table:table-cell table:number-columns-repeated="9"/>
        </table:table-row>
        <table:table-row table:style-name="ro1">
          <table:table-cell office:value-type="time" office:time-value="PT17H33M46.069S" calcext:value-type="time">
            <text:p>17:33:46.0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3356462" calcext:value-type="float">
            <text:p>-3.36E-07</text:p>
          </table:table-cell>
          <table:table-cell table:formula="of:=[.C177]*10^9" office:value-type="float" office:value="-335.6462" calcext:value-type="float">
            <text:p>-335.6462</text:p>
          </table:table-cell>
          <table:table-cell table:formula="of:=[.$N$1]*[.D177]" office:value-type="float" office:value="-304.775214999985" calcext:value-type="float">
            <text:p>-304.775214999985</text:p>
          </table:table-cell>
          <table:table-cell table:number-columns-repeated="9"/>
        </table:table-row>
        <table:table-row table:style-name="ro1">
          <table:table-cell office:value-type="time" office:time-value="PT17H33M46.457S" calcext:value-type="time">
            <text:p>17:33:46.4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3358066" calcext:value-type="float">
            <text:p>-3.36E-07</text:p>
          </table:table-cell>
          <table:table-cell table:formula="of:=[.C178]*10^9" office:value-type="float" office:value="-335.8066" calcext:value-type="float">
            <text:p>-335.8066</text:p>
          </table:table-cell>
          <table:table-cell table:formula="of:=[.$N$1]*[.D178]" office:value-type="float" office:value="-304.920862245466" calcext:value-type="float">
            <text:p>-304.920862245466</text:p>
          </table:table-cell>
          <table:table-cell table:number-columns-repeated="9"/>
        </table:table-row>
        <table:table-row table:style-name="ro1">
          <table:table-cell office:value-type="time" office:time-value="PT17H33M46.842S" calcext:value-type="time">
            <text:p>17:33:46.8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3403958" calcext:value-type="float">
            <text:p>-3.40E-07</text:p>
          </table:table-cell>
          <table:table-cell table:formula="of:=[.C179]*10^9" office:value-type="float" office:value="-340.3958" calcext:value-type="float">
            <text:p>-340.3958</text:p>
          </table:table-cell>
          <table:table-cell table:formula="of:=[.$N$1]*[.D179]" office:value-type="float" office:value="-309.087971590597" calcext:value-type="float">
            <text:p>-309.087971590597</text:p>
          </table:table-cell>
          <table:table-cell table:number-columns-repeated="9"/>
        </table:table-row>
        <table:table-row table:style-name="ro1">
          <table:table-cell office:value-type="time" office:time-value="PT17H33M47.226S" calcext:value-type="time">
            <text:p>17:33:47.2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3404323" calcext:value-type="float">
            <text:p>-3.40E-07</text:p>
          </table:table-cell>
          <table:table-cell table:formula="of:=[.C180]*10^9" office:value-type="float" office:value="-340.4323" calcext:value-type="float">
            <text:p>-340.4323</text:p>
          </table:table-cell>
          <table:table-cell table:formula="of:=[.$N$1]*[.D180]" office:value-type="float" office:value="-309.121114511171" calcext:value-type="float">
            <text:p>-309.12111451117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309.094436730172" calcext:value-type="float">
            <text:p>-309.09443673017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2.45311663828946" calcext:value-type="float">
            <text:p>2.45311663828946</text:p>
          </table:table-cell>
          <table:table-cell/>
          <table:table-cell table:formula="of:=(MAX([.E179:.E183])-MIN([.E179:.E183]))/2" office:value-type="float" office:value="0.0314630739145514" calcext:value-type="float">
            <text:p>0.031463073914551</text:p>
          </table:table-cell>
          <table:table-cell table:number-columns-repeated="2"/>
        </table:table-row>
        <table:table-row table:style-name="ro1">
          <table:table-cell office:value-type="time" office:time-value="PT17H33M47.61S" calcext:value-type="time">
            <text:p>17:33:47.6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3404231" calcext:value-type="float">
            <text:p>-3.40E-07</text:p>
          </table:table-cell>
          <table:table-cell table:formula="of:=[.C181]*10^9" office:value-type="float" office:value="-340.4231" calcext:value-type="float">
            <text:p>-340.4231</text:p>
          </table:table-cell>
          <table:table-cell table:formula="of:=[.$N$1]*[.D181]" office:value-type="float" office:value="-309.112760679136" calcext:value-type="float">
            <text:p>-309.112760679136</text:p>
          </table:table-cell>
          <table:table-cell table:number-columns-repeated="9"/>
        </table:table-row>
        <table:table-row table:style-name="ro1">
          <table:table-cell office:value-type="time" office:time-value="PT17H33M47.994S" calcext:value-type="time">
            <text:p>17:33:47.9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3404004" calcext:value-type="float">
            <text:p>-3.40E-07</text:p>
          </table:table-cell>
          <table:table-cell table:formula="of:=[.C182]*10^9" office:value-type="float" office:value="-340.4004" calcext:value-type="float">
            <text:p>-340.4004</text:p>
          </table:table-cell>
          <table:table-cell table:formula="of:=[.$N$1]*[.D182]" office:value-type="float" office:value="-309.092148506615" calcext:value-type="float">
            <text:p>-309.092148506615</text:p>
          </table:table-cell>
          <table:table-cell table:number-columns-repeated="9"/>
        </table:table-row>
        <table:table-row table:style-name="ro1">
          <table:table-cell office:value-type="time" office:time-value="PT17H33M48.377S" calcext:value-type="time">
            <text:p>17:33:48.3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340363" calcext:value-type="float">
            <text:p>-3.40E-07</text:p>
          </table:table-cell>
          <table:table-cell table:formula="of:=[.C183]*10^9" office:value-type="float" office:value="-340.363" calcext:value-type="float">
            <text:p>-340.363</text:p>
          </table:table-cell>
          <table:table-cell table:formula="of:=[.$N$1]*[.D183]" office:value-type="float" office:value="-309.058188363342" calcext:value-type="float">
            <text:p>-309.058188363342</text:p>
          </table:table-cell>
          <table:table-cell table:number-columns-repeated="9"/>
        </table:table-row>
        <table:table-row table:style-name="ro1">
          <table:table-cell office:value-type="time" office:time-value="PT17H33M48.761S" calcext:value-type="time">
            <text:p>17:33:48.7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3455713" calcext:value-type="float">
            <text:p>-3.46E-07</text:p>
          </table:table-cell>
          <table:table-cell table:formula="of:=[.C184]*10^9" office:value-type="float" office:value="-345.5713" calcext:value-type="float">
            <text:p>-345.5713</text:p>
          </table:table-cell>
          <table:table-cell table:formula="of:=[.$N$1]*[.D184]" office:value-type="float" office:value="-313.787456122918" calcext:value-type="float">
            <text:p>-313.787456122918</text:p>
          </table:table-cell>
          <table:table-cell table:number-columns-repeated="9"/>
        </table:table-row>
        <table:table-row table:style-name="ro1">
          <table:table-cell office:value-type="time" office:time-value="PT17H33M49.145S" calcext:value-type="time">
            <text:p>17:33:49.1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3456304" calcext:value-type="float">
            <text:p>-3.46E-07</text:p>
          </table:table-cell>
          <table:table-cell table:formula="of:=[.C185]*10^9" office:value-type="float" office:value="-345.6304" calcext:value-type="float">
            <text:p>-345.6304</text:p>
          </table:table-cell>
          <table:table-cell table:formula="of:=[.$N$1]*[.D185]" office:value-type="float" office:value="-313.841120413491" calcext:value-type="float">
            <text:p>-313.841120413491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313.927528093541" calcext:value-type="float">
            <text:p>-313.927528093541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2.49523600206103" calcext:value-type="float">
            <text:p>2.49523600206103</text:p>
          </table:table-cell>
          <table:table-cell/>
          <table:table-cell table:formula="of:=(MAX([.E184:.E188])-MIN([.E184:.E188]))/2" office:value-type="float" office:value="0.154182682559764" calcext:value-type="float">
            <text:p>0.154182682559764</text:p>
          </table:table-cell>
          <table:table-cell table:number-columns-repeated="2"/>
        </table:table-row>
        <table:table-row table:style-name="ro1">
          <table:table-cell office:value-type="time" office:time-value="PT17H33M49.528S" calcext:value-type="time">
            <text:p>17:33:49.5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3456629" calcext:value-type="float">
            <text:p>-3.46E-07</text:p>
          </table:table-cell>
          <table:table-cell table:formula="of:=[.C186]*10^9" office:value-type="float" office:value="-345.6629" calcext:value-type="float">
            <text:p>-345.6629</text:p>
          </table:table-cell>
          <table:table-cell table:formula="of:=[.$N$1]*[.D186]" office:value-type="float" office:value="-313.870631233181" calcext:value-type="float">
            <text:p>-313.870631233181</text:p>
          </table:table-cell>
          <table:table-cell table:number-columns-repeated="9"/>
        </table:table-row>
        <table:table-row table:style-name="ro1">
          <table:table-cell office:value-type="time" office:time-value="PT17H33M49.911S" calcext:value-type="time">
            <text:p>17:33:49.9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3458523" calcext:value-type="float">
            <text:p>-3.46E-07</text:p>
          </table:table-cell>
          <table:table-cell table:formula="of:=[.C187]*10^9" office:value-type="float" office:value="-345.8523" calcext:value-type="float">
            <text:p>-345.8523</text:p>
          </table:table-cell>
          <table:table-cell table:formula="of:=[.$N$1]*[.D187]" office:value-type="float" office:value="-314.042611210076" calcext:value-type="float">
            <text:p>-314.042611210076</text:p>
          </table:table-cell>
          <table:table-cell table:number-columns-repeated="9"/>
        </table:table-row>
        <table:table-row table:style-name="ro1">
          <table:table-cell office:value-type="time" office:time-value="PT17H33M50.295S" calcext:value-type="time">
            <text:p>17:33:50.3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3459109" calcext:value-type="float">
            <text:p>-3.46E-07</text:p>
          </table:table-cell>
          <table:table-cell table:formula="of:=[.C188]*10^9" office:value-type="float" office:value="-345.9109" calcext:value-type="float">
            <text:p>-345.9109</text:p>
          </table:table-cell>
          <table:table-cell table:formula="of:=[.$N$1]*[.D188]" office:value-type="float" office:value="-314.095821488038" calcext:value-type="float">
            <text:p>-314.095821488038</text:p>
          </table:table-cell>
          <table:table-cell table:number-columns-repeated="9"/>
        </table:table-row>
        <table:table-row table:style-name="ro1">
          <table:table-cell office:value-type="time" office:time-value="PT17H33M50.68S" calcext:value-type="time">
            <text:p>17:33:50.6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52643" calcext:value-type="float">
            <text:p>-3.53E-07</text:p>
          </table:table-cell>
          <table:table-cell table:formula="of:=[.C189]*10^9" office:value-type="float" office:value="-352.643" calcext:value-type="float">
            <text:p>-352.643</text:p>
          </table:table-cell>
          <table:table-cell table:formula="of:=[.$N$1]*[.D189]" office:value-type="float" office:value="-320.20873807968" calcext:value-type="float">
            <text:p>-320.20873807968</text:p>
          </table:table-cell>
          <table:table-cell table:number-columns-repeated="9"/>
        </table:table-row>
        <table:table-row table:style-name="ro1">
          <table:table-cell office:value-type="time" office:time-value="PT17H33M51.063S" calcext:value-type="time">
            <text:p>17:33:51.0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52682" calcext:value-type="float">
            <text:p>-3.53E-07</text:p>
          </table:table-cell>
          <table:table-cell table:formula="of:=[.C190]*10^9" office:value-type="float" office:value="-352.682" calcext:value-type="float">
            <text:p>-352.682</text:p>
          </table:table-cell>
          <table:table-cell table:formula="of:=[.$N$1]*[.D190]" office:value-type="float" office:value="-320.244151063306" calcext:value-type="float">
            <text:p>-320.244151063306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320.142579362063" calcext:value-type="float">
            <text:p>-320.142579362063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2.54205889815837" calcext:value-type="float">
            <text:p>2.54205889815837</text:p>
          </table:table-cell>
          <table:table-cell/>
          <table:table-cell table:formula="of:=(MAX([.E189:.E193])-MIN([.E189:.E193]))/2" office:value-type="float" office:value="0.0939352091331216" calcext:value-type="float">
            <text:p>0.093935209133122</text:p>
          </table:table-cell>
          <table:table-cell table:number-columns-repeated="2"/>
        </table:table-row>
        <table:table-row table:style-name="ro1">
          <table:table-cell office:value-type="time" office:time-value="PT17H33M51.447S" calcext:value-type="time">
            <text:p>17:33:51.4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525176" calcext:value-type="float">
            <text:p>-3.53E-07</text:p>
          </table:table-cell>
          <table:table-cell table:formula="of:=[.C191]*10^9" office:value-type="float" office:value="-352.5176" calcext:value-type="float">
            <text:p>-352.5176</text:p>
          </table:table-cell>
          <table:table-cell table:formula="of:=[.$N$1]*[.D191]" office:value-type="float" office:value="-320.094871716941" calcext:value-type="float">
            <text:p>-320.094871716941</text:p>
          </table:table-cell>
          <table:table-cell table:number-columns-repeated="9"/>
        </table:table-row>
        <table:table-row table:style-name="ro1">
          <table:table-cell office:value-type="time" office:time-value="PT17H33M51.831S" calcext:value-type="time">
            <text:p>17:33:51.8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524751" calcext:value-type="float">
            <text:p>-3.52E-07</text:p>
          </table:table-cell>
          <table:table-cell table:formula="of:=[.C192]*10^9" office:value-type="float" office:value="-352.4751" calcext:value-type="float">
            <text:p>-352.4751</text:p>
          </table:table-cell>
          <table:table-cell table:formula="of:=[.$N$1]*[.D192]" office:value-type="float" office:value="-320.05628064504" calcext:value-type="float">
            <text:p>-320.05628064504</text:p>
          </table:table-cell>
          <table:table-cell table:number-columns-repeated="9"/>
        </table:table-row>
        <table:table-row table:style-name="ro1">
          <table:table-cell office:value-type="time" office:time-value="PT17H33M52.214S" calcext:value-type="time">
            <text:p>17:33:52.2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52533" calcext:value-type="float">
            <text:p>-3.53E-07</text:p>
          </table:table-cell>
          <table:table-cell table:formula="of:=[.C193]*10^9" office:value-type="float" office:value="-352.533" calcext:value-type="float">
            <text:p>-352.533</text:p>
          </table:table-cell>
          <table:table-cell table:formula="of:=[.$N$1]*[.D193]" office:value-type="float" office:value="-320.108855305348" calcext:value-type="float">
            <text:p>-320.108855305348</text:p>
          </table:table-cell>
          <table:table-cell table:number-columns-repeated="9"/>
        </table:table-row>
        <table:table-row table:style-name="ro1">
          <table:table-cell office:value-type="time" office:time-value="PT17H33M52.599S" calcext:value-type="time">
            <text:p>17:33:52.6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616426" calcext:value-type="float">
            <text:p>-3.62E-07</text:p>
          </table:table-cell>
          <table:table-cell table:formula="of:=[.C194]*10^9" office:value-type="float" office:value="-361.6426" calcext:value-type="float">
            <text:p>-361.6426</text:p>
          </table:table-cell>
          <table:table-cell table:formula="of:=[.$N$1]*[.D194]" office:value-type="float" office:value="-328.380601860392" calcext:value-type="float">
            <text:p>-328.380601860392</text:p>
          </table:table-cell>
          <table:table-cell table:number-columns-repeated="9"/>
        </table:table-row>
        <table:table-row table:style-name="ro1">
          <table:table-cell office:value-type="time" office:time-value="PT17H33M52.982S" calcext:value-type="time">
            <text:p>17:33:52.9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61807" calcext:value-type="float">
            <text:p>-3.62E-07</text:p>
          </table:table-cell>
          <table:table-cell table:formula="of:=[.C195]*10^9" office:value-type="float" office:value="-361.807" calcext:value-type="float">
            <text:p>-361.807</text:p>
          </table:table-cell>
          <table:table-cell table:formula="of:=[.$N$1]*[.D195]" office:value-type="float" office:value="-328.529881206758" calcext:value-type="float">
            <text:p>-328.52988120675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328.550983712898" calcext:value-type="float">
            <text:p>-328.550983712898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2.61155999994528" calcext:value-type="float">
            <text:p>2.61155999994528</text:p>
          </table:table-cell>
          <table:table-cell/>
          <table:table-cell table:formula="of:=(MAX([.E194:.E198])-MIN([.E194:.E198]))/2" office:value-type="float" office:value="0.163126730988608" calcext:value-type="float">
            <text:p>0.163126730988608</text:p>
          </table:table-cell>
          <table:table-cell table:number-columns-repeated="2"/>
        </table:table-row>
        <table:table-row table:style-name="ro1">
          <table:table-cell office:value-type="time" office:time-value="PT17H33M53.366S" calcext:value-type="time">
            <text:p>17:33:53.3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618189" calcext:value-type="float">
            <text:p>-3.62E-07</text:p>
          </table:table-cell>
          <table:table-cell table:formula="of:=[.C196]*10^9" office:value-type="float" office:value="-361.8189" calcext:value-type="float">
            <text:p>-361.8189</text:p>
          </table:table-cell>
          <table:table-cell table:formula="of:=[.$N$1]*[.D196]" office:value-type="float" office:value="-328.54068670689" calcext:value-type="float">
            <text:p>-328.54068670689</text:p>
          </table:table-cell>
          <table:table-cell table:number-columns-repeated="9"/>
        </table:table-row>
        <table:table-row table:style-name="ro1">
          <table:table-cell office:value-type="time" office:time-value="PT17H33M53.75S" calcext:value-type="time">
            <text:p>17:33:53.7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618808" calcext:value-type="float">
            <text:p>-3.62E-07</text:p>
          </table:table-cell>
          <table:table-cell table:formula="of:=[.C197]*10^9" office:value-type="float" office:value="-361.8808" calcext:value-type="float">
            <text:p>-361.8808</text:p>
          </table:table-cell>
          <table:table-cell table:formula="of:=[.$N$1]*[.D197]" office:value-type="float" office:value="-328.596893468082" calcext:value-type="float">
            <text:p>-328.596893468082</text:p>
          </table:table-cell>
          <table:table-cell table:number-columns-repeated="9"/>
        </table:table-row>
        <table:table-row table:style-name="ro1">
          <table:table-cell office:value-type="time" office:time-value="PT17H33M54.133S" calcext:value-type="time">
            <text:p>17:33:54.1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3620019" calcext:value-type="float">
            <text:p>-3.62E-07</text:p>
          </table:table-cell>
          <table:table-cell table:formula="of:=[.C198]*10^9" office:value-type="float" office:value="-362.0019" calcext:value-type="float">
            <text:p>-362.0019</text:p>
          </table:table-cell>
          <table:table-cell table:formula="of:=[.$N$1]*[.D198]" office:value-type="float" office:value="-328.706855322369" calcext:value-type="float">
            <text:p>-328.706855322369</text:p>
          </table:table-cell>
          <table:table-cell table:number-columns-repeated="9"/>
        </table:table-row>
        <table:table-row table:style-name="ro1">
          <table:table-cell office:value-type="time" office:time-value="PT17H33M54.518S" calcext:value-type="time">
            <text:p>17:33:54.5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50775" calcext:value-type="float">
            <text:p>-3.75E-07</text:p>
          </table:table-cell>
          <table:table-cell table:formula="of:=[.C199]*10^9" office:value-type="float" office:value="-375.0775" calcext:value-type="float">
            <text:p>-375.0775</text:p>
          </table:table-cell>
          <table:table-cell table:formula="of:=[.$N$1]*[.D199]" office:value-type="float" office:value="-340.579829904694" calcext:value-type="float">
            <text:p>-340.579829904694</text:p>
          </table:table-cell>
          <table:table-cell table:number-columns-repeated="9"/>
        </table:table-row>
        <table:table-row table:style-name="ro1">
          <table:table-cell office:value-type="time" office:time-value="PT17H33M54.893S" calcext:value-type="time">
            <text:p>17:33:54.8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49276" calcext:value-type="float">
            <text:p>-3.75E-07</text:p>
          </table:table-cell>
          <table:table-cell table:formula="of:=[.C200]*10^9" office:value-type="float" office:value="-374.9276" calcext:value-type="float">
            <text:p>-374.9276</text:p>
          </table:table-cell>
          <table:table-cell table:formula="of:=[.$N$1]*[.D200]" office:value-type="float" office:value="-340.443716924036" calcext:value-type="float">
            <text:p>-340.44371692403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40.427808322161" calcext:value-type="float">
            <text:p>-340.42780832216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2.7037579717762" calcext:value-type="float">
            <text:p>2.7037579717762</text:p>
          </table:table-cell>
          <table:table-cell/>
          <table:table-cell table:formula="of:=(MAX([.E199:.E203])-MIN([.E199:.E203]))/2" office:value-type="float" office:value="0.118678896410842" calcext:value-type="float">
            <text:p>0.118678896410842</text:p>
          </table:table-cell>
          <table:table-cell table:number-columns-repeated="2"/>
        </table:table-row>
        <table:table-row table:style-name="ro1">
          <table:table-cell office:value-type="time" office:time-value="PT17H33M55.269S" calcext:value-type="time">
            <text:p>17:33:55.2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48632" calcext:value-type="float">
            <text:p>-3.75E-07</text:p>
          </table:table-cell>
          <table:table-cell table:formula="of:=[.C201]*10^9" office:value-type="float" office:value="-374.8632" calcext:value-type="float">
            <text:p>-374.8632</text:p>
          </table:table-cell>
          <table:table-cell table:formula="of:=[.$N$1]*[.D201]" office:value-type="float" office:value="-340.385240099791" calcext:value-type="float">
            <text:p>-340.385240099791</text:p>
          </table:table-cell>
          <table:table-cell table:number-columns-repeated="9"/>
        </table:table-row>
        <table:table-row table:style-name="ro1">
          <table:table-cell office:value-type="time" office:time-value="PT17H33M55.654S" calcext:value-type="time">
            <text:p>17:33:55.6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48161" calcext:value-type="float">
            <text:p>-3.75E-07</text:p>
          </table:table-cell>
          <table:table-cell table:formula="of:=[.C202]*10^9" office:value-type="float" office:value="-374.8161" calcext:value-type="float">
            <text:p>-374.8161</text:p>
          </table:table-cell>
          <table:table-cell table:formula="of:=[.$N$1]*[.D202]" office:value-type="float" office:value="-340.342472111872" calcext:value-type="float">
            <text:p>-340.342472111872</text:p>
          </table:table-cell>
          <table:table-cell table:number-columns-repeated="9"/>
        </table:table-row>
        <table:table-row table:style-name="ro1">
          <table:table-cell office:value-type="time" office:time-value="PT17H33M56.037S" calcext:value-type="time">
            <text:p>17:33:56.0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374866" calcext:value-type="float">
            <text:p>-3.75E-07</text:p>
          </table:table-cell>
          <table:table-cell table:formula="of:=[.C203]*10^9" office:value-type="float" office:value="-374.866" calcext:value-type="float">
            <text:p>-374.866</text:p>
          </table:table-cell>
          <table:table-cell table:formula="of:=[.$N$1]*[.D203]" office:value-type="float" office:value="-340.38778257041" calcext:value-type="float">
            <text:p>-340.38778257041</text:p>
          </table:table-cell>
          <table:table-cell table:number-columns-repeated="9"/>
        </table:table-row>
        <table:table-row table:style-name="ro1">
          <table:table-cell office:value-type="time" office:time-value="PT17H33M56.421S" calcext:value-type="time">
            <text:p>17:33:56.4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946487" calcext:value-type="float">
            <text:p>-3.95E-07</text:p>
          </table:table-cell>
          <table:table-cell table:formula="of:=[.C204]*10^9" office:value-type="float" office:value="-394.6487" calcext:value-type="float">
            <text:p>-394.6487</text:p>
          </table:table-cell>
          <table:table-cell table:formula="of:=[.$N$1]*[.D204]" office:value-type="float" office:value="-358.350973113846" calcext:value-type="float">
            <text:p>-358.350973113846</text:p>
          </table:table-cell>
          <table:table-cell table:number-columns-repeated="9"/>
        </table:table-row>
        <table:table-row table:style-name="ro1">
          <table:table-cell office:value-type="time" office:time-value="PT17H33M56.796S" calcext:value-type="time">
            <text:p>17:33:56.8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948529" calcext:value-type="float">
            <text:p>-3.95E-07</text:p>
          </table:table-cell>
          <table:table-cell table:formula="of:=[.C205]*10^9" office:value-type="float" office:value="-394.8529" calcext:value-type="float">
            <text:p>-394.8529</text:p>
          </table:table-cell>
          <table:table-cell table:formula="of:=[.$N$1]*[.D205]" office:value-type="float" office:value="-358.536391864015" calcext:value-type="float">
            <text:p>-358.536391864015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358.515924975529" calcext:value-type="float">
            <text:p>-358.515924975529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2.84691568362029" calcext:value-type="float">
            <text:p>2.84691568362029</text:p>
          </table:table-cell>
          <table:table-cell/>
          <table:table-cell table:formula="of:=(MAX([.E204:.E208])-MIN([.E204:.E208]))/2" office:value-type="float" office:value="0.110234261853719" calcext:value-type="float">
            <text:p>0.110234261853719</text:p>
          </table:table-cell>
          <table:table-cell table:number-columns-repeated="2"/>
        </table:table-row>
        <table:table-row table:style-name="ro1">
          <table:table-cell office:value-type="time" office:time-value="PT17H33M57.165S" calcext:value-type="time">
            <text:p>17:33:57.1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948915" calcext:value-type="float">
            <text:p>-3.95E-07</text:p>
          </table:table-cell>
          <table:table-cell table:formula="of:=[.C206]*10^9" office:value-type="float" office:value="-394.8915" calcext:value-type="float">
            <text:p>-394.8915</text:p>
          </table:table-cell>
          <table:table-cell table:formula="of:=[.$N$1]*[.D206]" office:value-type="float" office:value="-358.571441637554" calcext:value-type="float">
            <text:p>-358.571441637554</text:p>
          </table:table-cell>
          <table:table-cell table:number-columns-repeated="9"/>
        </table:table-row>
        <table:table-row table:style-name="ro1">
          <table:table-cell office:value-type="time" office:time-value="PT17H33M57.541S" calcext:value-type="time">
            <text:p>17:33:57.5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948749" calcext:value-type="float">
            <text:p>-3.95E-07</text:p>
          </table:table-cell>
          <table:table-cell table:formula="of:=[.C207]*10^9" office:value-type="float" office:value="-394.8749" calcext:value-type="float">
            <text:p>-394.8749</text:p>
          </table:table-cell>
          <table:table-cell table:formula="of:=[.$N$1]*[.D207]" office:value-type="float" office:value="-358.556368418882" calcext:value-type="float">
            <text:p>-358.556368418882</text:p>
          </table:table-cell>
          <table:table-cell table:number-columns-repeated="9"/>
        </table:table-row>
        <table:table-row table:style-name="ro1">
          <table:table-cell office:value-type="time" office:time-value="PT17H33M57.925S" calcext:value-type="time">
            <text:p>17:33:57.9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948838" calcext:value-type="float">
            <text:p>-3.95E-07</text:p>
          </table:table-cell>
          <table:table-cell table:formula="of:=[.C208]*10^9" office:value-type="float" office:value="-394.8838" calcext:value-type="float">
            <text:p>-394.8838</text:p>
          </table:table-cell>
          <table:table-cell table:formula="of:=[.$N$1]*[.D208]" office:value-type="float" office:value="-358.56444984335" calcext:value-type="float">
            <text:p>-358.56444984335</text:p>
          </table:table-cell>
          <table:table-cell table:number-columns-repeated="9"/>
        </table:table-row>
        <table:table-row table:style-name="ro1">
          <table:table-cell office:value-type="time" office:time-value="PT17H33M58.309S" calcext:value-type="time">
            <text:p>17:33:58.3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237895" calcext:value-type="float">
            <text:p>-4.24E-07</text:p>
          </table:table-cell>
          <table:table-cell table:formula="of:=[.C209]*10^9" office:value-type="float" office:value="-423.7895" calcext:value-type="float">
            <text:p>-423.7895</text:p>
          </table:table-cell>
          <table:table-cell table:formula="of:=[.$N$1]*[.D209]" office:value-type="float" office:value="-384.811554479795" calcext:value-type="float">
            <text:p>-384.811554479795</text:p>
          </table:table-cell>
          <table:table-cell table:number-columns-repeated="9"/>
        </table:table-row>
        <table:table-row table:style-name="ro1">
          <table:table-cell office:value-type="time" office:time-value="PT17H33M58.692S" calcext:value-type="time">
            <text:p>17:33:58.6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235371" calcext:value-type="float">
            <text:p>-4.24E-07</text:p>
          </table:table-cell>
          <table:table-cell table:formula="of:=[.C210]*10^9" office:value-type="float" office:value="-423.5371" calcext:value-type="float">
            <text:p>-423.5371</text:p>
          </table:table-cell>
          <table:table-cell table:formula="of:=[.$N$1]*[.D210]" office:value-type="float" office:value="-384.582368913964" calcext:value-type="float">
            <text:p>-384.582368913964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84.63608768605" calcext:value-type="float">
            <text:p>-384.63608768605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3.05465308149727" calcext:value-type="float">
            <text:p>3.05465308149727</text:p>
          </table:table-cell>
          <table:table-cell/>
          <table:table-cell table:formula="of:=(MAX([.E209:.E213])-MIN([.E209:.E213]))/2" office:value-type="float" office:value="0.127940753667076" calcext:value-type="float">
            <text:p>0.127940753667076</text:p>
          </table:table-cell>
          <table:table-cell table:number-columns-repeated="2"/>
        </table:table-row>
        <table:table-row table:style-name="ro1">
          <table:table-cell office:value-type="time" office:time-value="PT17H33M59.068S" calcext:value-type="time">
            <text:p>17:33:59.0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235784" calcext:value-type="float">
            <text:p>-4.24E-07</text:p>
          </table:table-cell>
          <table:table-cell table:formula="of:=[.C211]*10^9" office:value-type="float" office:value="-423.5784" calcext:value-type="float">
            <text:p>-423.5784</text:p>
          </table:table-cell>
          <table:table-cell table:formula="of:=[.$N$1]*[.D211]" office:value-type="float" office:value="-384.6198703556" calcext:value-type="float">
            <text:p>-384.6198703556</text:p>
          </table:table-cell>
          <table:table-cell table:number-columns-repeated="9"/>
        </table:table-row>
        <table:table-row table:style-name="ro1">
          <table:table-cell office:value-type="time" office:time-value="PT17H33M59.444S" calcext:value-type="time">
            <text:p>17:33:59.4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235077" calcext:value-type="float">
            <text:p>-4.24E-07</text:p>
          </table:table-cell>
          <table:table-cell table:formula="of:=[.C212]*10^9" office:value-type="float" office:value="-423.5077" calcext:value-type="float">
            <text:p>-423.5077</text:p>
          </table:table-cell>
          <table:table-cell table:formula="of:=[.$N$1]*[.D212]" office:value-type="float" office:value="-384.555672972461" calcext:value-type="float">
            <text:p>-384.555672972461</text:p>
          </table:table-cell>
          <table:table-cell table:number-columns-repeated="9"/>
        </table:table-row>
        <table:table-row table:style-name="ro1">
          <table:table-cell office:value-type="time" office:time-value="PT17H33M59.828S" calcext:value-type="time">
            <text:p>17:33:59.8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235686" calcext:value-type="float">
            <text:p>-4.24E-07</text:p>
          </table:table-cell>
          <table:table-cell table:formula="of:=[.C213]*10^9" office:value-type="float" office:value="-423.5686" calcext:value-type="float">
            <text:p>-423.5686</text:p>
          </table:table-cell>
          <table:table-cell table:formula="of:=[.$N$1]*[.D213]" office:value-type="float" office:value="-384.610971708432" calcext:value-type="float">
            <text:p>-384.610971708432</text:p>
          </table:table-cell>
          <table:table-cell table:number-columns-repeated="9"/>
        </table:table-row>
        <table:table-row table:style-name="ro1">
          <table:table-cell office:value-type="time" office:time-value="PT17H34M00.212S" calcext:value-type="time">
            <text:p>17:34:00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463746" calcext:value-type="float">
            <text:p>-4.64E-07</text:p>
          </table:table-cell>
          <table:table-cell table:formula="of:=[.C214]*10^9" office:value-type="float" office:value="-463.746" calcext:value-type="float">
            <text:p>-463.746</text:p>
          </table:table-cell>
          <table:table-cell table:formula="of:=[.$N$1]*[.D214]" office:value-type="float" office:value="-421.093064230678" calcext:value-type="float">
            <text:p>-421.093064230678</text:p>
          </table:table-cell>
          <table:table-cell table:number-columns-repeated="9"/>
        </table:table-row>
        <table:table-row table:style-name="ro1">
          <table:table-cell office:value-type="time" office:time-value="PT17H34M00.595S" calcext:value-type="time">
            <text:p>17:34:00.6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4639551" calcext:value-type="float">
            <text:p>-4.64E-07</text:p>
          </table:table-cell>
          <table:table-cell table:formula="of:=[.C215]*10^9" office:value-type="float" office:value="-463.9551" calcext:value-type="float">
            <text:p>-463.9551</text:p>
          </table:table-cell>
          <table:table-cell table:formula="of:=[.$N$1]*[.D215]" office:value-type="float" office:value="-421.282932304431" calcext:value-type="float">
            <text:p>-421.282932304431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421.180543380489" calcext:value-type="float">
            <text:p>-421.180543380489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3.34356861306266" calcext:value-type="float">
            <text:p>3.34356861306266</text:p>
          </table:table-cell>
          <table:table-cell/>
          <table:table-cell table:formula="of:=(MAX([.E214:.E218])-MIN([.E214:.E218]))/2" office:value-type="float" office:value="0.0949340368765093" calcext:value-type="float">
            <text:p>0.094934036876509</text:p>
          </table:table-cell>
          <table:table-cell table:number-columns-repeated="2"/>
        </table:table-row>
        <table:table-row table:style-name="ro1">
          <table:table-cell office:value-type="time" office:time-value="PT17H34M00.979S" calcext:value-type="time">
            <text:p>17:34:00.9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4638919" calcext:value-type="float">
            <text:p>-4.64E-07</text:p>
          </table:table-cell>
          <table:table-cell table:formula="of:=[.C216]*10^9" office:value-type="float" office:value="-463.8919" calcext:value-type="float">
            <text:p>-463.8919</text:p>
          </table:table-cell>
          <table:table-cell table:formula="of:=[.$N$1]*[.D216]" office:value-type="float" office:value="-421.225545110451" calcext:value-type="float">
            <text:p>-421.225545110451</text:p>
          </table:table-cell>
          <table:table-cell table:number-columns-repeated="9"/>
        </table:table-row>
        <table:table-row table:style-name="ro1">
          <table:table-cell office:value-type="time" office:time-value="PT17H34M01.363S" calcext:value-type="time">
            <text:p>17:34:01.3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4638644" calcext:value-type="float">
            <text:p>-4.64E-07</text:p>
          </table:table-cell>
          <table:table-cell table:formula="of:=[.C217]*10^9" office:value-type="float" office:value="-463.8644" calcext:value-type="float">
            <text:p>-463.8644</text:p>
          </table:table-cell>
          <table:table-cell table:formula="of:=[.$N$1]*[.D217]" office:value-type="float" office:value="-421.200574416868" calcext:value-type="float">
            <text:p>-421.200574416868</text:p>
          </table:table-cell>
          <table:table-cell table:number-columns-repeated="9"/>
        </table:table-row>
        <table:table-row table:style-name="ro1">
          <table:table-cell office:value-type="time" office:time-value="PT17H34M01.747S" calcext:value-type="time">
            <text:p>17:34:01.7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4637543" calcext:value-type="float">
            <text:p>-4.64E-07</text:p>
          </table:table-cell>
          <table:table-cell table:formula="of:=[.C218]*10^9" office:value-type="float" office:value="-463.7543" calcext:value-type="float">
            <text:p>-463.7543</text:p>
          </table:table-cell>
          <table:table-cell table:formula="of:=[.$N$1]*[.D218]" office:value-type="float" office:value="-421.100600840014" calcext:value-type="float">
            <text:p>-421.100600840014</text:p>
          </table:table-cell>
          <table:table-cell table:number-columns-repeated="9"/>
        </table:table-row>
        <table:table-row table:style-name="ro1">
          <table:table-cell office:value-type="time" office:time-value="PT16H00M48.154S" calcext:value-type="time">
            <text:p>16:00:48.1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627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48.536S" calcext:value-type="time">
            <text:p>16:00:48.5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6023" calcext:value-type="float">
            <text:p>-4.91E-08</text:p>
          </table:table-cell>
          <table:table-cell table:number-columns-repeated="11"/>
        </table:table-row>
        <table:table-row table:style-name="ro1">
          <table:table-cell office:value-type="time" office:time-value="PT16H00M48.92S" calcext:value-type="time">
            <text:p>16:00:48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89793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49.303S" calcext:value-type="time">
            <text:p>16:00:4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174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49.687S" calcext:value-type="time">
            <text:p>16:00:49.6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5358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072S" calcext:value-type="time">
            <text:p>16:00:50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7751" calcext:value-type="float">
            <text:p>-4.93E-08</text:p>
          </table:table-cell>
          <table:table-cell table:number-columns-repeated="11"/>
        </table:table-row>
        <table:table-row table:style-name="ro1">
          <table:table-cell office:value-type="time" office:time-value="PT16H00M50.448S" calcext:value-type="time">
            <text:p>16:00:5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8969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0.824S" calcext:value-type="time">
            <text:p>16:00:50.8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2421" calcext:value-type="float">
            <text:p>-4.92E-08</text:p>
          </table:table-cell>
          <table:table-cell table:number-columns-repeated="11"/>
        </table:table-row>
        <table:table-row table:style-name="ro1">
          <table:table-cell office:value-type="time" office:time-value="PT16H00M51.207S" calcext:value-type="time">
            <text:p>16:00:51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02274" calcext:value-type="float">
            <text:p>-4.90E-08</text:p>
          </table:table-cell>
          <table:table-cell table:number-columns-repeated="11"/>
        </table:table-row>
        <table:table-row table:style-name="ro1">
          <table:table-cell office:value-type="time" office:time-value="PT16H00M51.591S" calcext:value-type="time">
            <text:p>16:00:51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912968" calcext:value-type="float">
            <text:p>-4.91E-08</text:p>
          </table:table-cell>
          <table:table-cell table:number-columns-repeated="11"/>
        </table:table-row>
      </table:table>
      <table:table table:name="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.6992964766952" calcext:value-type="float">
            <text:p>41.6992964766952</text:p>
          </table:table-cell>
          <table:table-cell office:value-type="float" office:value="0.05" calcext:value-type="float">
            <text:p>0.05</text:p>
          </table:table-cell>
          <table:table-cell office:value-type="float" office:value="1.34017138241153" calcext:value-type="float">
            <text:p>1.340171382411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5.868026591075" calcext:value-type="float">
            <text:p>-125.868026591075</text:p>
          </table:table-cell>
          <table:table-cell office:value-type="float" office:value="0.05" calcext:value-type="float">
            <text:p>0.05</text:p>
          </table:table-cell>
          <table:table-cell office:value-type="float" office:value="0.949472445804345" calcext:value-type="float">
            <text:p>0.949472445804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72.275331892975" calcext:value-type="float">
            <text:p>-172.275331892975</text:p>
          </table:table-cell>
          <table:table-cell office:value-type="float" office:value="0.05" calcext:value-type="float">
            <text:p>0.05</text:p>
          </table:table-cell>
          <table:table-cell office:value-type="float" office:value="1.29851387351102" calcext:value-type="float">
            <text:p>1.29851387351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208.864438834678" calcext:value-type="float">
            <text:p>-208.864438834678</text:p>
          </table:table-cell>
          <table:table-cell office:value-type="float" office:value="0.05" calcext:value-type="float">
            <text:p>0.05</text:p>
          </table:table-cell>
          <table:table-cell office:value-type="float" office:value="1.57226070318879" calcext:value-type="float">
            <text:p>1.57226070318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40.562516963453" calcext:value-type="float">
            <text:p>-240.562516963453</text:p>
          </table:table-cell>
          <table:table-cell office:value-type="float" office:value="0.05" calcext:value-type="float">
            <text:p>0.05</text:p>
          </table:table-cell>
          <table:table-cell office:value-type="float" office:value="1.80610875003728" calcext:value-type="float">
            <text:p>1.80610875003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68.612793753021" calcext:value-type="float">
            <text:p>-268.612793753021</text:p>
          </table:table-cell>
          <table:table-cell office:value-type="float" office:value="0.05" calcext:value-type="float">
            <text:p>0.05</text:p>
          </table:table-cell>
          <table:table-cell office:value-type="float" office:value="2.01672319650646" calcext:value-type="float">
            <text:p>2.01672319650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94.187473326496" calcext:value-type="float">
            <text:p>-294.187473326496</text:p>
          </table:table-cell>
          <table:table-cell office:value-type="float" office:value="0.05" calcext:value-type="float">
            <text:p>0.05</text:p>
          </table:table-cell>
          <table:table-cell office:value-type="float" office:value="2.20881580768605" calcext:value-type="float">
            <text:p>2.208815807686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317.49953956322" calcext:value-type="float">
            <text:p>-317.49953956322</text:p>
          </table:table-cell>
          <table:table-cell office:value-type="float" office:value="0.05" calcext:value-type="float">
            <text:p>0.05</text:p>
          </table:table-cell>
          <table:table-cell office:value-type="float" office:value="2.38302498816581" calcext:value-type="float">
            <text:p>2.38302498816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339.098859000693" calcext:value-type="float">
            <text:p>-339.098859000693</text:p>
          </table:table-cell>
          <table:table-cell office:value-type="float" office:value="0.05" calcext:value-type="float">
            <text:p>0.05</text:p>
          </table:table-cell>
          <table:table-cell office:value-type="float" office:value="2.54566619459999" calcext:value-type="float">
            <text:p>2.54566619459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358.828839024599" calcext:value-type="float">
            <text:p>-358.828839024599</text:p>
          </table:table-cell>
          <table:table-cell office:value-type="float" office:value="0.05" calcext:value-type="float">
            <text:p>0.05</text:p>
          </table:table-cell>
          <table:table-cell office:value-type="float" office:value="2.69336865762132" calcext:value-type="float">
            <text:p>2.69336865762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376.715676066126" calcext:value-type="float">
            <text:p>-376.715676066126</text:p>
          </table:table-cell>
          <table:table-cell office:value-type="float" office:value="0.05" calcext:value-type="float">
            <text:p>0.05</text:p>
          </table:table-cell>
          <table:table-cell office:value-type="float" office:value="2.82819532667861" calcext:value-type="float">
            <text:p>2.828195326678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392.540302469477" calcext:value-type="float">
            <text:p>-392.540302469477</text:p>
          </table:table-cell>
          <table:table-cell office:value-type="float" office:value="0.05" calcext:value-type="float">
            <text:p>0.05</text:p>
          </table:table-cell>
          <table:table-cell office:value-type="float" office:value="2.94637199895956" calcext:value-type="float">
            <text:p>2.946371998959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406.086115111529" calcext:value-type="float">
            <text:p>-406.086115111529</text:p>
          </table:table-cell>
          <table:table-cell office:value-type="float" office:value="0.05" calcext:value-type="float">
            <text:p>0.05</text:p>
          </table:table-cell>
          <table:table-cell office:value-type="float" office:value="3.04725949803832" calcext:value-type="float">
            <text:p>3.047259498038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417.462983892815" calcext:value-type="float">
            <text:p>-417.462983892815</text:p>
          </table:table-cell>
          <table:table-cell office:value-type="float" office:value="0.05" calcext:value-type="float">
            <text:p>0.05</text:p>
          </table:table-cell>
          <table:table-cell office:value-type="float" office:value="3.13298807336022" calcext:value-type="float">
            <text:p>3.13298807336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426.668151294264" calcext:value-type="float">
            <text:p>-426.668151294264</text:p>
          </table:table-cell>
          <table:table-cell office:value-type="float" office:value="0.05" calcext:value-type="float">
            <text:p>0.05</text:p>
          </table:table-cell>
          <table:table-cell office:value-type="float" office:value="3.20301678267858" calcext:value-type="float">
            <text:p>3.203016782678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434.17213624207" calcext:value-type="float">
            <text:p>-434.17213624207</text:p>
          </table:table-cell>
          <table:table-cell office:value-type="float" office:value="0.05" calcext:value-type="float">
            <text:p>0.05</text:p>
          </table:table-cell>
          <table:table-cell office:value-type="float" office:value="3.25738068461659" calcext:value-type="float">
            <text:p>3.257380684616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440.470568320481" calcext:value-type="float">
            <text:p>-440.470568320481</text:p>
          </table:table-cell>
          <table:table-cell office:value-type="float" office:value="0.05" calcext:value-type="float">
            <text:p>0.05</text:p>
          </table:table-cell>
          <table:table-cell office:value-type="float" office:value="3.30642441267722" calcext:value-type="float">
            <text:p>3.30642441267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445.918426406566" calcext:value-type="float">
            <text:p>-445.918426406566</text:p>
          </table:table-cell>
          <table:table-cell office:value-type="float" office:value="0.05" calcext:value-type="float">
            <text:p>0.05</text:p>
          </table:table-cell>
          <table:table-cell office:value-type="float" office:value="3.3456847426747" calcext:value-type="float">
            <text:p>3.3456847426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450.937197290515" calcext:value-type="float">
            <text:p>-450.937197290515</text:p>
          </table:table-cell>
          <table:table-cell office:value-type="float" office:value="0.05" calcext:value-type="float">
            <text:p>0.05</text:p>
          </table:table-cell>
          <table:table-cell office:value-type="float" office:value="3.38367183798657" calcext:value-type="float">
            <text:p>3.383671837986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455.614776892757" calcext:value-type="float">
            <text:p>-455.614776892757</text:p>
          </table:table-cell>
          <table:table-cell office:value-type="float" office:value="0.05" calcext:value-type="float">
            <text:p>0.05</text:p>
          </table:table-cell>
          <table:table-cell office:value-type="float" office:value="3.42108295709231" calcext:value-type="float">
            <text:p>3.421082957092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460.129645635243" calcext:value-type="float">
            <text:p>-460.129645635243</text:p>
          </table:table-cell>
          <table:table-cell office:value-type="float" office:value="0.05" calcext:value-type="float">
            <text:p>0.05</text:p>
          </table:table-cell>
          <table:table-cell office:value-type="float" office:value="3.4521803850679" calcext:value-type="float">
            <text:p>3.4521803850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464.579540334589" calcext:value-type="float">
            <text:p>-464.579540334589</text:p>
          </table:table-cell>
          <table:table-cell office:value-type="float" office:value="0.05" calcext:value-type="float">
            <text:p>0.05</text:p>
          </table:table-cell>
          <table:table-cell office:value-type="float" office:value="3.48677764258909" calcext:value-type="float">
            <text:p>3.486777642589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468.71528467363" calcext:value-type="float">
            <text:p>-468.71528467363</text:p>
          </table:table-cell>
          <table:table-cell office:value-type="float" office:value="0.05" calcext:value-type="float">
            <text:p>0.05</text:p>
          </table:table-cell>
          <table:table-cell office:value-type="float" office:value="3.51756912746647" calcext:value-type="float">
            <text:p>3.51756912746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473.046054549056" calcext:value-type="float">
            <text:p>-473.046054549056</text:p>
          </table:table-cell>
          <table:table-cell office:value-type="float" office:value="0.05" calcext:value-type="float">
            <text:p>0.05</text:p>
          </table:table-cell>
          <table:table-cell office:value-type="float" office:value="3.54948835174523" calcext:value-type="float">
            <text:p>3.54948835174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477.269298415158" calcext:value-type="float">
            <text:p>-477.269298415158</text:p>
          </table:table-cell>
          <table:table-cell office:value-type="float" office:value="0.05" calcext:value-type="float">
            <text:p>0.05</text:p>
          </table:table-cell>
          <table:table-cell office:value-type="float" office:value="3.58254079635515" calcext:value-type="float">
            <text:p>3.58254079635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481.561325147618" calcext:value-type="float">
            <text:p>-481.561325147618</text:p>
          </table:table-cell>
          <table:table-cell office:value-type="float" office:value="0.05" calcext:value-type="float">
            <text:p>0.05</text:p>
          </table:table-cell>
          <table:table-cell office:value-type="float" office:value="3.61371510388069" calcext:value-type="float">
            <text:p>3.61371510388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486.08577626888" calcext:value-type="float">
            <text:p>-486.08577626888</text:p>
          </table:table-cell>
          <table:table-cell office:value-type="float" office:value="0.05" calcext:value-type="float">
            <text:p>0.05</text:p>
          </table:table-cell>
          <table:table-cell office:value-type="float" office:value="3.64749216864891" calcext:value-type="float">
            <text:p>3.64749216864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490.840480232674" calcext:value-type="float">
            <text:p>-490.840480232674</text:p>
          </table:table-cell>
          <table:table-cell office:value-type="float" office:value="0.05" calcext:value-type="float">
            <text:p>0.05</text:p>
          </table:table-cell>
          <table:table-cell office:value-type="float" office:value="3.68298424343459" calcext:value-type="float">
            <text:p>3.68298424343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496.15642550014" calcext:value-type="float">
            <text:p>-496.15642550014</text:p>
          </table:table-cell>
          <table:table-cell office:value-type="float" office:value="0.05" calcext:value-type="float">
            <text:p>0.05</text:p>
          </table:table-cell>
          <table:table-cell office:value-type="float" office:value="3.73374387835197" calcext:value-type="float">
            <text:p>3.73374387835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502.838135495098" calcext:value-type="float">
            <text:p>-502.838135495098</text:p>
          </table:table-cell>
          <table:table-cell office:value-type="float" office:value="0.05" calcext:value-type="float">
            <text:p>0.05</text:p>
          </table:table-cell>
          <table:table-cell office:value-type="float" office:value="3.83911467201594" calcext:value-type="float">
            <text:p>3.83911467201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511.671485918644" calcext:value-type="float">
            <text:p>-511.671485918644</text:p>
          </table:table-cell>
          <table:table-cell office:value-type="float" office:value="0.05" calcext:value-type="float">
            <text:p>0.05</text:p>
          </table:table-cell>
          <table:table-cell office:value-type="float" office:value="4.48535318398443" calcext:value-type="float">
            <text:p>4.485353183984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524.979221257795" calcext:value-type="float">
            <text:p>-524.979221257795</text:p>
          </table:table-cell>
          <table:table-cell office:value-type="float" office:value="0.05" calcext:value-type="float">
            <text:p>0.05</text:p>
          </table:table-cell>
          <table:table-cell office:value-type="float" office:value="7.65842981639954" calcext:value-type="float">
            <text:p>7.658429816399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45.200970339248" calcext:value-type="float">
            <text:p>-545.200970339248</text:p>
          </table:table-cell>
          <table:table-cell office:value-type="float" office:value="0.05" calcext:value-type="float">
            <text:p>0.05</text:p>
          </table:table-cell>
          <table:table-cell office:value-type="float" office:value="15.5231719111809" calcext:value-type="float">
            <text:p>15.5231719111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574.918150173491" calcext:value-type="float">
            <text:p>-574.918150173491</text:p>
          </table:table-cell>
          <table:table-cell office:value-type="float" office:value="0.05" calcext:value-type="float">
            <text:p>0.05</text:p>
          </table:table-cell>
          <table:table-cell office:value-type="float" office:value="29.3254059394531" calcext:value-type="float">
            <text:p>29.3254059394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620.069801931351" calcext:value-type="float">
            <text:p>-620.069801931351</text:p>
          </table:table-cell>
          <table:table-cell office:value-type="float" office:value="0.05" calcext:value-type="float">
            <text:p>0.05</text:p>
          </table:table-cell>
          <table:table-cell office:value-type="float" office:value="49.489403503075" calcext:value-type="float">
            <text:p>49.489403503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696.039814295965" calcext:value-type="float">
            <text:p>-696.039814295965</text:p>
          </table:table-cell>
          <table:table-cell office:value-type="float" office:value="0.05" calcext:value-type="float">
            <text:p>0.05</text:p>
          </table:table-cell>
          <table:table-cell office:value-type="float" office:value="82.2745568637933" calcext:value-type="float">
            <text:p>82.27455686379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815.311665686804" calcext:value-type="float">
            <text:p>-815.311665686804</text:p>
          </table:table-cell>
          <table:table-cell office:value-type="float" office:value="0.05" calcext:value-type="float">
            <text:p>0.05</text:p>
          </table:table-cell>
          <table:table-cell office:value-type="float" office:value="135.247998765539" calcext:value-type="float">
            <text:p>135.247998765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054.48218702259" calcext:value-type="float">
            <text:p>-1054.48218702259</text:p>
          </table:table-cell>
          <table:table-cell office:value-type="float" office:value="0.05" calcext:value-type="float">
            <text:p>0.05</text:p>
          </table:table-cell>
          <table:table-cell office:value-type="float" office:value="219.362187472479" calcext:value-type="float">
            <text:p>219.3621874724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363.20437103393" calcext:value-type="float">
            <text:p>-1363.20437103393</text:p>
          </table:table-cell>
          <table:table-cell office:value-type="float" office:value="0.05" calcext:value-type="float">
            <text:p>0.05</text:p>
          </table:table-cell>
          <table:table-cell office:value-type="float" office:value="260.813870446023" calcext:value-type="float">
            <text:p>260.813870446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848.13822817937" calcext:value-type="float">
            <text:p>-1848.13822817937</text:p>
          </table:table-cell>
          <table:table-cell office:value-type="float" office:value="0.05" calcext:value-type="float">
            <text:p>0.05</text:p>
          </table:table-cell>
          <table:table-cell office:value-type="float" office:value="331.210090858089" calcext:value-type="float">
            <text:p>331.2100908580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533.08511198601" calcext:value-type="float">
            <text:p>-2533.08511198601</text:p>
          </table:table-cell>
          <table:table-cell office:value-type="float" office:value="0.05" calcext:value-type="float">
            <text:p>0.05</text:p>
          </table:table-cell>
          <table:table-cell office:value-type="float" office:value="398.607841243273" calcext:value-type="float">
            <text:p>398.607841243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399.84574126697" calcext:value-type="float">
            <text:p>-3399.84574126697</text:p>
          </table:table-cell>
          <table:table-cell office:value-type="float" office:value="0.05" calcext:value-type="float">
            <text:p>0.05</text:p>
          </table:table-cell>
          <table:table-cell office:value-type="float" office:value="467.928509990507" calcext:value-type="float">
            <text:p>467.928509990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234.83957849076" calcext:value-type="float">
            <text:p>-4234.83957849076</text:p>
          </table:table-cell>
          <table:table-cell office:value-type="float" office:value="0.05" calcext:value-type="float">
            <text:p>0.05</text:p>
          </table:table-cell>
          <table:table-cell office:value-type="float" office:value="134.628043542497" calcext:value-type="float">
            <text:p>134.628043542497</text:p>
          </table:table-cell>
        </table:table-row>
      </table:table>
      <table:table table:name="1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0103080554973" calcext:value-type="float">
            <text:p>31.0103080554973</text:p>
          </table:table-cell>
          <table:table-cell office:value-type="float" office:value="0.05" calcext:value-type="float">
            <text:p>0.05</text:p>
          </table:table-cell>
          <table:table-cell office:value-type="float" office:value="1.13183244142251" calcext:value-type="float">
            <text:p>1.131832441422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2.0551925105785" calcext:value-type="float">
            <text:p>-92.0551925105785</text:p>
          </table:table-cell>
          <table:table-cell office:value-type="float" office:value="0.05" calcext:value-type="float">
            <text:p>0.05</text:p>
          </table:table-cell>
          <table:table-cell office:value-type="float" office:value="1.06077490691585" calcext:value-type="float">
            <text:p>1.06077490691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4.647456575148" calcext:value-type="float">
            <text:p>-124.647456575148</text:p>
          </table:table-cell>
          <table:table-cell office:value-type="float" office:value="0.05" calcext:value-type="float">
            <text:p>0.05</text:p>
          </table:table-cell>
          <table:table-cell office:value-type="float" office:value="0.990850083382437" calcext:value-type="float">
            <text:p>0.9908500833824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50.67940114601" calcext:value-type="float">
            <text:p>-150.67940114601</text:p>
          </table:table-cell>
          <table:table-cell office:value-type="float" office:value="0.05" calcext:value-type="float">
            <text:p>0.05</text:p>
          </table:table-cell>
          <table:table-cell office:value-type="float" office:value="1.18670927672774" calcext:value-type="float">
            <text:p>1.18670927672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73.355314312725" calcext:value-type="float">
            <text:p>-173.355314312725</text:p>
          </table:table-cell>
          <table:table-cell office:value-type="float" office:value="0.05" calcext:value-type="float">
            <text:p>0.05</text:p>
          </table:table-cell>
          <table:table-cell office:value-type="float" office:value="1.36650644309277" calcext:value-type="float">
            <text:p>1.36650644309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93.498901776916" calcext:value-type="float">
            <text:p>-193.498901776916</text:p>
          </table:table-cell>
          <table:table-cell office:value-type="float" office:value="0.05" calcext:value-type="float">
            <text:p>0.05</text:p>
          </table:table-cell>
          <table:table-cell office:value-type="float" office:value="1.52507568393232" calcext:value-type="float">
            <text:p>1.52507568393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211.936227571469" calcext:value-type="float">
            <text:p>-211.936227571469</text:p>
          </table:table-cell>
          <table:table-cell office:value-type="float" office:value="0.05" calcext:value-type="float">
            <text:p>0.05</text:p>
          </table:table-cell>
          <table:table-cell office:value-type="float" office:value="1.66900682941339" calcext:value-type="float">
            <text:p>1.669006829413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28.880261611155" calcext:value-type="float">
            <text:p>-228.880261611155</text:p>
          </table:table-cell>
          <table:table-cell office:value-type="float" office:value="0.05" calcext:value-type="float">
            <text:p>0.05</text:p>
          </table:table-cell>
          <table:table-cell office:value-type="float" office:value="1.80358569943629" calcext:value-type="float">
            <text:p>1.803585699436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44.684807592922" calcext:value-type="float">
            <text:p>-244.684807592922</text:p>
          </table:table-cell>
          <table:table-cell office:value-type="float" office:value="0.05" calcext:value-type="float">
            <text:p>0.05</text:p>
          </table:table-cell>
          <table:table-cell office:value-type="float" office:value="1.92726437111386" calcext:value-type="float">
            <text:p>1.927264371113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59.306605440257" calcext:value-type="float">
            <text:p>-259.306605440257</text:p>
          </table:table-cell>
          <table:table-cell office:value-type="float" office:value="0.05" calcext:value-type="float">
            <text:p>0.05</text:p>
          </table:table-cell>
          <table:table-cell office:value-type="float" office:value="2.04336364038679" calcext:value-type="float">
            <text:p>2.043363640386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73.028312856604" calcext:value-type="float">
            <text:p>-273.028312856604</text:p>
          </table:table-cell>
          <table:table-cell office:value-type="float" office:value="0.05" calcext:value-type="float">
            <text:p>0.05</text:p>
          </table:table-cell>
          <table:table-cell office:value-type="float" office:value="2.15112092228096" calcext:value-type="float">
            <text:p>2.151120922280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85.678797803944" calcext:value-type="float">
            <text:p>-285.678797803944</text:p>
          </table:table-cell>
          <table:table-cell office:value-type="float" office:value="0.05" calcext:value-type="float">
            <text:p>0.05</text:p>
          </table:table-cell>
          <table:table-cell office:value-type="float" office:value="2.24969766696467" calcext:value-type="float">
            <text:p>2.24969766696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97.203890673354" calcext:value-type="float">
            <text:p>-297.203890673354</text:p>
          </table:table-cell>
          <table:table-cell office:value-type="float" office:value="0.05" calcext:value-type="float">
            <text:p>0.05</text:p>
          </table:table-cell>
          <table:table-cell office:value-type="float" office:value="2.33799659090516" calcext:value-type="float">
            <text:p>2.337996590905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07.599252855415" calcext:value-type="float">
            <text:p>-307.599252855415</text:p>
          </table:table-cell>
          <table:table-cell office:value-type="float" office:value="0.05" calcext:value-type="float">
            <text:p>0.05</text:p>
          </table:table-cell>
          <table:table-cell office:value-type="float" office:value="2.41856588421112" calcext:value-type="float">
            <text:p>2.418565884211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316.810138660284" calcext:value-type="float">
            <text:p>-316.810138660284</text:p>
          </table:table-cell>
          <table:table-cell office:value-type="float" office:value="0.05" calcext:value-type="float">
            <text:p>0.05</text:p>
          </table:table-cell>
          <table:table-cell office:value-type="float" office:value="2.49175183884219" calcext:value-type="float">
            <text:p>2.49175183884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24.709036177033" calcext:value-type="float">
            <text:p>-324.709036177033</text:p>
          </table:table-cell>
          <table:table-cell office:value-type="float" office:value="0.05" calcext:value-type="float">
            <text:p>0.05</text:p>
          </table:table-cell>
          <table:table-cell office:value-type="float" office:value="2.55848659471345" calcext:value-type="float">
            <text:p>2.55848659471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31.375120526975" calcext:value-type="float">
            <text:p>-331.375120526975</text:p>
          </table:table-cell>
          <table:table-cell office:value-type="float" office:value="0.05" calcext:value-type="float">
            <text:p>0.05</text:p>
          </table:table-cell>
          <table:table-cell office:value-type="float" office:value="2.60648343925456" calcext:value-type="float">
            <text:p>2.606483439254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37.089231158157" calcext:value-type="float">
            <text:p>-337.089231158157</text:p>
          </table:table-cell>
          <table:table-cell office:value-type="float" office:value="0.05" calcext:value-type="float">
            <text:p>0.05</text:p>
          </table:table-cell>
          <table:table-cell office:value-type="float" office:value="2.65505993321798" calcext:value-type="float">
            <text:p>2.65505993321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41.802743240504" calcext:value-type="float">
            <text:p>-341.802743240504</text:p>
          </table:table-cell>
          <table:table-cell office:value-type="float" office:value="0.05" calcext:value-type="float">
            <text:p>0.05</text:p>
          </table:table-cell>
          <table:table-cell office:value-type="float" office:value="2.70302398790118" calcext:value-type="float">
            <text:p>2.703023987901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46.143170917638" calcext:value-type="float">
            <text:p>-346.143170917638</text:p>
          </table:table-cell>
          <table:table-cell office:value-type="float" office:value="0.05" calcext:value-type="float">
            <text:p>0.05</text:p>
          </table:table-cell>
          <table:table-cell office:value-type="float" office:value="2.72367765931476" calcext:value-type="float">
            <text:p>2.723677659314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50.079729865448" calcext:value-type="float">
            <text:p>-350.079729865448</text:p>
          </table:table-cell>
          <table:table-cell office:value-type="float" office:value="0.05" calcext:value-type="float">
            <text:p>0.05</text:p>
          </table:table-cell>
          <table:table-cell office:value-type="float" office:value="2.75703853355055" calcext:value-type="float">
            <text:p>2.757038533550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53.73534135004" calcext:value-type="float">
            <text:p>-353.73534135004</text:p>
          </table:table-cell>
          <table:table-cell office:value-type="float" office:value="0.05" calcext:value-type="float">
            <text:p>0.05</text:p>
          </table:table-cell>
          <table:table-cell office:value-type="float" office:value="2.78173332840689" calcext:value-type="float">
            <text:p>2.78173332840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57.414464137142" calcext:value-type="float">
            <text:p>-357.414464137142</text:p>
          </table:table-cell>
          <table:table-cell office:value-type="float" office:value="0.05" calcext:value-type="float">
            <text:p>0.05</text:p>
          </table:table-cell>
          <table:table-cell office:value-type="float" office:value="2.81181127818966" calcext:value-type="float">
            <text:p>2.811811278189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60.796797235751" calcext:value-type="float">
            <text:p>-360.796797235751</text:p>
          </table:table-cell>
          <table:table-cell office:value-type="float" office:value="0.05" calcext:value-type="float">
            <text:p>0.05</text:p>
          </table:table-cell>
          <table:table-cell office:value-type="float" office:value="2.83829709268039" calcext:value-type="float">
            <text:p>2.83829709268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64.331395722281" calcext:value-type="float">
            <text:p>-364.331395722281</text:p>
          </table:table-cell>
          <table:table-cell office:value-type="float" office:value="0.05" calcext:value-type="float">
            <text:p>0.05</text:p>
          </table:table-cell>
          <table:table-cell office:value-type="float" office:value="2.86519892391507" calcext:value-type="float">
            <text:p>2.865198923915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67.738482297881" calcext:value-type="float">
            <text:p>-367.738482297881</text:p>
          </table:table-cell>
          <table:table-cell office:value-type="float" office:value="0.05" calcext:value-type="float">
            <text:p>0.05</text:p>
          </table:table-cell>
          <table:table-cell office:value-type="float" office:value="2.8943466017522" calcext:value-type="float">
            <text:p>2.89434660175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71.116800832586" calcext:value-type="float">
            <text:p>-371.116800832586</text:p>
          </table:table-cell>
          <table:table-cell office:value-type="float" office:value="0.05" calcext:value-type="float">
            <text:p>0.05</text:p>
          </table:table-cell>
          <table:table-cell office:value-type="float" office:value="2.91890076888668" calcext:value-type="float">
            <text:p>2.918900768886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74.647384755211" calcext:value-type="float">
            <text:p>-374.647384755211</text:p>
          </table:table-cell>
          <table:table-cell office:value-type="float" office:value="0.05" calcext:value-type="float">
            <text:p>0.05</text:p>
          </table:table-cell>
          <table:table-cell office:value-type="float" office:value="2.94796821247525" calcext:value-type="float">
            <text:p>2.947968212475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78.064732772182" calcext:value-type="float">
            <text:p>-378.064732772182</text:p>
          </table:table-cell>
          <table:table-cell office:value-type="float" office:value="0.05" calcext:value-type="float">
            <text:p>0.05</text:p>
          </table:table-cell>
          <table:table-cell office:value-type="float" office:value="2.97610037571912" calcext:value-type="float">
            <text:p>2.97610037571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81.641907239137" calcext:value-type="float">
            <text:p>-381.641907239137</text:p>
          </table:table-cell>
          <table:table-cell office:value-type="float" office:value="0.05" calcext:value-type="float">
            <text:p>0.05</text:p>
          </table:table-cell>
          <table:table-cell office:value-type="float" office:value="3.00109557861581" calcext:value-type="float">
            <text:p>3.00109557861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85.240630732971" calcext:value-type="float">
            <text:p>-385.240630732971</text:p>
          </table:table-cell>
          <table:table-cell office:value-type="float" office:value="0.05" calcext:value-type="float">
            <text:p>0.05</text:p>
          </table:table-cell>
          <table:table-cell office:value-type="float" office:value="3.03262190315885" calcext:value-type="float">
            <text:p>3.03262190315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89.024942295389" calcext:value-type="float">
            <text:p>-389.024942295389</text:p>
          </table:table-cell>
          <table:table-cell office:value-type="float" office:value="0.05" calcext:value-type="float">
            <text:p>0.05</text:p>
          </table:table-cell>
          <table:table-cell office:value-type="float" office:value="3.05885359504967" calcext:value-type="float">
            <text:p>3.05885359504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93.025644253032" calcext:value-type="float">
            <text:p>-393.025644253032</text:p>
          </table:table-cell>
          <table:table-cell office:value-type="float" office:value="0.05" calcext:value-type="float">
            <text:p>0.05</text:p>
          </table:table-cell>
          <table:table-cell office:value-type="float" office:value="3.09123301420917" calcext:value-type="float">
            <text:p>3.09123301420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97.211088160408" calcext:value-type="float">
            <text:p>-397.211088160408</text:p>
          </table:table-cell>
          <table:table-cell office:value-type="float" office:value="0.05" calcext:value-type="float">
            <text:p>0.05</text:p>
          </table:table-cell>
          <table:table-cell office:value-type="float" office:value="3.12583056844232" calcext:value-type="float">
            <text:p>3.12583056844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01.753288179447" calcext:value-type="float">
            <text:p>-401.753288179447</text:p>
          </table:table-cell>
          <table:table-cell office:value-type="float" office:value="0.05" calcext:value-type="float">
            <text:p>0.05</text:p>
          </table:table-cell>
          <table:table-cell office:value-type="float" office:value="3.16143553099867" calcext:value-type="float">
            <text:p>3.161435530998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406.848363858032" calcext:value-type="float">
            <text:p>-406.848363858032</text:p>
          </table:table-cell>
          <table:table-cell office:value-type="float" office:value="0.05" calcext:value-type="float">
            <text:p>0.05</text:p>
          </table:table-cell>
          <table:table-cell office:value-type="float" office:value="3.19911512857063" calcext:value-type="float">
            <text:p>3.199115128570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12.977630804046" calcext:value-type="float">
            <text:p>-412.977630804046</text:p>
          </table:table-cell>
          <table:table-cell office:value-type="float" office:value="0.05" calcext:value-type="float">
            <text:p>0.05</text:p>
          </table:table-cell>
          <table:table-cell office:value-type="float" office:value="3.24818419652137" calcext:value-type="float">
            <text:p>3.24818419652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20.370549248566" calcext:value-type="float">
            <text:p>-420.370549248566</text:p>
          </table:table-cell>
          <table:table-cell office:value-type="float" office:value="0.05" calcext:value-type="float">
            <text:p>0.05</text:p>
          </table:table-cell>
          <table:table-cell office:value-type="float" office:value="3.30662714038794" calcext:value-type="float">
            <text:p>3.306627140387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30.287062169179" calcext:value-type="float">
            <text:p>-430.287062169179</text:p>
          </table:table-cell>
          <table:table-cell office:value-type="float" office:value="0.05" calcext:value-type="float">
            <text:p>0.05</text:p>
          </table:table-cell>
          <table:table-cell office:value-type="float" office:value="3.38324145651874" calcext:value-type="float">
            <text:p>3.383241456518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44.284892371048" calcext:value-type="float">
            <text:p>-444.284892371048</text:p>
          </table:table-cell>
          <table:table-cell office:value-type="float" office:value="0.05" calcext:value-type="float">
            <text:p>0.05</text:p>
          </table:table-cell>
          <table:table-cell office:value-type="float" office:value="3.4941110609086" calcext:value-type="float">
            <text:p>3.49411106090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64.628541936914" calcext:value-type="float">
            <text:p>-464.628541936914</text:p>
          </table:table-cell>
          <table:table-cell office:value-type="float" office:value="0.05" calcext:value-type="float">
            <text:p>0.05</text:p>
          </table:table-cell>
          <table:table-cell office:value-type="float" office:value="3.65428347736154" calcext:value-type="float">
            <text:p>3.65428347736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93.383909052672" calcext:value-type="float">
            <text:p>-493.383909052672</text:p>
          </table:table-cell>
          <table:table-cell office:value-type="float" office:value="0.05" calcext:value-type="float">
            <text:p>0.05</text:p>
          </table:table-cell>
          <table:table-cell office:value-type="float" office:value="3.8791139409546" calcext:value-type="float">
            <text:p>3.8791139409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535.591377714653" calcext:value-type="float">
            <text:p>-535.591377714653</text:p>
          </table:table-cell>
          <table:table-cell office:value-type="float" office:value="0.05" calcext:value-type="float">
            <text:p>0.05</text:p>
          </table:table-cell>
          <table:table-cell office:value-type="float" office:value="4.4790812401562" calcext:value-type="float">
            <text:p>4.4790812401562</text:p>
          </table:table-cell>
        </table:table-row>
      </table:table>
      <table:table table:name="2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.0852211261465" calcext:value-type="float">
            <text:p>32.0852211261465</text:p>
          </table:table-cell>
          <table:table-cell office:value-type="float" office:value="0.05" calcext:value-type="float">
            <text:p>0.05</text:p>
          </table:table-cell>
          <table:table-cell office:value-type="float" office:value="0.767328159371039" calcext:value-type="float">
            <text:p>0.767328159371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86.4768422416957" calcext:value-type="float">
            <text:p>-86.4768422416957</text:p>
          </table:table-cell>
          <table:table-cell office:value-type="float" office:value="0.05" calcext:value-type="float">
            <text:p>0.05</text:p>
          </table:table-cell>
          <table:table-cell office:value-type="float" office:value="0.741967348752257" calcext:value-type="float">
            <text:p>0.7419673487522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17.501360880222" calcext:value-type="float">
            <text:p>-117.501360880222</text:p>
          </table:table-cell>
          <table:table-cell office:value-type="float" office:value="0.05" calcext:value-type="float">
            <text:p>0.05</text:p>
          </table:table-cell>
          <table:table-cell office:value-type="float" office:value="0.951791816213635" calcext:value-type="float">
            <text:p>0.951791816213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41.918364390139" calcext:value-type="float">
            <text:p>-141.918364390139</text:p>
          </table:table-cell>
          <table:table-cell office:value-type="float" office:value="0.05" calcext:value-type="float">
            <text:p>0.05</text:p>
          </table:table-cell>
          <table:table-cell office:value-type="float" office:value="1.15570938224459" calcext:value-type="float">
            <text:p>1.15570938224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62.924922154378" calcext:value-type="float">
            <text:p>-162.924922154378</text:p>
          </table:table-cell>
          <table:table-cell office:value-type="float" office:value="0.05" calcext:value-type="float">
            <text:p>0.05</text:p>
          </table:table-cell>
          <table:table-cell office:value-type="float" office:value="1.31735417011085" calcext:value-type="float">
            <text:p>1.31735417011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81.652255723777" calcext:value-type="float">
            <text:p>-181.652255723777</text:p>
          </table:table-cell>
          <table:table-cell office:value-type="float" office:value="0.05" calcext:value-type="float">
            <text:p>0.05</text:p>
          </table:table-cell>
          <table:table-cell office:value-type="float" office:value="1.45986122006369" calcext:value-type="float">
            <text:p>1.45986122006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98.779871131604" calcext:value-type="float">
            <text:p>-198.779871131604</text:p>
          </table:table-cell>
          <table:table-cell office:value-type="float" office:value="0.05" calcext:value-type="float">
            <text:p>0.05</text:p>
          </table:table-cell>
          <table:table-cell office:value-type="float" office:value="1.5966719396826" calcext:value-type="float">
            <text:p>1.59667193968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214.483053857523" calcext:value-type="float">
            <text:p>-214.483053857523</text:p>
          </table:table-cell>
          <table:table-cell office:value-type="float" office:value="0.05" calcext:value-type="float">
            <text:p>0.05</text:p>
          </table:table-cell>
          <table:table-cell office:value-type="float" office:value="1.72427925239035" calcext:value-type="float">
            <text:p>1.72427925239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29.084748345052" calcext:value-type="float">
            <text:p>-229.084748345052</text:p>
          </table:table-cell>
          <table:table-cell office:value-type="float" office:value="0.05" calcext:value-type="float">
            <text:p>0.05</text:p>
          </table:table-cell>
          <table:table-cell office:value-type="float" office:value="1.84026327120239" calcext:value-type="float">
            <text:p>1.840263271202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42.66834710082" calcext:value-type="float">
            <text:p>-242.66834710082</text:p>
          </table:table-cell>
          <table:table-cell office:value-type="float" office:value="0.05" calcext:value-type="float">
            <text:p>0.05</text:p>
          </table:table-cell>
          <table:table-cell office:value-type="float" office:value="1.94728385632261" calcext:value-type="float">
            <text:p>1.947283856322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55.398656581252" calcext:value-type="float">
            <text:p>-255.398656581252</text:p>
          </table:table-cell>
          <table:table-cell office:value-type="float" office:value="0.05" calcext:value-type="float">
            <text:p>0.05</text:p>
          </table:table-cell>
          <table:table-cell office:value-type="float" office:value="2.05020191264159" calcext:value-type="float">
            <text:p>2.050201912641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67.108287214054" calcext:value-type="float">
            <text:p>-267.108287214054</text:p>
          </table:table-cell>
          <table:table-cell office:value-type="float" office:value="0.05" calcext:value-type="float">
            <text:p>0.05</text:p>
          </table:table-cell>
          <table:table-cell office:value-type="float" office:value="2.14089969083584" calcext:value-type="float">
            <text:p>2.14089969083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77.925808553606" calcext:value-type="float">
            <text:p>-277.925808553606</text:p>
          </table:table-cell>
          <table:table-cell office:value-type="float" office:value="0.05" calcext:value-type="float">
            <text:p>0.05</text:p>
          </table:table-cell>
          <table:table-cell office:value-type="float" office:value="2.22749947213057" calcext:value-type="float">
            <text:p>2.227499472130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87.657889949101" calcext:value-type="float">
            <text:p>-287.657889949101</text:p>
          </table:table-cell>
          <table:table-cell office:value-type="float" office:value="0.05" calcext:value-type="float">
            <text:p>0.05</text:p>
          </table:table-cell>
          <table:table-cell office:value-type="float" office:value="2.30606294063714" calcext:value-type="float">
            <text:p>2.306062940637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96.204797480042" calcext:value-type="float">
            <text:p>-296.204797480042</text:p>
          </table:table-cell>
          <table:table-cell office:value-type="float" office:value="0.05" calcext:value-type="float">
            <text:p>0.05</text:p>
          </table:table-cell>
          <table:table-cell office:value-type="float" office:value="2.37536874777784" calcext:value-type="float">
            <text:p>2.37536874777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303.661190435042" calcext:value-type="float">
            <text:p>-303.661190435042</text:p>
          </table:table-cell>
          <table:table-cell office:value-type="float" office:value="0.05" calcext:value-type="float">
            <text:p>0.05</text:p>
          </table:table-cell>
          <table:table-cell office:value-type="float" office:value="2.43528206794368" calcext:value-type="float">
            <text:p>2.435282067943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310.017542429337" calcext:value-type="float">
            <text:p>-310.017542429337</text:p>
          </table:table-cell>
          <table:table-cell office:value-type="float" office:value="0.05" calcext:value-type="float">
            <text:p>0.05</text:p>
          </table:table-cell>
          <table:table-cell office:value-type="float" office:value="2.48646105282835" calcext:value-type="float">
            <text:p>2.48646105282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315.391522634737" calcext:value-type="float">
            <text:p>-315.391522634737</text:p>
          </table:table-cell>
          <table:table-cell office:value-type="float" office:value="0.05" calcext:value-type="float">
            <text:p>0.05</text:p>
          </table:table-cell>
          <table:table-cell office:value-type="float" office:value="2.52955601639335" calcext:value-type="float">
            <text:p>2.52955601639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319.931742653569" calcext:value-type="float">
            <text:p>-319.931742653569</text:p>
          </table:table-cell>
          <table:table-cell office:value-type="float" office:value="0.05" calcext:value-type="float">
            <text:p>0.05</text:p>
          </table:table-cell>
          <table:table-cell office:value-type="float" office:value="2.56493983366911" calcext:value-type="float">
            <text:p>2.564939833669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23.998226550046" calcext:value-type="float">
            <text:p>-323.998226550046</text:p>
          </table:table-cell>
          <table:table-cell office:value-type="float" office:value="0.05" calcext:value-type="float">
            <text:p>0.05</text:p>
          </table:table-cell>
          <table:table-cell office:value-type="float" office:value="2.59668826501566" calcext:value-type="float">
            <text:p>2.59668826501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27.715843244467" calcext:value-type="float">
            <text:p>-327.715843244467</text:p>
          </table:table-cell>
          <table:table-cell office:value-type="float" office:value="0.05" calcext:value-type="float">
            <text:p>0.05</text:p>
          </table:table-cell>
          <table:table-cell office:value-type="float" office:value="2.62656655769027" calcext:value-type="float">
            <text:p>2.626566557690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31.196252958252" calcext:value-type="float">
            <text:p>-331.196252958252</text:p>
          </table:table-cell>
          <table:table-cell office:value-type="float" office:value="0.05" calcext:value-type="float">
            <text:p>0.05</text:p>
          </table:table-cell>
          <table:table-cell office:value-type="float" office:value="2.6555391633885" calcext:value-type="float">
            <text:p>2.6555391633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34.643448565156" calcext:value-type="float">
            <text:p>-334.643448565156</text:p>
          </table:table-cell>
          <table:table-cell office:value-type="float" office:value="0.05" calcext:value-type="float">
            <text:p>0.05</text:p>
          </table:table-cell>
          <table:table-cell office:value-type="float" office:value="2.68461683840761" calcext:value-type="float">
            <text:p>2.684616838407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37.968101888042" calcext:value-type="float">
            <text:p>-337.968101888042</text:p>
          </table:table-cell>
          <table:table-cell office:value-type="float" office:value="0.05" calcext:value-type="float">
            <text:p>0.05</text:p>
          </table:table-cell>
          <table:table-cell office:value-type="float" office:value="2.71141723521102" calcext:value-type="float">
            <text:p>2.71141723521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41.229642911864" calcext:value-type="float">
            <text:p>-341.229642911864</text:p>
          </table:table-cell>
          <table:table-cell office:value-type="float" office:value="0.05" calcext:value-type="float">
            <text:p>0.05</text:p>
          </table:table-cell>
          <table:table-cell office:value-type="float" office:value="2.73807224179219" calcext:value-type="float">
            <text:p>2.738072241792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44.464729897993" calcext:value-type="float">
            <text:p>-344.464729897993</text:p>
          </table:table-cell>
          <table:table-cell office:value-type="float" office:value="0.05" calcext:value-type="float">
            <text:p>0.05</text:p>
          </table:table-cell>
          <table:table-cell office:value-type="float" office:value="2.76149626410681" calcext:value-type="float">
            <text:p>2.761496264106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47.702912959171" calcext:value-type="float">
            <text:p>-347.702912959171</text:p>
          </table:table-cell>
          <table:table-cell office:value-type="float" office:value="0.05" calcext:value-type="float">
            <text:p>0.05</text:p>
          </table:table-cell>
          <table:table-cell office:value-type="float" office:value="2.78617876582809" calcext:value-type="float">
            <text:p>2.78617876582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51.015676621073" calcext:value-type="float">
            <text:p>-351.015676621073</text:p>
          </table:table-cell>
          <table:table-cell office:value-type="float" office:value="0.05" calcext:value-type="float">
            <text:p>0.05</text:p>
          </table:table-cell>
          <table:table-cell office:value-type="float" office:value="2.81300399795999" calcext:value-type="float">
            <text:p>2.81300399795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54.352750884094" calcext:value-type="float">
            <text:p>-354.352750884094</text:p>
          </table:table-cell>
          <table:table-cell office:value-type="float" office:value="0.05" calcext:value-type="float">
            <text:p>0.05</text:p>
          </table:table-cell>
          <table:table-cell office:value-type="float" office:value="2.84014532681486" calcext:value-type="float">
            <text:p>2.840145326814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57.73883106874" calcext:value-type="float">
            <text:p>-357.73883106874</text:p>
          </table:table-cell>
          <table:table-cell office:value-type="float" office:value="0.05" calcext:value-type="float">
            <text:p>0.05</text:p>
          </table:table-cell>
          <table:table-cell office:value-type="float" office:value="2.86910204072781" calcext:value-type="float">
            <text:p>2.86910204072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61.182197801768" calcext:value-type="float">
            <text:p>-361.182197801768</text:p>
          </table:table-cell>
          <table:table-cell office:value-type="float" office:value="0.05" calcext:value-type="float">
            <text:p>0.05</text:p>
          </table:table-cell>
          <table:table-cell office:value-type="float" office:value="2.89578095935294" calcext:value-type="float">
            <text:p>2.89578095935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64.789528272569" calcext:value-type="float">
            <text:p>-364.789528272569</text:p>
          </table:table-cell>
          <table:table-cell office:value-type="float" office:value="0.05" calcext:value-type="float">
            <text:p>0.05</text:p>
          </table:table-cell>
          <table:table-cell office:value-type="float" office:value="2.92522239773833" calcext:value-type="float">
            <text:p>2.925222397738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68.511431840133" calcext:value-type="float">
            <text:p>-368.511431840133</text:p>
          </table:table-cell>
          <table:table-cell office:value-type="float" office:value="0.05" calcext:value-type="float">
            <text:p>0.05</text:p>
          </table:table-cell>
          <table:table-cell office:value-type="float" office:value="2.9555276740904" calcext:value-type="float">
            <text:p>2.95552767409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72.401659298498" calcext:value-type="float">
            <text:p>-372.401659298498</text:p>
          </table:table-cell>
          <table:table-cell office:value-type="float" office:value="0.05" calcext:value-type="float">
            <text:p>0.05</text:p>
          </table:table-cell>
          <table:table-cell office:value-type="float" office:value="2.98510047269168" calcext:value-type="float">
            <text:p>2.985100472691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76.659367049151" calcext:value-type="float">
            <text:p>-376.659367049151</text:p>
          </table:table-cell>
          <table:table-cell office:value-type="float" office:value="0.05" calcext:value-type="float">
            <text:p>0.05</text:p>
          </table:table-cell>
          <table:table-cell office:value-type="float" office:value="3.0176514252579" calcext:value-type="float">
            <text:p>3.01765142525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81.501646744899" calcext:value-type="float">
            <text:p>-381.501646744899</text:p>
          </table:table-cell>
          <table:table-cell office:value-type="float" office:value="0.05" calcext:value-type="float">
            <text:p>0.05</text:p>
          </table:table-cell>
          <table:table-cell office:value-type="float" office:value="3.05736688826039" calcext:value-type="float">
            <text:p>3.057366888260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86.982872058782" calcext:value-type="float">
            <text:p>-386.982872058782</text:p>
          </table:table-cell>
          <table:table-cell office:value-type="float" office:value="0.05" calcext:value-type="float">
            <text:p>0.05</text:p>
          </table:table-cell>
          <table:table-cell office:value-type="float" office:value="3.10274664510782" calcext:value-type="float">
            <text:p>3.10274664510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93.823677358291" calcext:value-type="float">
            <text:p>-393.823677358291</text:p>
          </table:table-cell>
          <table:table-cell office:value-type="float" office:value="0.05" calcext:value-type="float">
            <text:p>0.05</text:p>
          </table:table-cell>
          <table:table-cell office:value-type="float" office:value="3.15671561707235" calcext:value-type="float">
            <text:p>3.156715617072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02.746016048806" calcext:value-type="float">
            <text:p>-402.746016048806</text:p>
          </table:table-cell>
          <table:table-cell office:value-type="float" office:value="0.05" calcext:value-type="float">
            <text:p>0.05</text:p>
          </table:table-cell>
          <table:table-cell office:value-type="float" office:value="3.22956824595326" calcext:value-type="float">
            <text:p>3.229568245953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15.20713187976" calcext:value-type="float">
            <text:p>-415.20713187976</text:p>
          </table:table-cell>
          <table:table-cell office:value-type="float" office:value="0.05" calcext:value-type="float">
            <text:p>0.05</text:p>
          </table:table-cell>
          <table:table-cell office:value-type="float" office:value="3.32905728445505" calcext:value-type="float">
            <text:p>3.329057284455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3.408645650102" calcext:value-type="float">
            <text:p>-433.408645650102</text:p>
          </table:table-cell>
          <table:table-cell office:value-type="float" office:value="0.05" calcext:value-type="float">
            <text:p>0.05</text:p>
          </table:table-cell>
          <table:table-cell office:value-type="float" office:value="3.47421517962886" calcext:value-type="float">
            <text:p>3.474215179628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59.618972771959" calcext:value-type="float">
            <text:p>-459.618972771959</text:p>
          </table:table-cell>
          <table:table-cell office:value-type="float" office:value="0.05" calcext:value-type="float">
            <text:p>0.05</text:p>
          </table:table-cell>
          <table:table-cell office:value-type="float" office:value="3.68323358692685" calcext:value-type="float">
            <text:p>3.68323358692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95.907079136436" calcext:value-type="float">
            <text:p>-495.907079136436</text:p>
          </table:table-cell>
          <table:table-cell office:value-type="float" office:value="0.05" calcext:value-type="float">
            <text:p>0.05</text:p>
          </table:table-cell>
          <table:table-cell office:value-type="float" office:value="3.97432555906605" calcext:value-type="float">
            <text:p>3.97432555906605</text:p>
          </table:table-cell>
        </table:table-row>
      </table:table>
      <table:table table:name="3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.102030503243" calcext:value-type="float">
            <text:p>28.102030503243</text:p>
          </table:table-cell>
          <table:table-cell office:value-type="float" office:value="0.05" calcext:value-type="float">
            <text:p>0.05</text:p>
          </table:table-cell>
          <table:table-cell office:value-type="float" office:value="0.986319292233464" calcext:value-type="float">
            <text:p>0.986319292233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9.3881035657678" calcext:value-type="float">
            <text:p>-79.3881035657678</text:p>
          </table:table-cell>
          <table:table-cell office:value-type="float" office:value="0.05" calcext:value-type="float">
            <text:p>0.05</text:p>
          </table:table-cell>
          <table:table-cell office:value-type="float" office:value="0.646397044440602" calcext:value-type="float">
            <text:p>0.646397044440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8.041979732818" calcext:value-type="float">
            <text:p>-108.041979732818</text:p>
          </table:table-cell>
          <table:table-cell office:value-type="float" office:value="0.05" calcext:value-type="float">
            <text:p>0.05</text:p>
          </table:table-cell>
          <table:table-cell office:value-type="float" office:value="0.82835453826395" calcext:value-type="float">
            <text:p>0.82835453826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30.592526863624" calcext:value-type="float">
            <text:p>-130.592526863624</text:p>
          </table:table-cell>
          <table:table-cell office:value-type="float" office:value="0.05" calcext:value-type="float">
            <text:p>0.05</text:p>
          </table:table-cell>
          <table:table-cell office:value-type="float" office:value="0.995606168298217" calcext:value-type="float">
            <text:p>0.995606168298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50.134489223855" calcext:value-type="float">
            <text:p>-150.134489223855</text:p>
          </table:table-cell>
          <table:table-cell office:value-type="float" office:value="0.05" calcext:value-type="float">
            <text:p>0.05</text:p>
          </table:table-cell>
          <table:table-cell office:value-type="float" office:value="1.13860528095424" calcext:value-type="float">
            <text:p>1.138605280954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67.53469472076" calcext:value-type="float">
            <text:p>-167.53469472076</text:p>
          </table:table-cell>
          <table:table-cell office:value-type="float" office:value="0.05" calcext:value-type="float">
            <text:p>0.05</text:p>
          </table:table-cell>
          <table:table-cell office:value-type="float" office:value="1.27233379046583" calcext:value-type="float">
            <text:p>1.27233379046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83.535266957963" calcext:value-type="float">
            <text:p>-183.535266957963</text:p>
          </table:table-cell>
          <table:table-cell office:value-type="float" office:value="0.05" calcext:value-type="float">
            <text:p>0.05</text:p>
          </table:table-cell>
          <table:table-cell office:value-type="float" office:value="1.39248470361927" calcext:value-type="float">
            <text:p>1.39248470361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98.15931091518" calcext:value-type="float">
            <text:p>-198.15931091518</text:p>
          </table:table-cell>
          <table:table-cell office:value-type="float" office:value="0.05" calcext:value-type="float">
            <text:p>0.05</text:p>
          </table:table-cell>
          <table:table-cell office:value-type="float" office:value="1.50301701474132" calcext:value-type="float">
            <text:p>1.50301701474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11.826106348512" calcext:value-type="float">
            <text:p>-211.826106348512</text:p>
          </table:table-cell>
          <table:table-cell office:value-type="float" office:value="0.05" calcext:value-type="float">
            <text:p>0.05</text:p>
          </table:table-cell>
          <table:table-cell office:value-type="float" office:value="1.60693942062662" calcext:value-type="float">
            <text:p>1.60693942062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24.566790217081" calcext:value-type="float">
            <text:p>-224.566790217081</text:p>
          </table:table-cell>
          <table:table-cell office:value-type="float" office:value="0.05" calcext:value-type="float">
            <text:p>0.05</text:p>
          </table:table-cell>
          <table:table-cell office:value-type="float" office:value="1.70275290415325" calcext:value-type="float">
            <text:p>1.70275290415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36.426737988955" calcext:value-type="float">
            <text:p>-236.426737988955</text:p>
          </table:table-cell>
          <table:table-cell office:value-type="float" office:value="0.05" calcext:value-type="float">
            <text:p>0.05</text:p>
          </table:table-cell>
          <table:table-cell office:value-type="float" office:value="1.79372961091461" calcext:value-type="float">
            <text:p>1.793729610914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47.352472675715" calcext:value-type="float">
            <text:p>-247.352472675715</text:p>
          </table:table-cell>
          <table:table-cell office:value-type="float" office:value="0.05" calcext:value-type="float">
            <text:p>0.05</text:p>
          </table:table-cell>
          <table:table-cell office:value-type="float" office:value="1.87557143317614" calcext:value-type="float">
            <text:p>1.875571433176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57.421827982548" calcext:value-type="float">
            <text:p>-257.421827982548</text:p>
          </table:table-cell>
          <table:table-cell office:value-type="float" office:value="0.05" calcext:value-type="float">
            <text:p>0.05</text:p>
          </table:table-cell>
          <table:table-cell office:value-type="float" office:value="1.95152139743713" calcext:value-type="float">
            <text:p>1.95152139743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66.635864408901" calcext:value-type="float">
            <text:p>-266.635864408901</text:p>
          </table:table-cell>
          <table:table-cell office:value-type="float" office:value="0.05" calcext:value-type="float">
            <text:p>0.05</text:p>
          </table:table-cell>
          <table:table-cell office:value-type="float" office:value="2.02065305750029" calcext:value-type="float">
            <text:p>2.02065305750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74.583212481421" calcext:value-type="float">
            <text:p>-274.583212481421</text:p>
          </table:table-cell>
          <table:table-cell office:value-type="float" office:value="0.05" calcext:value-type="float">
            <text:p>0.05</text:p>
          </table:table-cell>
          <table:table-cell office:value-type="float" office:value="2.0794588291903" calcext:value-type="float">
            <text:p>2.07945882919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81.677414828063" calcext:value-type="float">
            <text:p>-281.677414828063</text:p>
          </table:table-cell>
          <table:table-cell office:value-type="float" office:value="0.05" calcext:value-type="float">
            <text:p>0.05</text:p>
          </table:table-cell>
          <table:table-cell office:value-type="float" office:value="2.13574084887377" calcext:value-type="float">
            <text:p>2.135740848873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87.658996789465" calcext:value-type="float">
            <text:p>-287.658996789465</text:p>
          </table:table-cell>
          <table:table-cell office:value-type="float" office:value="0.05" calcext:value-type="float">
            <text:p>0.05</text:p>
          </table:table-cell>
          <table:table-cell office:value-type="float" office:value="2.1787310889762" calcext:value-type="float">
            <text:p>2.17873108897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92.581765673548" calcext:value-type="float">
            <text:p>-292.581765673548</text:p>
          </table:table-cell>
          <table:table-cell office:value-type="float" office:value="0.05" calcext:value-type="float">
            <text:p>0.05</text:p>
          </table:table-cell>
          <table:table-cell office:value-type="float" office:value="2.21725620272993" calcext:value-type="float">
            <text:p>2.217256202729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96.92950046497" calcext:value-type="float">
            <text:p>-296.92950046497</text:p>
          </table:table-cell>
          <table:table-cell office:value-type="float" office:value="0.05" calcext:value-type="float">
            <text:p>0.05</text:p>
          </table:table-cell>
          <table:table-cell office:value-type="float" office:value="2.25249857466571" calcext:value-type="float">
            <text:p>2.252498574665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300.704617711646" calcext:value-type="float">
            <text:p>-300.704617711646</text:p>
          </table:table-cell>
          <table:table-cell office:value-type="float" office:value="0.05" calcext:value-type="float">
            <text:p>0.05</text:p>
          </table:table-cell>
          <table:table-cell office:value-type="float" office:value="2.27848532120361" calcext:value-type="float">
            <text:p>2.27848532120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304.006734820486" calcext:value-type="float">
            <text:p>-304.006734820486</text:p>
          </table:table-cell>
          <table:table-cell office:value-type="float" office:value="0.05" calcext:value-type="float">
            <text:p>0.05</text:p>
          </table:table-cell>
          <table:table-cell office:value-type="float" office:value="2.30226782750294" calcext:value-type="float">
            <text:p>2.302267827502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307.375072296328" calcext:value-type="float">
            <text:p>-307.375072296328</text:p>
          </table:table-cell>
          <table:table-cell office:value-type="float" office:value="0.05" calcext:value-type="float">
            <text:p>0.05</text:p>
          </table:table-cell>
          <table:table-cell office:value-type="float" office:value="2.32940665937584" calcext:value-type="float">
            <text:p>2.329406659375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310.643705439077" calcext:value-type="float">
            <text:p>-310.643705439077</text:p>
          </table:table-cell>
          <table:table-cell office:value-type="float" office:value="0.05" calcext:value-type="float">
            <text:p>0.05</text:p>
          </table:table-cell>
          <table:table-cell office:value-type="float" office:value="2.35341536996805" calcext:value-type="float">
            <text:p>2.35341536996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13.669970995484" calcext:value-type="float">
            <text:p>-313.669970995484</text:p>
          </table:table-cell>
          <table:table-cell office:value-type="float" office:value="0.05" calcext:value-type="float">
            <text:p>0.05</text:p>
          </table:table-cell>
          <table:table-cell office:value-type="float" office:value="2.37610565193535" calcext:value-type="float">
            <text:p>2.376105651935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16.676226144326" calcext:value-type="float">
            <text:p>-316.676226144326</text:p>
          </table:table-cell>
          <table:table-cell office:value-type="float" office:value="0.05" calcext:value-type="float">
            <text:p>0.05</text:p>
          </table:table-cell>
          <table:table-cell office:value-type="float" office:value="2.39972683227366" calcext:value-type="float">
            <text:p>2.399726832273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19.813235659201" calcext:value-type="float">
            <text:p>-319.813235659201</text:p>
          </table:table-cell>
          <table:table-cell office:value-type="float" office:value="0.05" calcext:value-type="float">
            <text:p>0.05</text:p>
          </table:table-cell>
          <table:table-cell office:value-type="float" office:value="2.42396607648633" calcext:value-type="float">
            <text:p>2.423966076486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22.787953988473" calcext:value-type="float">
            <text:p>-322.787953988473</text:p>
          </table:table-cell>
          <table:table-cell office:value-type="float" office:value="0.05" calcext:value-type="float">
            <text:p>0.05</text:p>
          </table:table-cell>
          <table:table-cell office:value-type="float" office:value="2.44514889168595" calcext:value-type="float">
            <text:p>2.44514889168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25.728684179785" calcext:value-type="float">
            <text:p>-325.728684179785</text:p>
          </table:table-cell>
          <table:table-cell office:value-type="float" office:value="0.05" calcext:value-type="float">
            <text:p>0.05</text:p>
          </table:table-cell>
          <table:table-cell office:value-type="float" office:value="2.46759143367579" calcext:value-type="float">
            <text:p>2.467591433675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28.960738784289" calcext:value-type="float">
            <text:p>-328.960738784289</text:p>
          </table:table-cell>
          <table:table-cell office:value-type="float" office:value="0.05" calcext:value-type="float">
            <text:p>0.05</text:p>
          </table:table-cell>
          <table:table-cell office:value-type="float" office:value="2.49237528218067" calcext:value-type="float">
            <text:p>2.49237528218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31.998235203675" calcext:value-type="float">
            <text:p>-331.998235203675</text:p>
          </table:table-cell>
          <table:table-cell office:value-type="float" office:value="0.05" calcext:value-type="float">
            <text:p>0.05</text:p>
          </table:table-cell>
          <table:table-cell office:value-type="float" office:value="2.51509009172466" calcext:value-type="float">
            <text:p>2.51509009172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35.203568699205" calcext:value-type="float">
            <text:p>-335.203568699205</text:p>
          </table:table-cell>
          <table:table-cell office:value-type="float" office:value="0.05" calcext:value-type="float">
            <text:p>0.05</text:p>
          </table:table-cell>
          <table:table-cell office:value-type="float" office:value="2.54063309445922" calcext:value-type="float">
            <text:p>2.54063309445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38.689256523501" calcext:value-type="float">
            <text:p>-338.689256523501</text:p>
          </table:table-cell>
          <table:table-cell office:value-type="float" office:value="0.05" calcext:value-type="float">
            <text:p>0.05</text:p>
          </table:table-cell>
          <table:table-cell office:value-type="float" office:value="2.56745939181792" calcext:value-type="float">
            <text:p>2.56745939181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42.080820675719" calcext:value-type="float">
            <text:p>-342.080820675719</text:p>
          </table:table-cell>
          <table:table-cell office:value-type="float" office:value="0.05" calcext:value-type="float">
            <text:p>0.05</text:p>
          </table:table-cell>
          <table:table-cell office:value-type="float" office:value="2.59122190030387" calcext:value-type="float">
            <text:p>2.591221900303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45.763604929708" calcext:value-type="float">
            <text:p>-345.763604929708</text:p>
          </table:table-cell>
          <table:table-cell office:value-type="float" office:value="0.05" calcext:value-type="float">
            <text:p>0.05</text:p>
          </table:table-cell>
          <table:table-cell office:value-type="float" office:value="2.61994959685394" calcext:value-type="float">
            <text:p>2.61994959685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49.843102902419" calcext:value-type="float">
            <text:p>-349.843102902419</text:p>
          </table:table-cell>
          <table:table-cell office:value-type="float" office:value="0.05" calcext:value-type="float">
            <text:p>0.05</text:p>
          </table:table-cell>
          <table:table-cell office:value-type="float" office:value="2.65037591146907" calcext:value-type="float">
            <text:p>2.650375911469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54.229554616212" calcext:value-type="float">
            <text:p>-354.229554616212</text:p>
          </table:table-cell>
          <table:table-cell office:value-type="float" office:value="0.05" calcext:value-type="float">
            <text:p>0.05</text:p>
          </table:table-cell>
          <table:table-cell office:value-type="float" office:value="2.68304335913895" calcext:value-type="float">
            <text:p>2.683043359138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59.447229272269" calcext:value-type="float">
            <text:p>-359.447229272269</text:p>
          </table:table-cell>
          <table:table-cell office:value-type="float" office:value="0.05" calcext:value-type="float">
            <text:p>0.05</text:p>
          </table:table-cell>
          <table:table-cell office:value-type="float" office:value="2.72520894153445" calcext:value-type="float">
            <text:p>2.72520894153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65.773073692944" calcext:value-type="float">
            <text:p>-365.773073692944</text:p>
          </table:table-cell>
          <table:table-cell office:value-type="float" office:value="0.05" calcext:value-type="float">
            <text:p>0.05</text:p>
          </table:table-cell>
          <table:table-cell office:value-type="float" office:value="2.77036484071185" calcext:value-type="float">
            <text:p>2.77036484071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74.030783012961" calcext:value-type="float">
            <text:p>-374.030783012961</text:p>
          </table:table-cell>
          <table:table-cell office:value-type="float" office:value="0.05" calcext:value-type="float">
            <text:p>0.05</text:p>
          </table:table-cell>
          <table:table-cell office:value-type="float" office:value="2.83350129792485" calcext:value-type="float">
            <text:p>2.833501297924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85.880264872277" calcext:value-type="float">
            <text:p>-385.880264872277</text:p>
          </table:table-cell>
          <table:table-cell office:value-type="float" office:value="0.05" calcext:value-type="float">
            <text:p>0.05</text:p>
          </table:table-cell>
          <table:table-cell office:value-type="float" office:value="2.92395319781171" calcext:value-type="float">
            <text:p>2.92395319781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02.901437436294" calcext:value-type="float">
            <text:p>-402.901437436294</text:p>
          </table:table-cell>
          <table:table-cell office:value-type="float" office:value="0.05" calcext:value-type="float">
            <text:p>0.05</text:p>
          </table:table-cell>
          <table:table-cell office:value-type="float" office:value="3.05235461470228" calcext:value-type="float">
            <text:p>3.052354614702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27.718115414551" calcext:value-type="float">
            <text:p>-427.718115414551</text:p>
          </table:table-cell>
          <table:table-cell office:value-type="float" office:value="0.05" calcext:value-type="float">
            <text:p>0.05</text:p>
          </table:table-cell>
          <table:table-cell office:value-type="float" office:value="3.23920814016528" calcext:value-type="float">
            <text:p>3.23920814016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61.882035503583" calcext:value-type="float">
            <text:p>-461.882035503583</text:p>
          </table:table-cell>
          <table:table-cell office:value-type="float" office:value="0.05" calcext:value-type="float">
            <text:p>0.05</text:p>
          </table:table-cell>
          <table:table-cell office:value-type="float" office:value="3.50136203313794" calcext:value-type="float">
            <text:p>3.50136203313794</text:p>
          </table:table-cell>
        </table:table-row>
      </table:table>
      <table:table table:name="4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5729847071509" calcext:value-type="float">
            <text:p>27.5729847071509</text:p>
          </table:table-cell>
          <table:table-cell office:value-type="float" office:value="0.05" calcext:value-type="float">
            <text:p>0.05</text:p>
          </table:table-cell>
          <table:table-cell office:value-type="float" office:value="0.579576600110948" calcext:value-type="float">
            <text:p>0.579576600110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5.7567079236799" calcext:value-type="float">
            <text:p>-75.7567079236799</text:p>
          </table:table-cell>
          <table:table-cell office:value-type="float" office:value="0.05" calcext:value-type="float">
            <text:p>0.05</text:p>
          </table:table-cell>
          <table:table-cell office:value-type="float" office:value="0.589418879782985" calcext:value-type="float">
            <text:p>0.5894188797829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3.166388904474" calcext:value-type="float">
            <text:p>-103.166388904474</text:p>
          </table:table-cell>
          <table:table-cell office:value-type="float" office:value="0.05" calcext:value-type="float">
            <text:p>0.05</text:p>
          </table:table-cell>
          <table:table-cell office:value-type="float" office:value="0.781131169986426" calcext:value-type="float">
            <text:p>0.7811311699864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4.776342024869" calcext:value-type="float">
            <text:p>-124.776342024869</text:p>
          </table:table-cell>
          <table:table-cell office:value-type="float" office:value="0.05" calcext:value-type="float">
            <text:p>0.05</text:p>
          </table:table-cell>
          <table:table-cell office:value-type="float" office:value="0.940216845317538" calcext:value-type="float">
            <text:p>0.9402168453175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43.493916155897" calcext:value-type="float">
            <text:p>-143.493916155897</text:p>
          </table:table-cell>
          <table:table-cell office:value-type="float" office:value="0.05" calcext:value-type="float">
            <text:p>0.05</text:p>
          </table:table-cell>
          <table:table-cell office:value-type="float" office:value="1.07885241597632" calcext:value-type="float">
            <text:p>1.07885241597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60.15379508623" calcext:value-type="float">
            <text:p>-160.15379508623</text:p>
          </table:table-cell>
          <table:table-cell office:value-type="float" office:value="0.05" calcext:value-type="float">
            <text:p>0.05</text:p>
          </table:table-cell>
          <table:table-cell office:value-type="float" office:value="1.20564514739855" calcext:value-type="float">
            <text:p>1.20564514739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75.393086363015" calcext:value-type="float">
            <text:p>-175.393086363015</text:p>
          </table:table-cell>
          <table:table-cell office:value-type="float" office:value="0.05" calcext:value-type="float">
            <text:p>0.05</text:p>
          </table:table-cell>
          <table:table-cell office:value-type="float" office:value="1.32025602965241" calcext:value-type="float">
            <text:p>1.320256029652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89.456640445374" calcext:value-type="float">
            <text:p>-189.456640445374</text:p>
          </table:table-cell>
          <table:table-cell office:value-type="float" office:value="0.05" calcext:value-type="float">
            <text:p>0.05</text:p>
          </table:table-cell>
          <table:table-cell office:value-type="float" office:value="1.42332116041084" calcext:value-type="float">
            <text:p>1.42332116041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2.565093328074" calcext:value-type="float">
            <text:p>-202.565093328074</text:p>
          </table:table-cell>
          <table:table-cell office:value-type="float" office:value="0.05" calcext:value-type="float">
            <text:p>0.05</text:p>
          </table:table-cell>
          <table:table-cell office:value-type="float" office:value="1.52164896500576" calcext:value-type="float">
            <text:p>1.521648965005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14.698418528853" calcext:value-type="float">
            <text:p>-214.698418528853</text:p>
          </table:table-cell>
          <table:table-cell office:value-type="float" office:value="0.05" calcext:value-type="float">
            <text:p>0.05</text:p>
          </table:table-cell>
          <table:table-cell office:value-type="float" office:value="1.61445380638374" calcext:value-type="float">
            <text:p>1.614453806383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26.080405954917" calcext:value-type="float">
            <text:p>-226.080405954917</text:p>
          </table:table-cell>
          <table:table-cell office:value-type="float" office:value="0.05" calcext:value-type="float">
            <text:p>0.05</text:p>
          </table:table-cell>
          <table:table-cell office:value-type="float" office:value="1.69847873784583" calcext:value-type="float">
            <text:p>1.69847873784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36.590155629443" calcext:value-type="float">
            <text:p>-236.590155629443</text:p>
          </table:table-cell>
          <table:table-cell office:value-type="float" office:value="0.05" calcext:value-type="float">
            <text:p>0.05</text:p>
          </table:table-cell>
          <table:table-cell office:value-type="float" office:value="1.77677440147333" calcext:value-type="float">
            <text:p>1.776774401473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46.334676526927" calcext:value-type="float">
            <text:p>-246.334676526927</text:p>
          </table:table-cell>
          <table:table-cell office:value-type="float" office:value="0.05" calcext:value-type="float">
            <text:p>0.05</text:p>
          </table:table-cell>
          <table:table-cell office:value-type="float" office:value="1.84984355855308" calcext:value-type="float">
            <text:p>1.849843558553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54.97157095107" calcext:value-type="float">
            <text:p>-254.97157095107</text:p>
          </table:table-cell>
          <table:table-cell office:value-type="float" office:value="0.05" calcext:value-type="float">
            <text:p>0.05</text:p>
          </table:table-cell>
          <table:table-cell office:value-type="float" office:value="1.91445216171914" calcext:value-type="float">
            <text:p>1.914452161719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62.816988463502" calcext:value-type="float">
            <text:p>-262.816988463502</text:p>
          </table:table-cell>
          <table:table-cell office:value-type="float" office:value="0.05" calcext:value-type="float">
            <text:p>0.05</text:p>
          </table:table-cell>
          <table:table-cell office:value-type="float" office:value="1.97614496392417" calcext:value-type="float">
            <text:p>1.976144963924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69.492373399089" calcext:value-type="float">
            <text:p>-269.492373399089</text:p>
          </table:table-cell>
          <table:table-cell office:value-type="float" office:value="0.05" calcext:value-type="float">
            <text:p>0.05</text:p>
          </table:table-cell>
          <table:table-cell office:value-type="float" office:value="2.02288683379955" calcext:value-type="float">
            <text:p>2.0228868337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75.37629865746" calcext:value-type="float">
            <text:p>-275.37629865746</text:p>
          </table:table-cell>
          <table:table-cell office:value-type="float" office:value="0.05" calcext:value-type="float">
            <text:p>0.05</text:p>
          </table:table-cell>
          <table:table-cell office:value-type="float" office:value="2.07065814356676" calcext:value-type="float">
            <text:p>2.07065814356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80.24461240703" calcext:value-type="float">
            <text:p>-280.24461240703</text:p>
          </table:table-cell>
          <table:table-cell office:value-type="float" office:value="0.05" calcext:value-type="float">
            <text:p>0.05</text:p>
          </table:table-cell>
          <table:table-cell office:value-type="float" office:value="2.10433645444122" calcext:value-type="float">
            <text:p>2.104336454441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84.443659043273" calcext:value-type="float">
            <text:p>-284.443659043273</text:p>
          </table:table-cell>
          <table:table-cell office:value-type="float" office:value="0.05" calcext:value-type="float">
            <text:p>0.05</text:p>
          </table:table-cell>
          <table:table-cell office:value-type="float" office:value="2.13503075361691" calcext:value-type="float">
            <text:p>2.135030753616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88.001978888587" calcext:value-type="float">
            <text:p>-288.001978888587</text:p>
          </table:table-cell>
          <table:table-cell office:value-type="float" office:value="0.05" calcext:value-type="float">
            <text:p>0.05</text:p>
          </table:table-cell>
          <table:table-cell office:value-type="float" office:value="2.16245231269063" calcext:value-type="float">
            <text:p>2.162452312690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91.486672974672" calcext:value-type="float">
            <text:p>-291.486672974672</text:p>
          </table:table-cell>
          <table:table-cell office:value-type="float" office:value="0.05" calcext:value-type="float">
            <text:p>0.05</text:p>
          </table:table-cell>
          <table:table-cell office:value-type="float" office:value="2.18712218709918" calcext:value-type="float">
            <text:p>2.187122187099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94.592035843382" calcext:value-type="float">
            <text:p>-294.592035843382</text:p>
          </table:table-cell>
          <table:table-cell office:value-type="float" office:value="0.05" calcext:value-type="float">
            <text:p>0.05</text:p>
          </table:table-cell>
          <table:table-cell office:value-type="float" office:value="2.21147267244553" calcext:value-type="float">
            <text:p>2.2114726724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97.760649305811" calcext:value-type="float">
            <text:p>-297.760649305811</text:p>
          </table:table-cell>
          <table:table-cell office:value-type="float" office:value="0.05" calcext:value-type="float">
            <text:p>0.05</text:p>
          </table:table-cell>
          <table:table-cell office:value-type="float" office:value="2.23603486900752" calcext:value-type="float">
            <text:p>2.236034869007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300.698854815261" calcext:value-type="float">
            <text:p>-300.698854815261</text:p>
          </table:table-cell>
          <table:table-cell office:value-type="float" office:value="0.05" calcext:value-type="float">
            <text:p>0.05</text:p>
          </table:table-cell>
          <table:table-cell office:value-type="float" office:value="2.25863333128972" calcext:value-type="float">
            <text:p>2.25863333128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303.758804791749" calcext:value-type="float">
            <text:p>-303.758804791749</text:p>
          </table:table-cell>
          <table:table-cell office:value-type="float" office:value="0.05" calcext:value-type="float">
            <text:p>0.05</text:p>
          </table:table-cell>
          <table:table-cell office:value-type="float" office:value="2.28224558295952" calcext:value-type="float">
            <text:p>2.28224558295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06.618403773146" calcext:value-type="float">
            <text:p>-306.618403773146</text:p>
          </table:table-cell>
          <table:table-cell office:value-type="float" office:value="0.05" calcext:value-type="float">
            <text:p>0.05</text:p>
          </table:table-cell>
          <table:table-cell office:value-type="float" office:value="2.30106528484885" calcext:value-type="float">
            <text:p>2.301065284848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09.666737700543" calcext:value-type="float">
            <text:p>-309.666737700543</text:p>
          </table:table-cell>
          <table:table-cell office:value-type="float" office:value="0.05" calcext:value-type="float">
            <text:p>0.05</text:p>
          </table:table-cell>
          <table:table-cell office:value-type="float" office:value="2.3280554523067" calcext:value-type="float">
            <text:p>2.3280554523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12.581728346303" calcext:value-type="float">
            <text:p>-312.581728346303</text:p>
          </table:table-cell>
          <table:table-cell office:value-type="float" office:value="0.05" calcext:value-type="float">
            <text:p>0.05</text:p>
          </table:table-cell>
          <table:table-cell office:value-type="float" office:value="2.34501181318083" calcext:value-type="float">
            <text:p>2.34501181318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15.624168076683" calcext:value-type="float">
            <text:p>-315.624168076683</text:p>
          </table:table-cell>
          <table:table-cell office:value-type="float" office:value="0.05" calcext:value-type="float">
            <text:p>0.05</text:p>
          </table:table-cell>
          <table:table-cell office:value-type="float" office:value="2.37027649355439" calcext:value-type="float">
            <text:p>2.370276493554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18.770514572604" calcext:value-type="float">
            <text:p>-318.770514572604</text:p>
          </table:table-cell>
          <table:table-cell office:value-type="float" office:value="0.05" calcext:value-type="float">
            <text:p>0.05</text:p>
          </table:table-cell>
          <table:table-cell office:value-type="float" office:value="2.39302983775275" calcext:value-type="float">
            <text:p>2.393029837752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21.828827272144" calcext:value-type="float">
            <text:p>-321.828827272144</text:p>
          </table:table-cell>
          <table:table-cell office:value-type="float" office:value="0.05" calcext:value-type="float">
            <text:p>0.05</text:p>
          </table:table-cell>
          <table:table-cell office:value-type="float" office:value="2.41503413556988" calcext:value-type="float">
            <text:p>2.415034135569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25.109706229802" calcext:value-type="float">
            <text:p>-325.109706229802</text:p>
          </table:table-cell>
          <table:table-cell office:value-type="float" office:value="0.05" calcext:value-type="float">
            <text:p>0.05</text:p>
          </table:table-cell>
          <table:table-cell office:value-type="float" office:value="2.44164911044652" calcext:value-type="float">
            <text:p>2.44164911044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28.477757259131" calcext:value-type="float">
            <text:p>-328.477757259131</text:p>
          </table:table-cell>
          <table:table-cell office:value-type="float" office:value="0.05" calcext:value-type="float">
            <text:p>0.05</text:p>
          </table:table-cell>
          <table:table-cell office:value-type="float" office:value="2.46518760206015" calcext:value-type="float">
            <text:p>2.465187602060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32.121198271306" calcext:value-type="float">
            <text:p>-332.121198271306</text:p>
          </table:table-cell>
          <table:table-cell office:value-type="float" office:value="0.05" calcext:value-type="float">
            <text:p>0.05</text:p>
          </table:table-cell>
          <table:table-cell office:value-type="float" office:value="2.49403021081319" calcext:value-type="float">
            <text:p>2.494030210813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35.965627954859" calcext:value-type="float">
            <text:p>-335.965627954859</text:p>
          </table:table-cell>
          <table:table-cell office:value-type="float" office:value="0.05" calcext:value-type="float">
            <text:p>0.05</text:p>
          </table:table-cell>
          <table:table-cell office:value-type="float" office:value="2.52152510334736" calcext:value-type="float">
            <text:p>2.521525103347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40.450784429342" calcext:value-type="float">
            <text:p>-340.450784429342</text:p>
          </table:table-cell>
          <table:table-cell office:value-type="float" office:value="0.05" calcext:value-type="float">
            <text:p>0.05</text:p>
          </table:table-cell>
          <table:table-cell office:value-type="float" office:value="2.55611338681296" calcext:value-type="float">
            <text:p>2.556113386812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45.356841721213" calcext:value-type="float">
            <text:p>-345.356841721213</text:p>
          </table:table-cell>
          <table:table-cell office:value-type="float" office:value="0.05" calcext:value-type="float">
            <text:p>0.05</text:p>
          </table:table-cell>
          <table:table-cell office:value-type="float" office:value="2.59137578653506" calcext:value-type="float">
            <text:p>2.59137578653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51.640331493152" calcext:value-type="float">
            <text:p>-351.640331493152</text:p>
          </table:table-cell>
          <table:table-cell office:value-type="float" office:value="0.05" calcext:value-type="float">
            <text:p>0.05</text:p>
          </table:table-cell>
          <table:table-cell office:value-type="float" office:value="2.63921907542896" calcext:value-type="float">
            <text:p>2.639219075428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59.870078226278" calcext:value-type="float">
            <text:p>-359.870078226278</text:p>
          </table:table-cell>
          <table:table-cell office:value-type="float" office:value="0.05" calcext:value-type="float">
            <text:p>0.05</text:p>
          </table:table-cell>
          <table:table-cell office:value-type="float" office:value="2.69998059272778" calcext:value-type="float">
            <text:p>2.69998059272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71.313403217205" calcext:value-type="float">
            <text:p>-371.313403217205</text:p>
          </table:table-cell>
          <table:table-cell office:value-type="float" office:value="0.05" calcext:value-type="float">
            <text:p>0.05</text:p>
          </table:table-cell>
          <table:table-cell office:value-type="float" office:value="2.7871909438179" calcext:value-type="float">
            <text:p>2.78719094381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88.398250305559" calcext:value-type="float">
            <text:p>-388.398250305559</text:p>
          </table:table-cell>
          <table:table-cell office:value-type="float" office:value="0.05" calcext:value-type="float">
            <text:p>0.05</text:p>
          </table:table-cell>
          <table:table-cell office:value-type="float" office:value="2.91522730625682" calcext:value-type="float">
            <text:p>2.91522730625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12.929691476028" calcext:value-type="float">
            <text:p>-412.929691476028</text:p>
          </table:table-cell>
          <table:table-cell office:value-type="float" office:value="0.05" calcext:value-type="float">
            <text:p>0.05</text:p>
          </table:table-cell>
          <table:table-cell office:value-type="float" office:value="3.09881308373477" calcext:value-type="float">
            <text:p>3.098813083734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47.084012483908" calcext:value-type="float">
            <text:p>-447.084012483908</text:p>
          </table:table-cell>
          <table:table-cell office:value-type="float" office:value="0.05" calcext:value-type="float">
            <text:p>0.05</text:p>
          </table:table-cell>
          <table:table-cell office:value-type="float" office:value="3.3546257370271" calcext:value-type="float">
            <text:p>3.3546257370271</text:p>
          </table:table-cell>
        </table:table-row>
      </table:table>
      <table:table table:name="5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.2221250570179" calcext:value-type="float">
            <text:p>26.2221250570179</text:p>
          </table:table-cell>
          <table:table-cell office:value-type="float" office:value="0.05" calcext:value-type="float">
            <text:p>0.05</text:p>
          </table:table-cell>
          <table:table-cell office:value-type="float" office:value="0.566694408550062" calcext:value-type="float">
            <text:p>0.566694408550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5.0756439434185" calcext:value-type="float">
            <text:p>-75.0756439434185</text:p>
          </table:table-cell>
          <table:table-cell office:value-type="float" office:value="0.05" calcext:value-type="float">
            <text:p>0.05</text:p>
          </table:table-cell>
          <table:table-cell office:value-type="float" office:value="0.580495673712712" calcext:value-type="float">
            <text:p>0.5804956737127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2.066880325352" calcext:value-type="float">
            <text:p>-102.066880325352</text:p>
          </table:table-cell>
          <table:table-cell office:value-type="float" office:value="0.05" calcext:value-type="float">
            <text:p>0.05</text:p>
          </table:table-cell>
          <table:table-cell office:value-type="float" office:value="0.802194855871855" calcext:value-type="float">
            <text:p>0.802194855871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3.390461337399" calcext:value-type="float">
            <text:p>-123.390461337399</text:p>
          </table:table-cell>
          <table:table-cell office:value-type="float" office:value="0.05" calcext:value-type="float">
            <text:p>0.05</text:p>
          </table:table-cell>
          <table:table-cell office:value-type="float" office:value="0.943616258659747" calcext:value-type="float">
            <text:p>0.943616258659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41.606468169674" calcext:value-type="float">
            <text:p>-141.606468169674</text:p>
          </table:table-cell>
          <table:table-cell office:value-type="float" office:value="0.05" calcext:value-type="float">
            <text:p>0.05</text:p>
          </table:table-cell>
          <table:table-cell office:value-type="float" office:value="1.08909181700581" calcext:value-type="float">
            <text:p>1.08909181700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57.978821041685" calcext:value-type="float">
            <text:p>-157.978821041685</text:p>
          </table:table-cell>
          <table:table-cell office:value-type="float" office:value="0.05" calcext:value-type="float">
            <text:p>0.05</text:p>
          </table:table-cell>
          <table:table-cell office:value-type="float" office:value="1.21880666731618" calcext:value-type="float">
            <text:p>1.218806667316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72.898270701467" calcext:value-type="float">
            <text:p>-172.898270701467</text:p>
          </table:table-cell>
          <table:table-cell office:value-type="float" office:value="0.05" calcext:value-type="float">
            <text:p>0.05</text:p>
          </table:table-cell>
          <table:table-cell office:value-type="float" office:value="1.32275035067652" calcext:value-type="float">
            <text:p>1.32275035067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86.509307764928" calcext:value-type="float">
            <text:p>-186.509307764928</text:p>
          </table:table-cell>
          <table:table-cell office:value-type="float" office:value="0.05" calcext:value-type="float">
            <text:p>0.05</text:p>
          </table:table-cell>
          <table:table-cell office:value-type="float" office:value="1.42818140017957" calcext:value-type="float">
            <text:p>1.428181400179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99.296806191121" calcext:value-type="float">
            <text:p>-199.296806191121</text:p>
          </table:table-cell>
          <table:table-cell office:value-type="float" office:value="0.05" calcext:value-type="float">
            <text:p>0.05</text:p>
          </table:table-cell>
          <table:table-cell office:value-type="float" office:value="1.52744587249266" calcext:value-type="float">
            <text:p>1.527445872492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11.156716602186" calcext:value-type="float">
            <text:p>-211.156716602186</text:p>
          </table:table-cell>
          <table:table-cell office:value-type="float" office:value="0.05" calcext:value-type="float">
            <text:p>0.05</text:p>
          </table:table-cell>
          <table:table-cell office:value-type="float" office:value="1.61501671915305" calcext:value-type="float">
            <text:p>1.615016719153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22.188704026673" calcext:value-type="float">
            <text:p>-222.188704026673</text:p>
          </table:table-cell>
          <table:table-cell office:value-type="float" office:value="0.05" calcext:value-type="float">
            <text:p>0.05</text:p>
          </table:table-cell>
          <table:table-cell office:value-type="float" office:value="1.70255905489867" calcext:value-type="float">
            <text:p>1.702559054898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32.384385588696" calcext:value-type="float">
            <text:p>-232.384385588696</text:p>
          </table:table-cell>
          <table:table-cell office:value-type="float" office:value="0.05" calcext:value-type="float">
            <text:p>0.05</text:p>
          </table:table-cell>
          <table:table-cell office:value-type="float" office:value="1.77928330871375" calcext:value-type="float">
            <text:p>1.779283308713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41.797180200268" calcext:value-type="float">
            <text:p>-241.797180200268</text:p>
          </table:table-cell>
          <table:table-cell office:value-type="float" office:value="0.05" calcext:value-type="float">
            <text:p>0.05</text:p>
          </table:table-cell>
          <table:table-cell office:value-type="float" office:value="1.8516392955676" calcext:value-type="float">
            <text:p>1.85163929556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50.228283926209" calcext:value-type="float">
            <text:p>-250.228283926209</text:p>
          </table:table-cell>
          <table:table-cell office:value-type="float" office:value="0.05" calcext:value-type="float">
            <text:p>0.05</text:p>
          </table:table-cell>
          <table:table-cell office:value-type="float" office:value="1.91309211343172" calcext:value-type="float">
            <text:p>1.913092113431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57.892670181959" calcext:value-type="float">
            <text:p>-257.892670181959</text:p>
          </table:table-cell>
          <table:table-cell office:value-type="float" office:value="0.05" calcext:value-type="float">
            <text:p>0.05</text:p>
          </table:table-cell>
          <table:table-cell office:value-type="float" office:value="1.97311375573519" calcext:value-type="float">
            <text:p>1.973113755735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64.553777016068" calcext:value-type="float">
            <text:p>-264.553777016068</text:p>
          </table:table-cell>
          <table:table-cell office:value-type="float" office:value="0.05" calcext:value-type="float">
            <text:p>0.05</text:p>
          </table:table-cell>
          <table:table-cell office:value-type="float" office:value="2.02266171691722" calcext:value-type="float">
            <text:p>2.02266171691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70.126548051895" calcext:value-type="float">
            <text:p>-270.126548051895</text:p>
          </table:table-cell>
          <table:table-cell office:value-type="float" office:value="0.05" calcext:value-type="float">
            <text:p>0.05</text:p>
          </table:table-cell>
          <table:table-cell office:value-type="float" office:value="2.06583099487569" calcext:value-type="float">
            <text:p>2.06583099487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74.824781699263" calcext:value-type="float">
            <text:p>-274.824781699263</text:p>
          </table:table-cell>
          <table:table-cell office:value-type="float" office:value="0.05" calcext:value-type="float">
            <text:p>0.05</text:p>
          </table:table-cell>
          <table:table-cell office:value-type="float" office:value="2.10173567201879" calcext:value-type="float">
            <text:p>2.10173567201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78.953312997099" calcext:value-type="float">
            <text:p>-278.953312997099</text:p>
          </table:table-cell>
          <table:table-cell office:value-type="float" office:value="0.05" calcext:value-type="float">
            <text:p>0.05</text:p>
          </table:table-cell>
          <table:table-cell office:value-type="float" office:value="2.13575626726121" calcext:value-type="float">
            <text:p>2.13575626726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82.453128603673" calcext:value-type="float">
            <text:p>-282.453128603673</text:p>
          </table:table-cell>
          <table:table-cell office:value-type="float" office:value="0.05" calcext:value-type="float">
            <text:p>0.05</text:p>
          </table:table-cell>
          <table:table-cell office:value-type="float" office:value="2.16065182649983" calcext:value-type="float">
            <text:p>2.16065182649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85.752930194657" calcext:value-type="float">
            <text:p>-285.752930194657</text:p>
          </table:table-cell>
          <table:table-cell office:value-type="float" office:value="0.05" calcext:value-type="float">
            <text:p>0.05</text:p>
          </table:table-cell>
          <table:table-cell office:value-type="float" office:value="2.18802961204835" calcext:value-type="float">
            <text:p>2.188029612048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88.985598628984" calcext:value-type="float">
            <text:p>-288.985598628984</text:p>
          </table:table-cell>
          <table:table-cell office:value-type="float" office:value="0.05" calcext:value-type="float">
            <text:p>0.05</text:p>
          </table:table-cell>
          <table:table-cell office:value-type="float" office:value="2.21099047931915" calcext:value-type="float">
            <text:p>2.21099047931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91.910380517263" calcext:value-type="float">
            <text:p>-291.910380517263</text:p>
          </table:table-cell>
          <table:table-cell office:value-type="float" office:value="0.05" calcext:value-type="float">
            <text:p>0.05</text:p>
          </table:table-cell>
          <table:table-cell office:value-type="float" office:value="2.23147098775246" calcext:value-type="float">
            <text:p>2.231470987752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94.759698985193" calcext:value-type="float">
            <text:p>-294.759698985193</text:p>
          </table:table-cell>
          <table:table-cell office:value-type="float" office:value="0.05" calcext:value-type="float">
            <text:p>0.05</text:p>
          </table:table-cell>
          <table:table-cell office:value-type="float" office:value="2.25418196241608" calcext:value-type="float">
            <text:p>2.25418196241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97.774763394493" calcext:value-type="float">
            <text:p>-297.774763394493</text:p>
          </table:table-cell>
          <table:table-cell office:value-type="float" office:value="0.05" calcext:value-type="float">
            <text:p>0.05</text:p>
          </table:table-cell>
          <table:table-cell office:value-type="float" office:value="2.27978012129945" calcext:value-type="float">
            <text:p>2.27978012129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300.749176116978" calcext:value-type="float">
            <text:p>-300.749176116978</text:p>
          </table:table-cell>
          <table:table-cell office:value-type="float" office:value="0.05" calcext:value-type="float">
            <text:p>0.05</text:p>
          </table:table-cell>
          <table:table-cell office:value-type="float" office:value="2.29925627970982" calcext:value-type="float">
            <text:p>2.299256279709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303.666224013071" calcext:value-type="float">
            <text:p>-303.666224013071</text:p>
          </table:table-cell>
          <table:table-cell office:value-type="float" office:value="0.05" calcext:value-type="float">
            <text:p>0.05</text:p>
          </table:table-cell>
          <table:table-cell office:value-type="float" office:value="2.32136704259362" calcext:value-type="float">
            <text:p>2.32136704259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306.480730747468" calcext:value-type="float">
            <text:p>-306.480730747468</text:p>
          </table:table-cell>
          <table:table-cell office:value-type="float" office:value="0.05" calcext:value-type="float">
            <text:p>0.05</text:p>
          </table:table-cell>
          <table:table-cell office:value-type="float" office:value="2.34301535174291" calcext:value-type="float">
            <text:p>2.343015351742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309.611454291605" calcext:value-type="float">
            <text:p>-309.611454291605</text:p>
          </table:table-cell>
          <table:table-cell office:value-type="float" office:value="0.05" calcext:value-type="float">
            <text:p>0.05</text:p>
          </table:table-cell>
          <table:table-cell office:value-type="float" office:value="2.3713208682992" calcext:value-type="float">
            <text:p>2.37132086829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12.596214078465" calcext:value-type="float">
            <text:p>-312.596214078465</text:p>
          </table:table-cell>
          <table:table-cell office:value-type="float" office:value="0.05" calcext:value-type="float">
            <text:p>0.05</text:p>
          </table:table-cell>
          <table:table-cell office:value-type="float" office:value="2.38990291157578" calcext:value-type="float">
            <text:p>2.389902911575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15.797929006653" calcext:value-type="float">
            <text:p>-315.797929006653</text:p>
          </table:table-cell>
          <table:table-cell office:value-type="float" office:value="0.05" calcext:value-type="float">
            <text:p>0.05</text:p>
          </table:table-cell>
          <table:table-cell office:value-type="float" office:value="2.41766931426855" calcext:value-type="float">
            <text:p>2.417669314268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19.113444105569" calcext:value-type="float">
            <text:p>-319.113444105569</text:p>
          </table:table-cell>
          <table:table-cell office:value-type="float" office:value="0.05" calcext:value-type="float">
            <text:p>0.05</text:p>
          </table:table-cell>
          <table:table-cell office:value-type="float" office:value="2.44011647912875" calcext:value-type="float">
            <text:p>2.440116479128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22.390324318353" calcext:value-type="float">
            <text:p>-322.390324318353</text:p>
          </table:table-cell>
          <table:table-cell office:value-type="float" office:value="0.05" calcext:value-type="float">
            <text:p>0.05</text:p>
          </table:table-cell>
          <table:table-cell office:value-type="float" office:value="2.46459137119788" calcext:value-type="float">
            <text:p>2.46459137119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26.039330563297" calcext:value-type="float">
            <text:p>-326.039330563297</text:p>
          </table:table-cell>
          <table:table-cell office:value-type="float" office:value="0.05" calcext:value-type="float">
            <text:p>0.05</text:p>
          </table:table-cell>
          <table:table-cell office:value-type="float" office:value="2.49689306231395" calcext:value-type="float">
            <text:p>2.49689306231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29.964901562807" calcext:value-type="float">
            <text:p>-329.964901562807</text:p>
          </table:table-cell>
          <table:table-cell office:value-type="float" office:value="0.05" calcext:value-type="float">
            <text:p>0.05</text:p>
          </table:table-cell>
          <table:table-cell office:value-type="float" office:value="2.52294982461753" calcext:value-type="float">
            <text:p>2.52294982461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34.250094430241" calcext:value-type="float">
            <text:p>-334.250094430241</text:p>
          </table:table-cell>
          <table:table-cell office:value-type="float" office:value="0.05" calcext:value-type="float">
            <text:p>0.05</text:p>
          </table:table-cell>
          <table:table-cell office:value-type="float" office:value="2.55597166205596" calcext:value-type="float">
            <text:p>2.555971662055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39.395935067514" calcext:value-type="float">
            <text:p>-339.395935067514</text:p>
          </table:table-cell>
          <table:table-cell office:value-type="float" office:value="0.05" calcext:value-type="float">
            <text:p>0.05</text:p>
          </table:table-cell>
          <table:table-cell office:value-type="float" office:value="2.59442359899242" calcext:value-type="float">
            <text:p>2.594423598992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45.422451182283" calcext:value-type="float">
            <text:p>-345.422451182283</text:p>
          </table:table-cell>
          <table:table-cell office:value-type="float" office:value="0.05" calcext:value-type="float">
            <text:p>0.05</text:p>
          </table:table-cell>
          <table:table-cell office:value-type="float" office:value="2.64142981464496" calcext:value-type="float">
            <text:p>2.64142981464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53.678794744669" calcext:value-type="float">
            <text:p>-353.678794744669</text:p>
          </table:table-cell>
          <table:table-cell office:value-type="float" office:value="0.05" calcext:value-type="float">
            <text:p>0.05</text:p>
          </table:table-cell>
          <table:table-cell office:value-type="float" office:value="2.70515018171193" calcext:value-type="float">
            <text:p>2.70515018171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65.460120078676" calcext:value-type="float">
            <text:p>-365.460120078676</text:p>
          </table:table-cell>
          <table:table-cell office:value-type="float" office:value="0.05" calcext:value-type="float">
            <text:p>0.05</text:p>
          </table:table-cell>
          <table:table-cell office:value-type="float" office:value="2.79503339937853" calcext:value-type="float">
            <text:p>2.795033399378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82.623392029078" calcext:value-type="float">
            <text:p>-382.623392029078</text:p>
          </table:table-cell>
          <table:table-cell office:value-type="float" office:value="0.05" calcext:value-type="float">
            <text:p>0.05</text:p>
          </table:table-cell>
          <table:table-cell office:value-type="float" office:value="2.92527181943062" calcext:value-type="float">
            <text:p>2.92527181943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407.497033290808" calcext:value-type="float">
            <text:p>-407.497033290808</text:p>
          </table:table-cell>
          <table:table-cell office:value-type="float" office:value="0.05" calcext:value-type="float">
            <text:p>0.05</text:p>
          </table:table-cell>
          <table:table-cell office:value-type="float" office:value="3.11531922990536" calcext:value-type="float">
            <text:p>3.11531922990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42.34648976529" calcext:value-type="float">
            <text:p>-442.34648976529</text:p>
          </table:table-cell>
          <table:table-cell office:value-type="float" office:value="0.05" calcext:value-type="float">
            <text:p>0.05</text:p>
          </table:table-cell>
          <table:table-cell office:value-type="float" office:value="3.38132409210423" calcext:value-type="float">
            <text:p>3.38132409210423</text:p>
          </table:table-cell>
        </table:table-row>
      </table:table>
      <table:table table:name="6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.0115280741769" calcext:value-type="float">
            <text:p>27.0115280741769</text:p>
          </table:table-cell>
          <table:table-cell office:value-type="float" office:value="0.05" calcext:value-type="float">
            <text:p>0.05</text:p>
          </table:table-cell>
          <table:table-cell office:value-type="float" office:value="0.511148662386201" calcext:value-type="float">
            <text:p>0.511148662386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1.3034042578127" calcext:value-type="float">
            <text:p>-71.3034042578127</text:p>
          </table:table-cell>
          <table:table-cell office:value-type="float" office:value="0.05" calcext:value-type="float">
            <text:p>0.05</text:p>
          </table:table-cell>
          <table:table-cell office:value-type="float" office:value="0.530862988913557" calcext:value-type="float">
            <text:p>0.530862988913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6.9999784771549" calcext:value-type="float">
            <text:p>-96.9999784771549</text:p>
          </table:table-cell>
          <table:table-cell office:value-type="float" office:value="0.05" calcext:value-type="float">
            <text:p>0.05</text:p>
          </table:table-cell>
          <table:table-cell office:value-type="float" office:value="0.726919449799642" calcext:value-type="float">
            <text:p>0.726919449799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7.337651918791" calcext:value-type="float">
            <text:p>-117.337651918791</text:p>
          </table:table-cell>
          <table:table-cell office:value-type="float" office:value="0.05" calcext:value-type="float">
            <text:p>0.05</text:p>
          </table:table-cell>
          <table:table-cell office:value-type="float" office:value="0.882771968845586" calcext:value-type="float">
            <text:p>0.882771968845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4.982072728836" calcext:value-type="float">
            <text:p>-134.982072728836</text:p>
          </table:table-cell>
          <table:table-cell office:value-type="float" office:value="0.05" calcext:value-type="float">
            <text:p>0.05</text:p>
          </table:table-cell>
          <table:table-cell office:value-type="float" office:value="1.0075813381776" calcext:value-type="float">
            <text:p>1.00758133817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50.733253305867" calcext:value-type="float">
            <text:p>-150.733253305867</text:p>
          </table:table-cell>
          <table:table-cell office:value-type="float" office:value="0.05" calcext:value-type="float">
            <text:p>0.05</text:p>
          </table:table-cell>
          <table:table-cell office:value-type="float" office:value="1.12304379997353" calcext:value-type="float">
            <text:p>1.12304379997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65.029855013115" calcext:value-type="float">
            <text:p>-165.029855013115</text:p>
          </table:table-cell>
          <table:table-cell office:value-type="float" office:value="0.05" calcext:value-type="float">
            <text:p>0.05</text:p>
          </table:table-cell>
          <table:table-cell office:value-type="float" office:value="1.23172694815695" calcext:value-type="float">
            <text:p>1.231726948156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78.269295648837" calcext:value-type="float">
            <text:p>-178.269295648837</text:p>
          </table:table-cell>
          <table:table-cell office:value-type="float" office:value="0.05" calcext:value-type="float">
            <text:p>0.05</text:p>
          </table:table-cell>
          <table:table-cell office:value-type="float" office:value="1.32794921085474" calcext:value-type="float">
            <text:p>1.327949210854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90.64079330837" calcext:value-type="float">
            <text:p>-190.64079330837</text:p>
          </table:table-cell>
          <table:table-cell office:value-type="float" office:value="0.05" calcext:value-type="float">
            <text:p>0.05</text:p>
          </table:table-cell>
          <table:table-cell office:value-type="float" office:value="1.42165207699334" calcext:value-type="float">
            <text:p>1.421652076993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202.052651963031" calcext:value-type="float">
            <text:p>-202.052651963031</text:p>
          </table:table-cell>
          <table:table-cell office:value-type="float" office:value="0.05" calcext:value-type="float">
            <text:p>0.05</text:p>
          </table:table-cell>
          <table:table-cell office:value-type="float" office:value="1.50813361686495" calcext:value-type="float">
            <text:p>1.50813361686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12.844712437592" calcext:value-type="float">
            <text:p>-212.844712437592</text:p>
          </table:table-cell>
          <table:table-cell office:value-type="float" office:value="0.05" calcext:value-type="float">
            <text:p>0.05</text:p>
          </table:table-cell>
          <table:table-cell office:value-type="float" office:value="1.58345437098041" calcext:value-type="float">
            <text:p>1.58345437098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22.727125071791" calcext:value-type="float">
            <text:p>-222.727125071791</text:p>
          </table:table-cell>
          <table:table-cell office:value-type="float" office:value="0.05" calcext:value-type="float">
            <text:p>0.05</text:p>
          </table:table-cell>
          <table:table-cell office:value-type="float" office:value="1.6594162098287" calcext:value-type="float">
            <text:p>1.6594162098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31.945659825127" calcext:value-type="float">
            <text:p>-231.945659825127</text:p>
          </table:table-cell>
          <table:table-cell office:value-type="float" office:value="0.05" calcext:value-type="float">
            <text:p>0.05</text:p>
          </table:table-cell>
          <table:table-cell office:value-type="float" office:value="1.72402639977403" calcext:value-type="float">
            <text:p>1.724026399774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40.07031750812" calcext:value-type="float">
            <text:p>-240.07031750812</text:p>
          </table:table-cell>
          <table:table-cell office:value-type="float" office:value="0.05" calcext:value-type="float">
            <text:p>0.05</text:p>
          </table:table-cell>
          <table:table-cell office:value-type="float" office:value="1.78748176498518" calcext:value-type="float">
            <text:p>1.78748176498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47.387171961705" calcext:value-type="float">
            <text:p>-247.387171961705</text:p>
          </table:table-cell>
          <table:table-cell office:value-type="float" office:value="0.05" calcext:value-type="float">
            <text:p>0.05</text:p>
          </table:table-cell>
          <table:table-cell office:value-type="float" office:value="1.84099732585884" calcext:value-type="float">
            <text:p>1.84099732585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53.842951671546" calcext:value-type="float">
            <text:p>-253.842951671546</text:p>
          </table:table-cell>
          <table:table-cell office:value-type="float" office:value="0.05" calcext:value-type="float">
            <text:p>0.05</text:p>
          </table:table-cell>
          <table:table-cell office:value-type="float" office:value="1.89007087457755" calcext:value-type="float">
            <text:p>1.890070874577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59.259851426069" calcext:value-type="float">
            <text:p>-259.259851426069</text:p>
          </table:table-cell>
          <table:table-cell office:value-type="float" office:value="0.05" calcext:value-type="float">
            <text:p>0.05</text:p>
          </table:table-cell>
          <table:table-cell office:value-type="float" office:value="1.92814718812024" calcext:value-type="float">
            <text:p>1.92814718812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63.943917612795" calcext:value-type="float">
            <text:p>-263.943917612795</text:p>
          </table:table-cell>
          <table:table-cell office:value-type="float" office:value="0.05" calcext:value-type="float">
            <text:p>0.05</text:p>
          </table:table-cell>
          <table:table-cell office:value-type="float" office:value="1.9636328345259" calcext:value-type="float">
            <text:p>1.96363283452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67.980217220138" calcext:value-type="float">
            <text:p>-267.980217220138</text:p>
          </table:table-cell>
          <table:table-cell office:value-type="float" office:value="0.05" calcext:value-type="float">
            <text:p>0.05</text:p>
          </table:table-cell>
          <table:table-cell office:value-type="float" office:value="1.9922038415876" calcext:value-type="float">
            <text:p>1.9922038415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71.383528907464" calcext:value-type="float">
            <text:p>-271.383528907464</text:p>
          </table:table-cell>
          <table:table-cell office:value-type="float" office:value="0.05" calcext:value-type="float">
            <text:p>0.05</text:p>
          </table:table-cell>
          <table:table-cell office:value-type="float" office:value="2.01716730614866" calcext:value-type="float">
            <text:p>2.017167306148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74.577069057582" calcext:value-type="float">
            <text:p>-274.577069057582</text:p>
          </table:table-cell>
          <table:table-cell office:value-type="float" office:value="0.05" calcext:value-type="float">
            <text:p>0.05</text:p>
          </table:table-cell>
          <table:table-cell office:value-type="float" office:value="2.04086348187734" calcext:value-type="float">
            <text:p>2.04086348187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77.684260832637" calcext:value-type="float">
            <text:p>-277.684260832637</text:p>
          </table:table-cell>
          <table:table-cell office:value-type="float" office:value="0.05" calcext:value-type="float">
            <text:p>0.05</text:p>
          </table:table-cell>
          <table:table-cell office:value-type="float" office:value="2.06789997542743" calcext:value-type="float">
            <text:p>2.06789997542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80.775477987453" calcext:value-type="float">
            <text:p>-280.775477987453</text:p>
          </table:table-cell>
          <table:table-cell office:value-type="float" office:value="0.05" calcext:value-type="float">
            <text:p>0.05</text:p>
          </table:table-cell>
          <table:table-cell office:value-type="float" office:value="2.08941477979636" calcext:value-type="float">
            <text:p>2.08941477979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83.574368134481" calcext:value-type="float">
            <text:p>-283.574368134481</text:p>
          </table:table-cell>
          <table:table-cell office:value-type="float" office:value="0.05" calcext:value-type="float">
            <text:p>0.05</text:p>
          </table:table-cell>
          <table:table-cell office:value-type="float" office:value="2.10810179587142" calcext:value-type="float">
            <text:p>2.108101795871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86.356053530088" calcext:value-type="float">
            <text:p>-286.356053530088</text:p>
          </table:table-cell>
          <table:table-cell office:value-type="float" office:value="0.05" calcext:value-type="float">
            <text:p>0.05</text:p>
          </table:table-cell>
          <table:table-cell office:value-type="float" office:value="2.12850476406621" calcext:value-type="float">
            <text:p>2.128504764066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89.297057999195" calcext:value-type="float">
            <text:p>-289.297057999195</text:p>
          </table:table-cell>
          <table:table-cell office:value-type="float" office:value="0.05" calcext:value-type="float">
            <text:p>0.05</text:p>
          </table:table-cell>
          <table:table-cell office:value-type="float" office:value="2.15290157726421" calcext:value-type="float">
            <text:p>2.152901577264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92.280467823845" calcext:value-type="float">
            <text:p>-292.280467823845</text:p>
          </table:table-cell>
          <table:table-cell office:value-type="float" office:value="0.05" calcext:value-type="float">
            <text:p>0.05</text:p>
          </table:table-cell>
          <table:table-cell office:value-type="float" office:value="2.17483010354482" calcext:value-type="float">
            <text:p>2.17483010354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95.197416394241" calcext:value-type="float">
            <text:p>-295.197416394241</text:p>
          </table:table-cell>
          <table:table-cell office:value-type="float" office:value="0.05" calcext:value-type="float">
            <text:p>0.05</text:p>
          </table:table-cell>
          <table:table-cell office:value-type="float" office:value="2.19560093522607" calcext:value-type="float">
            <text:p>2.195600935226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98.071412884124" calcext:value-type="float">
            <text:p>-298.071412884124</text:p>
          </table:table-cell>
          <table:table-cell office:value-type="float" office:value="0.05" calcext:value-type="float">
            <text:p>0.05</text:p>
          </table:table-cell>
          <table:table-cell office:value-type="float" office:value="2.2159892273295" calcext:value-type="float">
            <text:p>2.21598922732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300.982415820463" calcext:value-type="float">
            <text:p>-300.982415820463</text:p>
          </table:table-cell>
          <table:table-cell office:value-type="float" office:value="0.05" calcext:value-type="float">
            <text:p>0.05</text:p>
          </table:table-cell>
          <table:table-cell office:value-type="float" office:value="2.23867698996125" calcext:value-type="float">
            <text:p>2.238676989961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304.264320393976" calcext:value-type="float">
            <text:p>-304.264320393976</text:p>
          </table:table-cell>
          <table:table-cell office:value-type="float" office:value="0.05" calcext:value-type="float">
            <text:p>0.05</text:p>
          </table:table-cell>
          <table:table-cell office:value-type="float" office:value="2.26253039373222" calcext:value-type="float">
            <text:p>2.262530393732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307.432010704073" calcext:value-type="float">
            <text:p>-307.432010704073</text:p>
          </table:table-cell>
          <table:table-cell office:value-type="float" office:value="0.05" calcext:value-type="float">
            <text:p>0.05</text:p>
          </table:table-cell>
          <table:table-cell office:value-type="float" office:value="2.28603223479637" calcext:value-type="float">
            <text:p>2.28603223479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10.664180390405" calcext:value-type="float">
            <text:p>-310.664180390405</text:p>
          </table:table-cell>
          <table:table-cell office:value-type="float" office:value="0.05" calcext:value-type="float">
            <text:p>0.05</text:p>
          </table:table-cell>
          <table:table-cell office:value-type="float" office:value="2.31020559197598" calcext:value-type="float">
            <text:p>2.31020559197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14.143315997108" calcext:value-type="float">
            <text:p>-314.143315997108</text:p>
          </table:table-cell>
          <table:table-cell office:value-type="float" office:value="0.05" calcext:value-type="float">
            <text:p>0.05</text:p>
          </table:table-cell>
          <table:table-cell office:value-type="float" office:value="2.33510575585812" calcext:value-type="float">
            <text:p>2.335105755858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17.996513994723" calcext:value-type="float">
            <text:p>-317.996513994723</text:p>
          </table:table-cell>
          <table:table-cell office:value-type="float" office:value="0.05" calcext:value-type="float">
            <text:p>0.05</text:p>
          </table:table-cell>
          <table:table-cell office:value-type="float" office:value="2.36574403622398" calcext:value-type="float">
            <text:p>2.36574403622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22.349982425711" calcext:value-type="float">
            <text:p>-322.349982425711</text:p>
          </table:table-cell>
          <table:table-cell office:value-type="float" office:value="0.05" calcext:value-type="float">
            <text:p>0.05</text:p>
          </table:table-cell>
          <table:table-cell office:value-type="float" office:value="2.39936015963921" calcext:value-type="float">
            <text:p>2.399360159639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27.439018049349" calcext:value-type="float">
            <text:p>-327.439018049349</text:p>
          </table:table-cell>
          <table:table-cell office:value-type="float" office:value="0.05" calcext:value-type="float">
            <text:p>0.05</text:p>
          </table:table-cell>
          <table:table-cell office:value-type="float" office:value="2.43799682257559" calcext:value-type="float">
            <text:p>2.437996822575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33.594748261192" calcext:value-type="float">
            <text:p>-333.594748261192</text:p>
          </table:table-cell>
          <table:table-cell office:value-type="float" office:value="0.05" calcext:value-type="float">
            <text:p>0.05</text:p>
          </table:table-cell>
          <table:table-cell office:value-type="float" office:value="2.48006508406836" calcext:value-type="float">
            <text:p>2.48006508406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41.762648472339" calcext:value-type="float">
            <text:p>-341.762648472339</text:p>
          </table:table-cell>
          <table:table-cell office:value-type="float" office:value="0.05" calcext:value-type="float">
            <text:p>0.05</text:p>
          </table:table-cell>
          <table:table-cell office:value-type="float" office:value="2.5402523406266" calcext:value-type="float">
            <text:p>2.54025234062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53.366663869055" calcext:value-type="float">
            <text:p>-353.366663869055</text:p>
          </table:table-cell>
          <table:table-cell office:value-type="float" office:value="0.05" calcext:value-type="float">
            <text:p>0.05</text:p>
          </table:table-cell>
          <table:table-cell office:value-type="float" office:value="2.62703980488893" calcext:value-type="float">
            <text:p>2.627039804888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70.701894622997" calcext:value-type="float">
            <text:p>-370.701894622997</text:p>
          </table:table-cell>
          <table:table-cell office:value-type="float" office:value="0.05" calcext:value-type="float">
            <text:p>0.05</text:p>
          </table:table-cell>
          <table:table-cell office:value-type="float" office:value="2.75532685118805" calcext:value-type="float">
            <text:p>2.75532685118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95.917294487085" calcext:value-type="float">
            <text:p>-395.917294487085</text:p>
          </table:table-cell>
          <table:table-cell office:value-type="float" office:value="0.05" calcext:value-type="float">
            <text:p>0.05</text:p>
          </table:table-cell>
          <table:table-cell office:value-type="float" office:value="2.94296703506536" calcext:value-type="float">
            <text:p>2.94296703506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30.952387380136" calcext:value-type="float">
            <text:p>-430.952387380136</text:p>
          </table:table-cell>
          <table:table-cell office:value-type="float" office:value="0.05" calcext:value-type="float">
            <text:p>0.05</text:p>
          </table:table-cell>
          <table:table-cell office:value-type="float" office:value="3.20366890049476" calcext:value-type="float">
            <text:p>3.20366890049476</text:p>
          </table:table-cell>
        </table:table-row>
      </table:table>
      <table:table table:name="7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7691761759111" calcext:value-type="float">
            <text:p>25.7691761759111</text:p>
          </table:table-cell>
          <table:table-cell office:value-type="float" office:value="0.05" calcext:value-type="float">
            <text:p>0.05</text:p>
          </table:table-cell>
          <table:table-cell office:value-type="float" office:value="0.48765142755283" calcext:value-type="float">
            <text:p>0.487651427552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9.9189073212359" calcext:value-type="float">
            <text:p>-69.9189073212359</text:p>
          </table:table-cell>
          <table:table-cell office:value-type="float" office:value="0.05" calcext:value-type="float">
            <text:p>0.05</text:p>
          </table:table-cell>
          <table:table-cell office:value-type="float" office:value="0.571199505795826" calcext:value-type="float">
            <text:p>0.5711995057958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5.0554639812564" calcext:value-type="float">
            <text:p>-95.0554639812564</text:p>
          </table:table-cell>
          <table:table-cell office:value-type="float" office:value="0.05" calcext:value-type="float">
            <text:p>0.05</text:p>
          </table:table-cell>
          <table:table-cell office:value-type="float" office:value="0.734859868708699" calcext:value-type="float">
            <text:p>0.7348598687086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4.887349058367" calcext:value-type="float">
            <text:p>-114.887349058367</text:p>
          </table:table-cell>
          <table:table-cell office:value-type="float" office:value="0.05" calcext:value-type="float">
            <text:p>0.05</text:p>
          </table:table-cell>
          <table:table-cell office:value-type="float" office:value="0.881362351143203" calcext:value-type="float">
            <text:p>0.8813623511432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1.935943968178" calcext:value-type="float">
            <text:p>-131.935943968178</text:p>
          </table:table-cell>
          <table:table-cell office:value-type="float" office:value="0.05" calcext:value-type="float">
            <text:p>0.05</text:p>
          </table:table-cell>
          <table:table-cell office:value-type="float" office:value="1.01098694687265" calcext:value-type="float">
            <text:p>1.010986946872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47.120120639385" calcext:value-type="float">
            <text:p>-147.120120639385</text:p>
          </table:table-cell>
          <table:table-cell office:value-type="float" office:value="0.05" calcext:value-type="float">
            <text:p>0.05</text:p>
          </table:table-cell>
          <table:table-cell office:value-type="float" office:value="1.12854489136738" calcext:value-type="float">
            <text:p>1.128544891367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61.004337739745" calcext:value-type="float">
            <text:p>-161.004337739745</text:p>
          </table:table-cell>
          <table:table-cell office:value-type="float" office:value="0.05" calcext:value-type="float">
            <text:p>0.05</text:p>
          </table:table-cell>
          <table:table-cell office:value-type="float" office:value="1.24016414387236" calcext:value-type="float">
            <text:p>1.24016414387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73.770703602256" calcext:value-type="float">
            <text:p>-173.770703602256</text:p>
          </table:table-cell>
          <table:table-cell office:value-type="float" office:value="0.05" calcext:value-type="float">
            <text:p>0.05</text:p>
          </table:table-cell>
          <table:table-cell office:value-type="float" office:value="1.33461552188557" calcext:value-type="float">
            <text:p>1.33461552188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5.692941923134" calcext:value-type="float">
            <text:p>-185.692941923134</text:p>
          </table:table-cell>
          <table:table-cell office:value-type="float" office:value="0.05" calcext:value-type="float">
            <text:p>0.05</text:p>
          </table:table-cell>
          <table:table-cell office:value-type="float" office:value="1.4210979698713" calcext:value-type="float">
            <text:p>1.42109796987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96.660111127399" calcext:value-type="float">
            <text:p>-196.660111127399</text:p>
          </table:table-cell>
          <table:table-cell office:value-type="float" office:value="0.05" calcext:value-type="float">
            <text:p>0.05</text:p>
          </table:table-cell>
          <table:table-cell office:value-type="float" office:value="1.50507806991613" calcext:value-type="float">
            <text:p>1.50507806991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06.993864617939" calcext:value-type="float">
            <text:p>-206.993864617939</text:p>
          </table:table-cell>
          <table:table-cell office:value-type="float" office:value="0.05" calcext:value-type="float">
            <text:p>0.05</text:p>
          </table:table-cell>
          <table:table-cell office:value-type="float" office:value="1.58533002191439" calcext:value-type="float">
            <text:p>1.585330021914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16.51421608682" calcext:value-type="float">
            <text:p>-216.51421608682</text:p>
          </table:table-cell>
          <table:table-cell office:value-type="float" office:value="0.05" calcext:value-type="float">
            <text:p>0.05</text:p>
          </table:table-cell>
          <table:table-cell office:value-type="float" office:value="1.6578332300678" calcext:value-type="float">
            <text:p>1.65783323006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25.299329713566" calcext:value-type="float">
            <text:p>-225.299329713566</text:p>
          </table:table-cell>
          <table:table-cell office:value-type="float" office:value="0.05" calcext:value-type="float">
            <text:p>0.05</text:p>
          </table:table-cell>
          <table:table-cell office:value-type="float" office:value="1.72441378842671" calcext:value-type="float">
            <text:p>1.72441378842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3.328458757235" calcext:value-type="float">
            <text:p>-233.328458757235</text:p>
          </table:table-cell>
          <table:table-cell office:value-type="float" office:value="0.05" calcext:value-type="float">
            <text:p>0.05</text:p>
          </table:table-cell>
          <table:table-cell office:value-type="float" office:value="1.78662917603812" calcext:value-type="float">
            <text:p>1.786629176038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40.2725665707" calcext:value-type="float">
            <text:p>-240.2725665707</text:p>
          </table:table-cell>
          <table:table-cell office:value-type="float" office:value="0.05" calcext:value-type="float">
            <text:p>0.05</text:p>
          </table:table-cell>
          <table:table-cell office:value-type="float" office:value="1.83917688943923" calcext:value-type="float">
            <text:p>1.839176889439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6.417302280303" calcext:value-type="float">
            <text:p>-246.417302280303</text:p>
          </table:table-cell>
          <table:table-cell office:value-type="float" office:value="0.05" calcext:value-type="float">
            <text:p>0.05</text:p>
          </table:table-cell>
          <table:table-cell office:value-type="float" office:value="1.88821061079369" calcext:value-type="float">
            <text:p>1.88821061079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51.812103808879" calcext:value-type="float">
            <text:p>-251.812103808879</text:p>
          </table:table-cell>
          <table:table-cell office:value-type="float" office:value="0.05" calcext:value-type="float">
            <text:p>0.05</text:p>
          </table:table-cell>
          <table:table-cell office:value-type="float" office:value="1.92563637100033" calcext:value-type="float">
            <text:p>1.925636371000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56.18594821939" calcext:value-type="float">
            <text:p>-256.18594821939</text:p>
          </table:table-cell>
          <table:table-cell office:value-type="float" office:value="0.05" calcext:value-type="float">
            <text:p>0.05</text:p>
          </table:table-cell>
          <table:table-cell office:value-type="float" office:value="1.95912903972908" calcext:value-type="float">
            <text:p>1.959129039729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60.022867675823" calcext:value-type="float">
            <text:p>-260.022867675823</text:p>
          </table:table-cell>
          <table:table-cell office:value-type="float" office:value="0.05" calcext:value-type="float">
            <text:p>0.05</text:p>
          </table:table-cell>
          <table:table-cell office:value-type="float" office:value="1.98847771858674" calcext:value-type="float">
            <text:p>1.988477718586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63.300729982853" calcext:value-type="float">
            <text:p>-263.300729982853</text:p>
          </table:table-cell>
          <table:table-cell office:value-type="float" office:value="0.05" calcext:value-type="float">
            <text:p>0.05</text:p>
          </table:table-cell>
          <table:table-cell office:value-type="float" office:value="2.0132571000464" calcext:value-type="float">
            <text:p>2.0132571000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66.505426268572" calcext:value-type="float">
            <text:p>-266.505426268572</text:p>
          </table:table-cell>
          <table:table-cell office:value-type="float" office:value="0.05" calcext:value-type="float">
            <text:p>0.05</text:p>
          </table:table-cell>
          <table:table-cell office:value-type="float" office:value="2.03905048217943" calcext:value-type="float">
            <text:p>2.03905048217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69.359339534581" calcext:value-type="float">
            <text:p>-269.359339534581</text:p>
          </table:table-cell>
          <table:table-cell office:value-type="float" office:value="0.05" calcext:value-type="float">
            <text:p>0.05</text:p>
          </table:table-cell>
          <table:table-cell office:value-type="float" office:value="2.05959355887346" calcext:value-type="float">
            <text:p>2.05959355887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72.333734719668" calcext:value-type="float">
            <text:p>-272.333734719668</text:p>
          </table:table-cell>
          <table:table-cell office:value-type="float" office:value="0.05" calcext:value-type="float">
            <text:p>0.05</text:p>
          </table:table-cell>
          <table:table-cell office:value-type="float" office:value="2.08433529664897" calcext:value-type="float">
            <text:p>2.084335296648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75.095155752602" calcext:value-type="float">
            <text:p>-275.095155752602</text:p>
          </table:table-cell>
          <table:table-cell office:value-type="float" office:value="0.05" calcext:value-type="float">
            <text:p>0.05</text:p>
          </table:table-cell>
          <table:table-cell office:value-type="float" office:value="2.10675022269781" calcext:value-type="float">
            <text:p>2.106750222697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77.938967477797" calcext:value-type="float">
            <text:p>-277.938967477797</text:p>
          </table:table-cell>
          <table:table-cell office:value-type="float" office:value="0.05" calcext:value-type="float">
            <text:p>0.05</text:p>
          </table:table-cell>
          <table:table-cell office:value-type="float" office:value="2.12635638744592" calcext:value-type="float">
            <text:p>2.126356387445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80.725116240848" calcext:value-type="float">
            <text:p>-280.725116240848</text:p>
          </table:table-cell>
          <table:table-cell office:value-type="float" office:value="0.05" calcext:value-type="float">
            <text:p>0.05</text:p>
          </table:table-cell>
          <table:table-cell office:value-type="float" office:value="2.14667234414298" calcext:value-type="float">
            <text:p>2.146672344142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83.518648248138" calcext:value-type="float">
            <text:p>-283.518648248138</text:p>
          </table:table-cell>
          <table:table-cell office:value-type="float" office:value="0.05" calcext:value-type="float">
            <text:p>0.05</text:p>
          </table:table-cell>
          <table:table-cell office:value-type="float" office:value="2.17318846051515" calcext:value-type="float">
            <text:p>2.173188460515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86.453829812984" calcext:value-type="float">
            <text:p>-286.453829812984</text:p>
          </table:table-cell>
          <table:table-cell office:value-type="float" office:value="0.05" calcext:value-type="float">
            <text:p>0.05</text:p>
          </table:table-cell>
          <table:table-cell office:value-type="float" office:value="2.19047377725883" calcext:value-type="float">
            <text:p>2.190473777258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9.27254552272" calcext:value-type="float">
            <text:p>-289.27254552272</text:p>
          </table:table-cell>
          <table:table-cell office:value-type="float" office:value="0.05" calcext:value-type="float">
            <text:p>0.05</text:p>
          </table:table-cell>
          <table:table-cell office:value-type="float" office:value="2.21602390543555" calcext:value-type="float">
            <text:p>2.216023905435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92.329611998425" calcext:value-type="float">
            <text:p>-292.329611998425</text:p>
          </table:table-cell>
          <table:table-cell office:value-type="float" office:value="0.05" calcext:value-type="float">
            <text:p>0.05</text:p>
          </table:table-cell>
          <table:table-cell office:value-type="float" office:value="2.23461872889303" calcext:value-type="float">
            <text:p>2.23461872889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95.240100907948" calcext:value-type="float">
            <text:p>-295.240100907948</text:p>
          </table:table-cell>
          <table:table-cell office:value-type="float" office:value="0.05" calcext:value-type="float">
            <text:p>0.05</text:p>
          </table:table-cell>
          <table:table-cell office:value-type="float" office:value="2.25827097498197" calcext:value-type="float">
            <text:p>2.258270974981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98.511439303202" calcext:value-type="float">
            <text:p>-298.511439303202</text:p>
          </table:table-cell>
          <table:table-cell office:value-type="float" office:value="0.05" calcext:value-type="float">
            <text:p>0.05</text:p>
          </table:table-cell>
          <table:table-cell office:value-type="float" office:value="2.28554933275656" calcext:value-type="float">
            <text:p>2.285549332756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301.706367258656" calcext:value-type="float">
            <text:p>-301.706367258656</text:p>
          </table:table-cell>
          <table:table-cell office:value-type="float" office:value="0.05" calcext:value-type="float">
            <text:p>0.05</text:p>
          </table:table-cell>
          <table:table-cell office:value-type="float" office:value="2.30719462305879" calcext:value-type="float">
            <text:p>2.30719462305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05.275245135583" calcext:value-type="float">
            <text:p>-305.275245135583</text:p>
          </table:table-cell>
          <table:table-cell office:value-type="float" office:value="0.05" calcext:value-type="float">
            <text:p>0.05</text:p>
          </table:table-cell>
          <table:table-cell office:value-type="float" office:value="2.33595629800741" calcext:value-type="float">
            <text:p>2.335956298007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09.076020016292" calcext:value-type="float">
            <text:p>-309.076020016292</text:p>
          </table:table-cell>
          <table:table-cell office:value-type="float" office:value="0.05" calcext:value-type="float">
            <text:p>0.05</text:p>
          </table:table-cell>
          <table:table-cell office:value-type="float" office:value="2.36301269940868" calcext:value-type="float">
            <text:p>2.363012699408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13.23790744369" calcext:value-type="float">
            <text:p>-313.23790744369</text:p>
          </table:table-cell>
          <table:table-cell office:value-type="float" office:value="0.05" calcext:value-type="float">
            <text:p>0.05</text:p>
          </table:table-cell>
          <table:table-cell office:value-type="float" office:value="2.39464148630398" calcext:value-type="float">
            <text:p>2.39464148630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18.115005005569" calcext:value-type="float">
            <text:p>-318.115005005569</text:p>
          </table:table-cell>
          <table:table-cell office:value-type="float" office:value="0.05" calcext:value-type="float">
            <text:p>0.05</text:p>
          </table:table-cell>
          <table:table-cell office:value-type="float" office:value="2.43263848085554" calcext:value-type="float">
            <text:p>2.43263848085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24.410948154225" calcext:value-type="float">
            <text:p>-324.410948154225</text:p>
          </table:table-cell>
          <table:table-cell office:value-type="float" office:value="0.05" calcext:value-type="float">
            <text:p>0.05</text:p>
          </table:table-cell>
          <table:table-cell office:value-type="float" office:value="2.48106712171011" calcext:value-type="float">
            <text:p>2.481067121710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32.582586087914" calcext:value-type="float">
            <text:p>-332.582586087914</text:p>
          </table:table-cell>
          <table:table-cell office:value-type="float" office:value="0.05" calcext:value-type="float">
            <text:p>0.05</text:p>
          </table:table-cell>
          <table:table-cell office:value-type="float" office:value="2.54236178756889" calcext:value-type="float">
            <text:p>2.54236178756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44.342761320842" calcext:value-type="float">
            <text:p>-344.342761320842</text:p>
          </table:table-cell>
          <table:table-cell office:value-type="float" office:value="0.05" calcext:value-type="float">
            <text:p>0.05</text:p>
          </table:table-cell>
          <table:table-cell office:value-type="float" office:value="2.63369401480851" calcext:value-type="float">
            <text:p>2.633694014808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61.922704292408" calcext:value-type="float">
            <text:p>-361.922704292408</text:p>
          </table:table-cell>
          <table:table-cell office:value-type="float" office:value="0.05" calcext:value-type="float">
            <text:p>0.05</text:p>
          </table:table-cell>
          <table:table-cell office:value-type="float" office:value="2.76805418000428" calcext:value-type="float">
            <text:p>2.768054180004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87.469501010022" calcext:value-type="float">
            <text:p>-387.469501010022</text:p>
          </table:table-cell>
          <table:table-cell office:value-type="float" office:value="0.05" calcext:value-type="float">
            <text:p>0.05</text:p>
          </table:table-cell>
          <table:table-cell office:value-type="float" office:value="2.96243442891728" calcext:value-type="float">
            <text:p>2.96243442891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22.896674424578" calcext:value-type="float">
            <text:p>-422.896674424578</text:p>
          </table:table-cell>
          <table:table-cell office:value-type="float" office:value="0.05" calcext:value-type="float">
            <text:p>0.05</text:p>
          </table:table-cell>
          <table:table-cell office:value-type="float" office:value="3.23281981450522" calcext:value-type="float">
            <text:p>3.23281981450522</text:p>
          </table:table-cell>
        </table:table-row>
      </table:table>
      <table:table table:name="80mins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0301928436481" calcext:value-type="float">
            <text:p>25.0301928436481</text:p>
          </table:table-cell>
          <table:table-cell office:value-type="float" office:value="0.05" calcext:value-type="float">
            <text:p>0.05</text:p>
          </table:table-cell>
          <table:table-cell office:value-type="float" office:value="0.623813244412482" calcext:value-type="float">
            <text:p>0.6238132444124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9.7314100433202" calcext:value-type="float">
            <text:p>-69.7314100433202</text:p>
          </table:table-cell>
          <table:table-cell office:value-type="float" office:value="0.05" calcext:value-type="float">
            <text:p>0.05</text:p>
          </table:table-cell>
          <table:table-cell office:value-type="float" office:value="0.608890995558481" calcext:value-type="float">
            <text:p>0.608890995558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4.7076843493334" calcext:value-type="float">
            <text:p>-94.7076843493334</text:p>
          </table:table-cell>
          <table:table-cell office:value-type="float" office:value="0.05" calcext:value-type="float">
            <text:p>0.05</text:p>
          </table:table-cell>
          <table:table-cell office:value-type="float" office:value="0.800031320180506" calcext:value-type="float">
            <text:p>0.800031320180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14.169970051458" calcext:value-type="float">
            <text:p>-114.169970051458</text:p>
          </table:table-cell>
          <table:table-cell office:value-type="float" office:value="0.05" calcext:value-type="float">
            <text:p>0.05</text:p>
          </table:table-cell>
          <table:table-cell office:value-type="float" office:value="0.919124921604941" calcext:value-type="float">
            <text:p>0.9191249216049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1.004739492004" calcext:value-type="float">
            <text:p>-131.004739492004</text:p>
          </table:table-cell>
          <table:table-cell office:value-type="float" office:value="0.05" calcext:value-type="float">
            <text:p>0.05</text:p>
          </table:table-cell>
          <table:table-cell office:value-type="float" office:value="1.05443456774635" calcext:value-type="float">
            <text:p>1.05443456774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45.954612017878" calcext:value-type="float">
            <text:p>-145.954612017878</text:p>
          </table:table-cell>
          <table:table-cell office:value-type="float" office:value="0.05" calcext:value-type="float">
            <text:p>0.05</text:p>
          </table:table-cell>
          <table:table-cell office:value-type="float" office:value="1.16940170494806" calcext:value-type="float">
            <text:p>1.16940170494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59.557737856677" calcext:value-type="float">
            <text:p>-159.557737856677</text:p>
          </table:table-cell>
          <table:table-cell office:value-type="float" office:value="0.05" calcext:value-type="float">
            <text:p>0.05</text:p>
          </table:table-cell>
          <table:table-cell office:value-type="float" office:value="1.27893772531958" calcext:value-type="float">
            <text:p>1.278937725319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72.065077019037" calcext:value-type="float">
            <text:p>-172.065077019037</text:p>
          </table:table-cell>
          <table:table-cell office:value-type="float" office:value="0.05" calcext:value-type="float">
            <text:p>0.05</text:p>
          </table:table-cell>
          <table:table-cell office:value-type="float" office:value="1.37369824536022" calcext:value-type="float">
            <text:p>1.373698245360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83.708847875026" calcext:value-type="float">
            <text:p>-183.708847875026</text:p>
          </table:table-cell>
          <table:table-cell office:value-type="float" office:value="0.05" calcext:value-type="float">
            <text:p>0.05</text:p>
          </table:table-cell>
          <table:table-cell office:value-type="float" office:value="1.46538002779545" calcext:value-type="float">
            <text:p>1.46538002779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94.546383137111" calcext:value-type="float">
            <text:p>-194.546383137111</text:p>
          </table:table-cell>
          <table:table-cell office:value-type="float" office:value="0.05" calcext:value-type="float">
            <text:p>0.05</text:p>
          </table:table-cell>
          <table:table-cell office:value-type="float" office:value="1.54888749221287" calcext:value-type="float">
            <text:p>1.548887492212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204.634507023636" calcext:value-type="float">
            <text:p>-204.634507023636</text:p>
          </table:table-cell>
          <table:table-cell office:value-type="float" office:value="0.05" calcext:value-type="float">
            <text:p>0.05</text:p>
          </table:table-cell>
          <table:table-cell office:value-type="float" office:value="1.63032147959158" calcext:value-type="float">
            <text:p>1.630321479591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213.916250032222" calcext:value-type="float">
            <text:p>-213.916250032222</text:p>
          </table:table-cell>
          <table:table-cell office:value-type="float" office:value="0.05" calcext:value-type="float">
            <text:p>0.05</text:p>
          </table:table-cell>
          <table:table-cell office:value-type="float" office:value="1.70579794207932" calcext:value-type="float">
            <text:p>1.705797942079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22.540001644517" calcext:value-type="float">
            <text:p>-222.540001644517</text:p>
          </table:table-cell>
          <table:table-cell office:value-type="float" office:value="0.05" calcext:value-type="float">
            <text:p>0.05</text:p>
          </table:table-cell>
          <table:table-cell office:value-type="float" office:value="1.77049901871204" calcext:value-type="float">
            <text:p>1.770499018712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230.385938852332" calcext:value-type="float">
            <text:p>-230.385938852332</text:p>
          </table:table-cell>
          <table:table-cell office:value-type="float" office:value="0.05" calcext:value-type="float">
            <text:p>0.05</text:p>
          </table:table-cell>
          <table:table-cell office:value-type="float" office:value="1.82915493228632" calcext:value-type="float">
            <text:p>1.82915493228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237.180746064086" calcext:value-type="float">
            <text:p>-237.180746064086</text:p>
          </table:table-cell>
          <table:table-cell office:value-type="float" office:value="0.05" calcext:value-type="float">
            <text:p>0.05</text:p>
          </table:table-cell>
          <table:table-cell office:value-type="float" office:value="1.88491478118891" calcext:value-type="float">
            <text:p>1.88491478118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243.172586572733" calcext:value-type="float">
            <text:p>-243.172586572733</text:p>
          </table:table-cell>
          <table:table-cell office:value-type="float" office:value="0.05" calcext:value-type="float">
            <text:p>0.05</text:p>
          </table:table-cell>
          <table:table-cell office:value-type="float" office:value="1.9324623451425" calcext:value-type="float">
            <text:p>1.9324623451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248.375789016262" calcext:value-type="float">
            <text:p>-248.375789016262</text:p>
          </table:table-cell>
          <table:table-cell office:value-type="float" office:value="0.05" calcext:value-type="float">
            <text:p>0.05</text:p>
          </table:table-cell>
          <table:table-cell office:value-type="float" office:value="1.97396145804009" calcext:value-type="float">
            <text:p>1.97396145804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252.684168925308" calcext:value-type="float">
            <text:p>-252.684168925308</text:p>
          </table:table-cell>
          <table:table-cell office:value-type="float" office:value="0.05" calcext:value-type="float">
            <text:p>0.05</text:p>
          </table:table-cell>
          <table:table-cell office:value-type="float" office:value="2.00756612890208" calcext:value-type="float">
            <text:p>2.007566128902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256.448569084838" calcext:value-type="float">
            <text:p>-256.448569084838</text:p>
          </table:table-cell>
          <table:table-cell office:value-type="float" office:value="0.05" calcext:value-type="float">
            <text:p>0.05</text:p>
          </table:table-cell>
          <table:table-cell office:value-type="float" office:value="2.04725572501863" calcext:value-type="float">
            <text:p>2.04725572501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259.613000659711" calcext:value-type="float">
            <text:p>-259.613000659711</text:p>
          </table:table-cell>
          <table:table-cell office:value-type="float" office:value="0.05" calcext:value-type="float">
            <text:p>0.05</text:p>
          </table:table-cell>
          <table:table-cell office:value-type="float" office:value="2.0619901165836" calcext:value-type="float">
            <text:p>2.06199011658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262.671538333289" calcext:value-type="float">
            <text:p>-262.671538333289</text:p>
          </table:table-cell>
          <table:table-cell office:value-type="float" office:value="0.05" calcext:value-type="float">
            <text:p>0.05</text:p>
          </table:table-cell>
          <table:table-cell office:value-type="float" office:value="2.08678594521108" calcext:value-type="float">
            <text:p>2.08678594521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265.569355542714" calcext:value-type="float">
            <text:p>-265.569355542714</text:p>
          </table:table-cell>
          <table:table-cell office:value-type="float" office:value="0.05" calcext:value-type="float">
            <text:p>0.05</text:p>
          </table:table-cell>
          <table:table-cell office:value-type="float" office:value="2.11149251958881" calcext:value-type="float">
            <text:p>2.11149251958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268.464248910926" calcext:value-type="float">
            <text:p>-268.464248910926</text:p>
          </table:table-cell>
          <table:table-cell office:value-type="float" office:value="0.05" calcext:value-type="float">
            <text:p>0.05</text:p>
          </table:table-cell>
          <table:table-cell office:value-type="float" office:value="2.1311362692035" calcext:value-type="float">
            <text:p>2.1311362692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271.118043422406" calcext:value-type="float">
            <text:p>-271.118043422406</text:p>
          </table:table-cell>
          <table:table-cell office:value-type="float" office:value="0.05" calcext:value-type="float">
            <text:p>0.05</text:p>
          </table:table-cell>
          <table:table-cell office:value-type="float" office:value="2.15363361512049" calcext:value-type="float">
            <text:p>2.153633615120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74.060717077758" calcext:value-type="float">
            <text:p>-274.060717077758</text:p>
          </table:table-cell>
          <table:table-cell office:value-type="float" office:value="0.05" calcext:value-type="float">
            <text:p>0.05</text:p>
          </table:table-cell>
          <table:table-cell office:value-type="float" office:value="2.17501345284393" calcext:value-type="float">
            <text:p>2.175013452843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276.674413195469" calcext:value-type="float">
            <text:p>-276.674413195469</text:p>
          </table:table-cell>
          <table:table-cell office:value-type="float" office:value="0.05" calcext:value-type="float">
            <text:p>0.05</text:p>
          </table:table-cell>
          <table:table-cell office:value-type="float" office:value="2.19645867423236" calcext:value-type="float">
            <text:p>2.19645867423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279.619538518918" calcext:value-type="float">
            <text:p>-279.619538518918</text:p>
          </table:table-cell>
          <table:table-cell office:value-type="float" office:value="0.05" calcext:value-type="float">
            <text:p>0.05</text:p>
          </table:table-cell>
          <table:table-cell office:value-type="float" office:value="2.22178025903868" calcext:value-type="float">
            <text:p>2.221780259038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282.323038331007" calcext:value-type="float">
            <text:p>-282.323038331007</text:p>
          </table:table-cell>
          <table:table-cell office:value-type="float" office:value="0.05" calcext:value-type="float">
            <text:p>0.05</text:p>
          </table:table-cell>
          <table:table-cell office:value-type="float" office:value="2.24500950600034" calcext:value-type="float">
            <text:p>2.245009506000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85.238961563342" calcext:value-type="float">
            <text:p>-285.238961563342</text:p>
          </table:table-cell>
          <table:table-cell office:value-type="float" office:value="0.05" calcext:value-type="float">
            <text:p>0.05</text:p>
          </table:table-cell>
          <table:table-cell office:value-type="float" office:value="2.26461635391779" calcext:value-type="float">
            <text:p>2.264616353917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288.132874264316" calcext:value-type="float">
            <text:p>-288.132874264316</text:p>
          </table:table-cell>
          <table:table-cell office:value-type="float" office:value="0.05" calcext:value-type="float">
            <text:p>0.05</text:p>
          </table:table-cell>
          <table:table-cell office:value-type="float" office:value="2.29023881677286" calcext:value-type="float">
            <text:p>2.29023881677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91.229022342555" calcext:value-type="float">
            <text:p>-291.229022342555</text:p>
          </table:table-cell>
          <table:table-cell office:value-type="float" office:value="0.05" calcext:value-type="float">
            <text:p>0.05</text:p>
          </table:table-cell>
          <table:table-cell office:value-type="float" office:value="2.31169229567234" calcext:value-type="float">
            <text:p>2.31169229567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94.239743407984" calcext:value-type="float">
            <text:p>-294.239743407984</text:p>
          </table:table-cell>
          <table:table-cell office:value-type="float" office:value="0.05" calcext:value-type="float">
            <text:p>0.05</text:p>
          </table:table-cell>
          <table:table-cell office:value-type="float" office:value="2.33657556141599" calcext:value-type="float">
            <text:p>2.336575561415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97.526976313773" calcext:value-type="float">
            <text:p>-297.526976313773</text:p>
          </table:table-cell>
          <table:table-cell office:value-type="float" office:value="0.05" calcext:value-type="float">
            <text:p>0.05</text:p>
          </table:table-cell>
          <table:table-cell office:value-type="float" office:value="2.36372950420784" calcext:value-type="float">
            <text:p>2.36372950420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00.995378411695" calcext:value-type="float">
            <text:p>-300.995378411695</text:p>
          </table:table-cell>
          <table:table-cell office:value-type="float" office:value="0.05" calcext:value-type="float">
            <text:p>0.05</text:p>
          </table:table-cell>
          <table:table-cell office:value-type="float" office:value="2.39005418189046" calcext:value-type="float">
            <text:p>2.390054181890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04.749027552606" calcext:value-type="float">
            <text:p>-304.749027552606</text:p>
          </table:table-cell>
          <table:table-cell office:value-type="float" office:value="0.05" calcext:value-type="float">
            <text:p>0.05</text:p>
          </table:table-cell>
          <table:table-cell office:value-type="float" office:value="2.42325273220288" calcext:value-type="float">
            <text:p>2.423252732202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09.094436730172" calcext:value-type="float">
            <text:p>-309.094436730172</text:p>
          </table:table-cell>
          <table:table-cell office:value-type="float" office:value="0.05" calcext:value-type="float">
            <text:p>0.05</text:p>
          </table:table-cell>
          <table:table-cell office:value-type="float" office:value="2.45311663828946" calcext:value-type="float">
            <text:p>2.453116638289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313.927528093541" calcext:value-type="float">
            <text:p>-313.927528093541</text:p>
          </table:table-cell>
          <table:table-cell office:value-type="float" office:value="0.05" calcext:value-type="float">
            <text:p>0.05</text:p>
          </table:table-cell>
          <table:table-cell office:value-type="float" office:value="2.49523600206103" calcext:value-type="float">
            <text:p>2.49523600206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20.142579362063" calcext:value-type="float">
            <text:p>-320.142579362063</text:p>
          </table:table-cell>
          <table:table-cell office:value-type="float" office:value="0.05" calcext:value-type="float">
            <text:p>0.05</text:p>
          </table:table-cell>
          <table:table-cell office:value-type="float" office:value="2.54205889815837" calcext:value-type="float">
            <text:p>2.542058898158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28.550983712898" calcext:value-type="float">
            <text:p>-328.550983712898</text:p>
          </table:table-cell>
          <table:table-cell office:value-type="float" office:value="0.05" calcext:value-type="float">
            <text:p>0.05</text:p>
          </table:table-cell>
          <table:table-cell office:value-type="float" office:value="2.61155999994528" calcext:value-type="float">
            <text:p>2.61155999994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40.427808322161" calcext:value-type="float">
            <text:p>-340.427808322161</text:p>
          </table:table-cell>
          <table:table-cell office:value-type="float" office:value="0.05" calcext:value-type="float">
            <text:p>0.05</text:p>
          </table:table-cell>
          <table:table-cell office:value-type="float" office:value="2.7037579717762" calcext:value-type="float">
            <text:p>2.70375797177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58.515924975529" calcext:value-type="float">
            <text:p>-358.515924975529</text:p>
          </table:table-cell>
          <table:table-cell office:value-type="float" office:value="0.05" calcext:value-type="float">
            <text:p>0.05</text:p>
          </table:table-cell>
          <table:table-cell office:value-type="float" office:value="2.84691568362029" calcext:value-type="float">
            <text:p>2.84691568362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84.63608768605" calcext:value-type="float">
            <text:p>-384.63608768605</text:p>
          </table:table-cell>
          <table:table-cell office:value-type="float" office:value="0.05" calcext:value-type="float">
            <text:p>0.05</text:p>
          </table:table-cell>
          <table:table-cell office:value-type="float" office:value="3.05465308149727" calcext:value-type="float">
            <text:p>3.05465308149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21.180543380489" calcext:value-type="float">
            <text:p>-421.180543380489</text:p>
          </table:table-cell>
          <table:table-cell office:value-type="float" office:value="0.05" calcext:value-type="float">
            <text:p>0.05</text:p>
          </table:table-cell>
          <table:table-cell office:value-type="float" office:value="3.34356861306266" calcext:value-type="float">
            <text:p>3.34356861306266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0mins.A1: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10mins.A1:1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20mins.A1:2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30mins.A1:3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5" table:target-range-address="40mins.A1:4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6" table:target-range-address="50mins.A1:5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7" table:target-range-address="60mins.A1:6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8" table:target-range-address="70mins.A1:7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9" table:target-range-address="80mins.A1:80mins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0:39:46.28077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27T11:11:35.873425947</dc:date>
    <meta:editing-duration>PT1H6M12S</meta:editing-duration>
    <meta:editing-cycles>10</meta:editing-cycles>
    <meta:generator>LibreOffice/5.3.6.1$Linux_X86_64 LibreOffice_project/30$Build-1</meta:generator>
    <meta:document-statistic meta:table-count="10" meta:cell-count="2896" meta:object-count="0"/>
  </office:meta>
</office:document-meta>
</file>